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61cm"/>
    </style:style>
    <style:style style:name="co2" style:family="table-column">
      <style:table-column-properties fo:break-before="auto" style:column-width="6.02cm"/>
    </style:style>
    <style:style style:name="co3" style:family="table-column">
      <style:table-column-properties fo:break-before="auto" style:column-width="4.135cm"/>
    </style:style>
    <style:style style:name="co4" style:family="table-column">
      <style:table-column-properties fo:break-before="auto" style:column-width="3.46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5.801cm"/>
    </style:style>
    <style:style style:name="co7" style:family="table-column">
      <style:table-column-properties fo:break-before="auto" style:column-width="3.522cm"/>
    </style:style>
    <style:style style:name="co8" style:family="table-column">
      <style:table-column-properties fo:break-before="auto" style:column-width="2.699cm"/>
    </style:style>
    <style:style style:name="co9" style:family="table-column">
      <style:table-column-properties fo:break-before="auto" style:column-width="3.076cm"/>
    </style:style>
    <style:style style:name="co10" style:family="table-column">
      <style:table-column-properties fo:break-before="auto" style:column-width="3.179cm"/>
    </style:style>
    <style:style style:name="co11" style:family="table-column">
      <style:table-column-properties fo:break-before="auto" style:column-width="5.133cm"/>
    </style:style>
    <style:style style:name="co12" style:family="table-column">
      <style:table-column-properties fo:break-before="auto" style:column-width="3.023cm"/>
    </style:style>
    <style:style style:name="co13" style:family="table-column">
      <style:table-column-properties fo:break-before="auto" style:column-width="4.329cm"/>
    </style:style>
    <style:style style:name="co14" style:family="table-column">
      <style:table-column-properties fo:break-before="auto" style:column-width="3.134cm"/>
    </style:style>
    <style:style style:name="co15" style:family="table-column">
      <style:table-column-properties fo:break-before="auto" style:column-width="3.683cm"/>
    </style:style>
    <style:style style:name="co16" style:family="table-column">
      <style:table-column-properties fo:break-before="auto" style:column-width="3.556cm"/>
    </style:style>
    <style:style style:name="co17" style:family="table-column">
      <style:table-column-properties fo:break-before="auto" style:column-width="3.279cm"/>
    </style:style>
    <style:style style:name="co18" style:family="table-column">
      <style:table-column-properties fo:break-before="auto" style:column-width="3.657cm"/>
    </style:style>
    <style:style style:name="co19" style:family="table-column">
      <style:table-column-properties fo:break-before="auto" style:column-width="3.152cm"/>
    </style:style>
    <style:style style:name="co20" style:family="table-column">
      <style:table-column-properties fo:break-before="auto" style:column-width="3.859cm"/>
    </style:style>
    <style:style style:name="co21" style:family="table-column">
      <style:table-column-properties fo:break-before="auto" style:column-width="2.775cm"/>
    </style:style>
    <style:style style:name="co22" style:family="table-column">
      <style:table-column-properties fo:break-before="auto" style:column-width="6.382cm"/>
    </style:style>
    <style:style style:name="co23" style:family="table-column">
      <style:table-column-properties fo:break-before="auto" style:column-width="3.48cm"/>
    </style:style>
    <style:style style:name="co24" style:family="table-column">
      <style:table-column-properties fo:break-before="auto" style:column-width="5.65cm"/>
    </style:style>
    <style:style style:name="co25" style:family="table-column">
      <style:table-column-properties fo:break-before="auto" style:column-width="2.951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501cm" fo:break-before="auto" style:use-optimal-row-height="true"/>
    </style:style>
    <style:style style:name="ro6" style:family="table-row">
      <style:table-row-properties style:row-height="0.956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4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4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font-name="Times New Roman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66ff00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4"/>
        <table:table-row table:style-name="ro1">
          <table:table-cell table:style-name="ce1" office:value-type="string">
            <text:p>StockSymbol</text:p>
          </table:table-cell>
          <table:table-cell table:style-name="ce1" office:value-type="string">
            <text:p>Company-Name</text:p>
          </table:table-cell>
          <table:table-cell table:style-name="ce1" office:value-type="string">
            <text:p>Dividend Yield</text:p>
          </table:table-cell>
          <table:table-cell table:style-name="ce1" office:value-type="string">
            <text:p>Current-Price</text:p>
          </table:table-cell>
          <table:table-cell table:style-name="ce3" office:value-type="string">
            <text:p>Annual-Dividend</text:p>
          </table:table-cell>
        </table:table-row>
        <table:table-row table:style-name="ro2">
          <table:table-cell office:value-type="string">
            <text:p><text:a xlink:href="http://www.dividend.com/dividend-stocks/financial/reit-healthcare-facilities/hcp-hcp-inc/">HCP</text:a></text:p>
          </table:table-cell>
          <table:table-cell office:value-type="string">
            <text:p><text:a xlink:href="http://www.dividend.com/dividend-stocks/financial/reit-healthcare-facilities/hcp-hcp-inc/">HCP Inc.</text:a> </text:p>
            <draw:frame table:end-cell-address="Tabelle1.B2" table:end-x="0.687cm" table:end-y="0.319cm" draw:z-index="0" draw:name="http://www.dividend.com/img/reit.png" draw:style-name="gr1" draw:text-style-name="P1" svg:width="0.687cm" svg:height="0.317cm" svg:x="0cm" svg:y="0.002cm">
              <draw:image xlink:href="http://www.dividend.com/img/reit.png" xlink:type="simple" xlink:show="embed" xlink:actuate="onLoad">
                <text:p/>
              </draw:image>
            </draw:frame>
          </table:table-cell>
          <table:table-cell office:value-type="string">
            <text:p>6.40%</text:p>
          </table:table-cell>
          <table:table-cell office:value-type="string">
            <text:p>35.91</text:p>
          </table:table-cell>
          <table:table-cell table:style-name="Default" office:value-type="float" office:value="2.3">
            <text:p>2,3</text:p>
          </table:table-cell>
        </table:table-row>
        <table:table-row table:style-name="ro2">
          <table:table-cell office:value-type="string">
            <text:p>T<text:a xlink:href="http://www.dividend.com/dividend-stocks/technology/telecom-services-domestic/t-atandt/">T</text:a></text:p>
          </table:table-cell>
          <table:table-cell office:value-type="string">
            <text:p><text:a xlink:href="http://www.dividend.com/dividend-stocks/technology/telecom-services-domestic/t-atandt/">AT&amp;T</text:a></text:p>
          </table:table-cell>
          <table:table-cell office:value-type="string">
            <text:p>4.94%</text:p>
          </table:table-cell>
          <table:table-cell office:value-type="string">
            <text:p>38.87</text:p>
          </table:table-cell>
          <table:table-cell office:value-type="float" office:value="1.92">
            <text:p>1,92</text:p>
          </table:table-cell>
        </table:table-row>
        <table:table-row table:style-name="ro2">
          <table:table-cell office:value-type="string">
            <text:p>MCY<text:a xlink:href="http://www.dividend.com/dividend-stocks/financial/property-and-casualty-insurance/mcy-mercury-general/">MCY</text:a></text:p>
          </table:table-cell>
          <table:table-cell office:value-type="string">
            <text:p><text:a xlink:href="http://www.dividend.com/dividend-stocks/financial/property-and-casualty-insurance/mcy-mercury-general/">Mercury General</text:a></text:p>
          </table:table-cell>
          <table:table-cell office:value-type="string">
            <text:p>4.56%</text:p>
          </table:table-cell>
          <table:table-cell office:value-type="string">
            <text:p>54.36</text:p>
          </table:table-cell>
          <table:table-cell office:value-type="float" office:value="2.48">
            <text:p>2,48</text:p>
          </table:table-cell>
        </table:table-row>
        <table:table-row table:style-name="ro3">
          <table:table-cell office:value-type="string">
            <text:p>UHT<text:a xlink:href="http://www.dividend.com/dividend-stocks/financial/reit-healthcare-facilities/uht-universal-health-realty-income-trust/">UHT</text:a></text:p>
          </table:table-cell>
          <table:table-cell office:value-type="string">
            <text:p><text:a xlink:href="http://www.dividend.com/dividend-stocks/financial/reit-healthcare-facilities/uht-universal-health-realty-income-trust/">Universal Health Realty Income Trust</text:a> </text:p>
            <draw:frame table:end-cell-address="Tabelle1.B5" table:end-x="0.687cm" table:end-y="0.317cm" draw:z-index="1" draw:name="http://www.dividend.com/img/reit.png" draw:style-name="gr1" draw:text-style-name="P1" svg:width="0.687cm" svg:height="0.317cm" svg:x="0cm" svg:y="0cm">
              <draw:image xlink:href="http://www.dividend.com/img/reit.png" xlink:type="simple" xlink:show="embed" xlink:actuate="onLoad">
                <text:p/>
              </draw:image>
            </draw:frame>
          </table:table-cell>
          <table:table-cell office:value-type="string">
            <text:p>4.39%</text:p>
          </table:table-cell>
          <table:table-cell office:value-type="string">
            <text:p>59.20</text:p>
          </table:table-cell>
          <table:table-cell office:value-type="float" office:value="2.6">
            <text:p>2,6</text:p>
          </table:table-cell>
        </table:table-row>
        <table:table-row table:style-name="ro2">
          <table:table-cell office:value-type="string">
            <text:p>ORI<text:a xlink:href="http://www.dividend.com/dividend-stocks/financial/surety-and-title-insurance/ori-old-republic-international-corp/">ORI</text:a></text:p>
          </table:table-cell>
          <table:table-cell office:value-type="string">
            <text:p><text:a xlink:href="http://www.dividend.com/dividend-stocks/financial/surety-and-title-insurance/ori-old-republic-international-corp/">Old Republic International Corp</text:a></text:p>
          </table:table-cell>
          <table:table-cell office:value-type="string">
            <text:p>4.19%</text:p>
          </table:table-cell>
          <table:table-cell office:value-type="string">
            <text:p>17.89</text:p>
          </table:table-cell>
          <table:table-cell table:style-name="ce2" office:value-type="float" office:value="0.75">
            <text:p>0,75</text:p>
          </table:table-cell>
        </table:table-row>
        <table:table-row table:style-name="ro2">
          <table:table-cell office:value-type="string">
            <text:p>CVX<text:a xlink:href="http://www.dividend.com/dividend-stocks/basic-materials/major-integrated-oil-and-gas/cvx-chevron-corp/">CVX</text:a></text:p>
          </table:table-cell>
          <table:table-cell office:value-type="string">
            <text:p><text:a xlink:href="http://www.dividend.com/dividend-stocks/basic-materials/major-integrated-oil-and-gas/cvx-chevron-corp/">Chevron Corp</text:a></text:p>
          </table:table-cell>
          <table:table-cell office:value-type="string">
            <text:p>4.19%</text:p>
          </table:table-cell>
          <table:table-cell office:value-type="string">
            <text:p>102.27</text:p>
          </table:table-cell>
          <table:table-cell office:value-type="float" office:value="4.28">
            <text:p>4,28</text:p>
          </table:table-cell>
        </table:table-row>
        <table:table-row table:style-name="ro2">
          <table:table-cell office:value-type="string">
            <text:p>HP<text:a xlink:href="http://www.dividend.com/dividend-stocks/basic-materials/oil-and-gas-drilling-and-exploration/hp-helmerich-payne/">HP</text:a></text:p>
          </table:table-cell>
          <table:table-cell office:value-type="string">
            <text:p><text:a xlink:href="http://www.dividend.com/dividend-stocks/basic-materials/oil-and-gas-drilling-and-exploration/hp-helmerich-payne/">Helmerich Payne</text:a></text:p>
          </table:table-cell>
          <table:table-cell office:value-type="string">
            <text:p>4.08%</text:p>
          </table:table-cell>
          <table:table-cell office:value-type="string">
            <text:p>68.58</text:p>
          </table:table-cell>
          <table:table-cell office:value-type="float" office:value="2.8">
            <text:p>2,8</text:p>
          </table:table-cell>
        </table:table-row>
        <table:table-row table:style-name="ro2">
          <table:table-cell office:value-type="string">
            <text:p>UVV<text:a xlink:href="http://www.dividend.com/dividend-stocks/consumer-goods/tobacco-products-other/uvv-universal-corp/">UVV</text:a></text:p>
          </table:table-cell>
          <table:table-cell office:value-type="string">
            <text:p><text:a xlink:href="http://www.dividend.com/dividend-stocks/consumer-goods/tobacco-products-other/uvv-universal-corp/">Universal Corp</text:a></text:p>
          </table:table-cell>
          <table:table-cell office:value-type="string">
            <text:p>3.79%</text:p>
          </table:table-cell>
          <table:table-cell office:value-type="string">
            <text:p>55.92</text:p>
          </table:table-cell>
          <table:table-cell office:value-type="float" office:value="2.12">
            <text:p>2,12</text:p>
          </table:table-cell>
        </table:table-row>
        <table:table-row table:style-name="ro2">
          <table:table-cell office:value-type="string">
            <text:p>ED<text:a xlink:href="http://www.dividend.com/dividend-stocks/utilities/diversified-utilities/ed-consolidated-edison/">ED</text:a></text:p>
          </table:table-cell>
          <table:table-cell office:value-type="string">
            <text:p><text:a xlink:href="http://www.dividend.com/dividend-stocks/utilities/diversified-utilities/ed-consolidated-edison/">Consolidated Edison</text:a></text:p>
          </table:table-cell>
          <table:table-cell office:value-type="string">
            <text:p>3.72%</text:p>
          </table:table-cell>
          <table:table-cell office:value-type="string">
            <text:p>72.03</text:p>
          </table:table-cell>
          <table:table-cell office:value-type="float" office:value="2.68">
            <text:p>2,68</text:p>
          </table:table-cell>
        </table:table-row>
        <table:table-row table:style-name="ro2">
          <table:table-cell office:value-type="string">
            <text:p>ABBV<text:a xlink:href="http://www.dividend.com/dividend-stocks/healthcare/drug-manufacturers-major/abbv-abbvie-inc/">ABBV</text:a></text:p>
          </table:table-cell>
          <table:table-cell office:value-type="string">
            <text:p><text:a xlink:href="http://www.dividend.com/dividend-stocks/healthcare/drug-manufacturers-major/abbv-abbvie-inc/">AbbVie Inc.</text:a></text:p>
          </table:table-cell>
          <table:table-cell office:value-type="string">
            <text:p>3.62%</text:p>
          </table:table-cell>
          <table:table-cell office:value-type="string">
            <text:p>62.93</text:p>
          </table:table-cell>
          <table:table-cell office:value-type="float" office:value="2.28">
            <text:p>2,28</text:p>
          </table:table-cell>
        </table:table-row>
        <table:table-row table:style-name="ro2">
          <table:table-cell office:value-type="string">
            <text:p>EMR<text:a xlink:href="http://www.dividend.com/dividend-stocks/industrial-goods/industrial-equipment-and-components/emr-emerson-electric/">EMR</text:a></text:p>
          </table:table-cell>
          <table:table-cell office:value-type="string">
            <text:p><text:a xlink:href="http://www.dividend.com/dividend-stocks/industrial-goods/industrial-equipment-and-components/emr-emerson-electric/">Emerson Electric</text:a></text:p>
          </table:table-cell>
          <table:table-cell office:value-type="string">
            <text:p>3.61%</text:p>
          </table:table-cell>
          <table:table-cell office:value-type="string">
            <text:p>52.70</text:p>
          </table:table-cell>
          <table:table-cell table:style-name="ce5" office:value-type="date" office:date-value="1990-01-01">
            <text:p>01.01.90</text:p>
          </table:table-cell>
        </table:table-row>
        <table:table-row table:style-name="ro2">
          <table:table-cell office:value-type="string">
            <text:p>STR<text:a xlink:href="http://www.dividend.com/dividend-stocks/basic-materials/independent-oil-and-gas/str-questar-corp/">STR</text:a></text:p>
          </table:table-cell>
          <table:table-cell office:value-type="string">
            <text:p><text:a xlink:href="http://www.dividend.com/dividend-stocks/basic-materials/independent-oil-and-gas/str-questar-corp/">Questar Corp</text:a></text:p>
          </table:table-cell>
          <table:table-cell office:value-type="string">
            <text:p>3.51%</text:p>
          </table:table-cell>
          <table:table-cell office:value-type="float" office:value="25.06">
            <text:p>25,06</text:p>
          </table:table-cell>
          <table:table-cell table:style-name="ce2" office:value-type="float" office:value="0.88">
            <text:p>0,88</text:p>
          </table:table-cell>
        </table:table-row>
        <table:table-row table:style-name="ro2">
          <table:table-cell office:value-type="string">
            <text:p>TGT<text:a xlink:href="http://www.dividend.com/dividend-stocks/services/discount-variety-stores/tgt-target/">TGT</text:a></text:p>
          </table:table-cell>
          <table:table-cell office:value-type="string">
            <text:p><text:a xlink:href="http://www.dividend.com/dividend-stocks/services/discount-variety-stores/tgt-target/">Target</text:a></text:p>
          </table:table-cell>
          <table:table-cell office:value-type="string">
            <text:p>3.48%</text:p>
          </table:table-cell>
          <table:table-cell office:value-type="string">
            <text:p>69.04</text:p>
          </table:table-cell>
          <table:table-cell office:value-type="float" office:value="2.4">
            <text:p>2,4</text:p>
          </table:table-cell>
        </table:table-row>
        <table:table-row table:style-name="ro2">
          <table:table-cell office:value-type="string">
            <text:p>CTBI<text:a xlink:href="http://www.dividend.com/dividend-stocks/financial/regional-southeast-banks/ctbi-community-trust-bancorp/">CTBI</text:a></text:p>
          </table:table-cell>
          <table:table-cell office:value-type="string">
            <text:p><text:a xlink:href="http://www.dividend.com/dividend-stocks/financial/regional-southeast-banks/ctbi-community-trust-bancorp/">Community Trust Bancorp</text:a></text:p>
          </table:table-cell>
          <table:table-cell office:value-type="string">
            <text:p>3.47%</text:p>
          </table:table-cell>
          <table:table-cell office:value-type="string">
            <text:p>36.94</text:p>
          </table:table-cell>
          <table:table-cell office:value-type="float" office:value="1.28">
            <text:p>1,28</text:p>
          </table:table-cell>
        </table:table-row>
        <table:table-row table:style-name="ro2">
          <table:table-cell office:value-type="string">
            <text:p>XOM<text:a xlink:href="http://www.dividend.com/dividend-stocks/basic-materials/major-integrated-oil-and-gas/xom-exxon-mobil/">XOM</text:a></text:p>
          </table:table-cell>
          <table:table-cell office:value-type="string">
            <text:p><text:a xlink:href="http://www.dividend.com/dividend-stocks/basic-materials/major-integrated-oil-and-gas/xom-exxon-mobil/">Exxon Mobil</text:a></text:p>
          </table:table-cell>
          <table:table-cell office:value-type="string">
            <text:p>3.46%</text:p>
          </table:table-cell>
          <table:table-cell office:value-type="string">
            <text:p>86.7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VVC<text:a xlink:href="http://www.dividend.com/dividend-stocks/utilities/diversified-utilities/vvc-vectren-corporation/">VVC</text:a></text:p>
          </table:table-cell>
          <table:table-cell office:value-type="string">
            <text:p><text:a xlink:href="http://www.dividend.com/dividend-stocks/utilities/diversified-utilities/vvc-vectren-corporation/">Vectren Corporation</text:a></text:p>
          </table:table-cell>
          <table:table-cell office:value-type="string">
            <text:p>3.38%</text:p>
          </table:table-cell>
          <table:table-cell office:value-type="string">
            <text:p>47.34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string">
            <text:p>KO<text:a xlink:href="http://www.dividend.com/dividend-stocks/consumer-goods/beverages-soft-drinks/ko-coca-cola-co/">KO</text:a></text:p>
          </table:table-cell>
          <table:table-cell office:value-type="string">
            <text:p><text:a xlink:href="http://www.dividend.com/dividend-stocks/consumer-goods/beverages-soft-drinks/ko-coca-cola-co/">Coca-Cola Co.</text:a></text:p>
          </table:table-cell>
          <table:table-cell office:value-type="string">
            <text:p>3.35%</text:p>
          </table:table-cell>
          <table:table-cell office:value-type="string">
            <text:p>41.73</text:p>
          </table:table-cell>
          <table:table-cell office:value-type="float" office:value="1.4">
            <text:p>1,4</text:p>
          </table:table-cell>
        </table:table-row>
        <table:table-row table:style-name="ro2">
          <table:table-cell office:value-type="string">
            <text:p>NWN<text:a xlink:href="http://www.dividend.com/dividend-stocks/utilities/gas-utilities/nwn-northwest-natural-gas/">NWN</text:a></text:p>
          </table:table-cell>
          <table:table-cell office:value-type="string">
            <text:p><text:a xlink:href="http://www.dividend.com/dividend-stocks/utilities/gas-utilities/nwn-northwest-natural-gas/">Northwest Natural Gas</text:a></text:p>
          </table:table-cell>
          <table:table-cell office:value-type="string">
            <text:p>3.32%</text:p>
          </table:table-cell>
          <table:table-cell office:value-type="string">
            <text:p>56.41</text:p>
          </table:table-cell>
          <table:table-cell office:value-type="float" office:value="1.87">
            <text:p>1,87</text:p>
          </table:table-cell>
        </table:table-row>
        <table:table-row table:style-name="ro2">
          <table:table-cell office:value-type="string">
            <text:p>WGL<text:a xlink:href="http://www.dividend.com/dividend-stocks/utilities/gas-utilities/wgl-wgl-holdings/">WGL</text:a></text:p>
          </table:table-cell>
          <table:table-cell office:value-type="string">
            <text:p><text:a xlink:href="http://www.dividend.com/dividend-stocks/utilities/gas-utilities/wgl-wgl-holdings/">WGL Holdings</text:a></text:p>
          </table:table-cell>
          <table:table-cell office:value-type="string">
            <text:p>3.29%</text:p>
          </table:table-cell>
          <table:table-cell office:value-type="string">
            <text:p>59.35</text:p>
          </table:table-cell>
          <table:table-cell office:value-type="float" office:value="1.95">
            <text:p>1,95</text:p>
          </table:table-cell>
        </table:table-row>
        <table:table-row table:style-name="ro2">
          <table:table-cell office:value-type="string">
            <text:p>TROW<text:a xlink:href="http://www.dividend.com/dividend-stocks/financial/asset-management/trow-t-rowe-price/">TROW</text:a></text:p>
          </table:table-cell>
          <table:table-cell office:value-type="string">
            <text:p><text:a xlink:href="http://www.dividend.com/dividend-stocks/financial/asset-management/trow-t-rowe-price/">T. Rowe Price</text:a></text:p>
          </table:table-cell>
          <table:table-cell office:value-type="string">
            <text:p>3.24%</text:p>
          </table:table-cell>
          <table:table-cell office:value-type="string">
            <text:p>66.58</text:p>
          </table:table-cell>
          <table:table-cell office:value-type="float" office:value="2.16">
            <text:p>2,16</text:p>
          </table:table-cell>
        </table:table-row>
        <table:table-row table:style-name="ro2">
          <table:table-cell office:value-type="string">
            <text:p>NUE<text:a xlink:href="http://www.dividend.com/dividend-stocks/basic-materials/steel-and-iron/nue-nucor-corporation/">NUE</text:a></text:p>
          </table:table-cell>
          <table:table-cell office:value-type="string">
            <text:p><text:a xlink:href="http://www.dividend.com/dividend-stocks/basic-materials/steel-and-iron/nue-nucor-corporation/">Nucor Corporation</text:a></text:p>
          </table:table-cell>
          <table:table-cell office:value-type="string">
            <text:p>3.17%</text:p>
          </table:table-cell>
          <table:table-cell office:value-type="string">
            <text:p>47.39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string">
            <text:p>WEYS<text:a xlink:href="http://www.dividend.com/dividend-stocks/consumer-goods/textile-apparel-footwear-and-accessories/weys-weyco-group/">WEYS</text:a></text:p>
          </table:table-cell>
          <table:table-cell office:value-type="string">
            <text:p><text:a xlink:href="http://www.dividend.com/dividend-stocks/consumer-goods/textile-apparel-footwear-and-accessories/weys-weyco-group/">Weyco Group</text:a></text:p>
          </table:table-cell>
          <table:table-cell office:value-type="string">
            <text:p>3.17%</text:p>
          </table:table-cell>
          <table:table-cell office:value-type="string">
            <text:p>26.50</text:p>
          </table:table-cell>
          <table:table-cell table:style-name="ce2" office:value-type="float" office:value="0.84">
            <text:p>0,84</text:p>
          </table:table-cell>
        </table:table-row>
        <table:table-row table:style-name="ro2">
          <table:table-cell office:value-type="string">
            <text:p>MCD<text:a xlink:href="http://www.dividend.com/dividend-stocks/services/restaurants/mcd-mcdonalds/">MCD</text:a></text:p>
          </table:table-cell>
          <table:table-cell office:value-type="string">
            <text:p><text:a xlink:href="http://www.dividend.com/dividend-stocks/services/restaurants/mcd-mcdonalds/">McDonald's</text:a></text:p>
          </table:table-cell>
          <table:table-cell office:value-type="string">
            <text:p>3.14%</text:p>
          </table:table-cell>
          <table:table-cell office:value-type="string">
            <text:p>113.45</text:p>
          </table:table-cell>
          <table:table-cell office:value-type="float" office:value="3.56">
            <text:p>3,56</text:p>
          </table:table-cell>
        </table:table-row>
        <table:table-row table:style-name="ro2">
          <table:table-cell office:value-type="string">
            <text:p>NFG<text:a xlink:href="http://www.dividend.com/dividend-stocks/utilities/gas-utilities/nfg-national-fuel-gas-co/">NFG</text:a></text:p>
          </table:table-cell>
          <table:table-cell office:value-type="string">
            <text:p><text:a xlink:href="http://www.dividend.com/dividend-stocks/utilities/gas-utilities/nfg-national-fuel-gas-co/">National Fuel Gas Co.</text:a></text:p>
          </table:table-cell>
          <table:table-cell office:value-type="string">
            <text:p>3.03%</text:p>
          </table:table-cell>
          <table:table-cell office:value-type="string">
            <text:p>53.40</text:p>
          </table:table-cell>
          <table:table-cell office:value-type="float" office:value="1.62">
            <text:p>1,62</text:p>
          </table:table-cell>
        </table:table-row>
        <table:table-row table:style-name="ro2">
          <table:table-cell office:value-type="string">
            <text:p>KMB<text:a xlink:href="http://www.dividend.com/dividend-stocks/consumer-goods/personal-products/kmb-kimberly-clark/">KMB</text:a></text:p>
          </table:table-cell>
          <table:table-cell office:value-type="string">
            <text:p><text:a xlink:href="http://www.dividend.com/dividend-stocks/consumer-goods/personal-products/kmb-kimberly-clark/">Kimberly-Clark</text:a></text:p>
          </table:table-cell>
          <table:table-cell office:value-type="string">
            <text:p>2.99%</text:p>
          </table:table-cell>
          <table:table-cell office:value-type="string">
            <text:p>123.01</text:p>
          </table:table-cell>
          <table:table-cell office:value-type="float" office:value="3.68">
            <text:p>3,68</text:p>
          </table:table-cell>
        </table:table-row>
        <table:table-row table:style-name="ro2">
          <table:table-cell office:value-type="string">
            <text:p>PG<text:a xlink:href="http://www.dividend.com/dividend-stocks/consumer-goods/personal-products/pg-procter-and-gamble/">PG</text:a></text:p>
          </table:table-cell>
          <table:table-cell office:value-type="string">
            <text:p><text:a xlink:href="http://www.dividend.com/dividend-stocks/consumer-goods/personal-products/pg-procter-and-gamble/">Procter &amp; Gamble</text:a></text:p>
          </table:table-cell>
          <table:table-cell office:value-type="string">
            <text:p>2.98%</text:p>
          </table:table-cell>
          <table:table-cell office:value-type="string">
            <text:p>90.00</text:p>
          </table:table-cell>
          <table:table-cell office:value-type="float" office:value="2.68">
            <text:p>2,68</text:p>
          </table:table-cell>
        </table:table-row>
        <table:table-row table:style-name="ro2">
          <table:table-cell office:value-type="string">
            <text:p>BKH<text:a xlink:href="http://www.dividend.com/dividend-stocks/utilities/electric-utilities/bkh-black-hills-corp/">BKH</text:a></text:p>
          </table:table-cell>
          <table:table-cell office:value-type="string">
            <text:p><text:a xlink:href="http://www.dividend.com/dividend-stocks/utilities/electric-utilities/bkh-black-hills-corp/">Black Hills Corp</text:a></text:p>
          </table:table-cell>
          <table:table-cell office:value-type="string">
            <text:p>2.97%</text:p>
          </table:table-cell>
          <table:table-cell office:value-type="string">
            <text:p>56.66</text:p>
          </table:table-cell>
          <table:table-cell office:value-type="float" office:value="1.68">
            <text:p>1,68</text:p>
          </table:table-cell>
        </table:table-row>
        <table:table-row table:style-name="ro2">
          <table:table-cell office:value-type="string">
            <text:p>LEG<text:a xlink:href="http://www.dividend.com/dividend-stocks/consumer-goods/home-furnishings-and-fixtures/leg-leggett-and-platt/">LEG</text:a></text:p>
          </table:table-cell>
          <table:table-cell office:value-type="string">
            <text:p><text:a xlink:href="http://www.dividend.com/dividend-stocks/consumer-goods/home-furnishings-and-fixtures/leg-leggett-and-platt/">Leggett &amp; Platt</text:a></text:p>
          </table:table-cell>
          <table:table-cell office:value-type="string">
            <text:p>2.97%</text:p>
          </table:table-cell>
          <table:table-cell office:value-type="string">
            <text:p>45.75</text:p>
          </table:table-cell>
          <table:table-cell office:value-type="float" office:value="1.36">
            <text:p>1,36</text:p>
          </table:table-cell>
        </table:table-row>
        <table:table-row table:style-name="ro2">
          <table:table-cell office:value-type="string">
            <text:p>SON<text:a xlink:href="http://www.dividend.com/dividend-stocks/consumer-goods/paper-and-paper-products/son-sonoco-products/">SON</text:a></text:p>
          </table:table-cell>
          <table:table-cell office:value-type="string">
            <text:p><text:a xlink:href="http://www.dividend.com/dividend-stocks/consumer-goods/paper-and-paper-products/son-sonoco-products/">Sonoco Products</text:a></text:p>
          </table:table-cell>
          <table:table-cell office:value-type="string">
            <text:p>2.92%</text:p>
          </table:table-cell>
          <table:table-cell office:value-type="string">
            <text:p>50.72</text:p>
          </table:table-cell>
          <table:table-cell office:value-type="float" office:value="1.48">
            <text:p>1,48</text:p>
          </table:table-cell>
        </table:table-row>
        <table:table-row table:style-name="ro2">
          <table:table-cell office:value-type="string">
            <text:p>WMT<text:a xlink:href="http://www.dividend.com/dividend-stocks/services/discount-variety-stores/wmt-wal-mart-stores/">WMT</text:a></text:p>
          </table:table-cell>
          <table:table-cell office:value-type="string">
            <text:p><text:a xlink:href="http://www.dividend.com/dividend-stocks/services/discount-variety-stores/wmt-wal-mart-stores/">Wal-Mart Stores</text:a></text:p>
          </table:table-cell>
          <table:table-cell office:value-type="string">
            <text:p>2.91%</text:p>
          </table:table-cell>
          <table:table-cell office:value-type="string">
            <text:p>68.7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EP<text:a xlink:href="http://www.dividend.com/dividend-stocks/consumer-goods/processed-and-packaged-goods/pep-pepsico/">PEP</text:a></text:p>
          </table:table-cell>
          <table:table-cell office:value-type="string">
            <text:p><text:a xlink:href="http://www.dividend.com/dividend-stocks/consumer-goods/processed-and-packaged-goods/pep-pepsico/">PepsiCo</text:a></text:p>
          </table:table-cell>
          <table:table-cell office:value-type="string">
            <text:p>2.84%</text:p>
          </table:table-cell>
          <table:table-cell office:value-type="string">
            <text:p>105.99</text:p>
          </table:table-cell>
          <table:table-cell office:value-type="float" office:value="3.01">
            <text:p>3,01</text:p>
          </table:table-cell>
        </table:table-row>
        <table:table-row table:style-name="ro2">
          <table:table-cell office:value-type="string">
            <text:p>ADM<text:a xlink:href="http://www.dividend.com/dividend-stocks/consumer-goods/food-major-diversified/adm-archer-daniels-midland-co/">ADM</text:a></text:p>
          </table:table-cell>
          <table:table-cell office:value-type="string">
            <text:p><text:a xlink:href="http://www.dividend.com/dividend-stocks/consumer-goods/food-major-diversified/adm-archer-daniels-midland-co/">Archer Daniels Midland Co.</text:a></text:p>
          </table:table-cell>
          <table:table-cell office:value-type="string">
            <text:p>2.81%</text:p>
          </table:table-cell>
          <table:table-cell office:value-type="string">
            <text:p>42.65</text:p>
          </table:table-cell>
          <table:table-cell office:value-type="float" office:value="1.2">
            <text:p>1,2</text:p>
          </table:table-cell>
        </table:table-row>
        <table:table-row table:style-name="ro2">
          <table:table-cell office:value-type="string">
            <text:p>EV<text:a xlink:href="http://www.dividend.com/dividend-stocks/financial/asset-management/ev-eaton-vance/">EV</text:a></text:p>
          </table:table-cell>
          <table:table-cell office:value-type="string">
            <text:p><text:a xlink:href="http://www.dividend.com/dividend-stocks/financial/asset-management/ev-eaton-vance/">Eaton Vance</text:a></text:p>
          </table:table-cell>
          <table:table-cell office:value-type="string">
            <text:p>2.76%</text:p>
          </table:table-cell>
          <table:table-cell office:value-type="string">
            <text:p>38.37</text:p>
          </table:table-cell>
          <table:table-cell office:value-type="float" office:value="1.06">
            <text:p>1,06</text:p>
          </table:table-cell>
        </table:table-row>
        <table:table-row table:style-name="ro2">
          <table:table-cell office:value-type="string">
            <text:p>VFC<text:a xlink:href="http://www.dividend.com/dividend-stocks/consumer-goods/textile-apparel-clothing/vfc-vf-corporation/">VFC</text:a></text:p>
          </table:table-cell>
          <table:table-cell office:value-type="string">
            <text:p><text:a xlink:href="http://www.dividend.com/dividend-stocks/consumer-goods/textile-apparel-clothing/vfc-vf-corporation/">V.F. Corporation</text:a></text:p>
          </table:table-cell>
          <table:table-cell office:value-type="string">
            <text:p>2.71%</text:p>
          </table:table-cell>
          <table:table-cell office:value-type="string">
            <text:p>54.56</text:p>
          </table:table-cell>
          <table:table-cell office:value-type="float" office:value="1.48">
            <text:p>1,48</text:p>
          </table:table-cell>
        </table:table-row>
        <table:table-row table:style-name="ro2">
          <table:table-cell office:value-type="string">
            <text:p>FRT<text:a xlink:href="http://www.dividend.com/dividend-stocks/financial/reit-retail/frt-federal-realty-investment-trust/">FRT</text:a></text:p>
          </table:table-cell>
          <table:table-cell office:value-type="string">
            <text:p><text:a xlink:href="http://www.dividend.com/dividend-stocks/financial/reit-retail/frt-federal-realty-investment-trust/">Federal Realty Investment Trust</text:a> </text:p>
            <draw:frame table:end-cell-address="Tabelle1.B36" table:end-x="0.687cm" table:end-y="0.317cm" draw:z-index="2" draw:name="http://www.dividend.com/img/reit.png" draw:style-name="gr1" draw:text-style-name="P1" svg:width="0.687cm" svg:height="0.317cm" svg:x="0cm" svg:y="0cm">
              <draw:image xlink:href="http://www.dividend.com/img/reit.png" xlink:type="simple" xlink:show="embed" xlink:actuate="onLoad">
                <text:p/>
              </draw:image>
            </draw:frame>
          </table:table-cell>
          <table:table-cell office:value-type="string">
            <text:p>2.70%</text:p>
          </table:table-cell>
          <table:table-cell office:value-type="string">
            <text:p>145.20</text:p>
          </table:table-cell>
          <table:table-cell office:value-type="float" office:value="3.92">
            <text:p>3,92</text:p>
          </table:table-cell>
        </table:table-row>
        <table:table-row table:style-name="ro2">
          <table:table-cell office:value-type="string">
            <text:p>GPC<text:a xlink:href="http://www.dividend.com/dividend-stocks/services/auto-parts-wholesale/gpc-genuine-parts/">GPC</text:a></text:p>
          </table:table-cell>
          <table:table-cell office:value-type="string">
            <text:p><text:a xlink:href="http://www.dividend.com/dividend-stocks/services/auto-parts-wholesale/gpc-genuine-parts/">Genuine Parts</text:a></text:p>
          </table:table-cell>
          <table:table-cell office:value-type="string">
            <text:p>2.68%</text:p>
          </table:table-cell>
          <table:table-cell office:value-type="string">
            <text:p>98.27</text:p>
          </table:table-cell>
          <table:table-cell office:value-type="float" office:value="2.63">
            <text:p>2,63</text:p>
          </table:table-cell>
        </table:table-row>
        <table:table-row table:style-name="ro2">
          <table:table-cell office:value-type="string">
            <text:p>JNJ<text:a xlink:href="http://www.dividend.com/dividend-stocks/healthcare/drug-manufacturers-major/jnj-johnson-and-johnson/">JNJ</text:a></text:p>
          </table:table-cell>
          <table:table-cell office:value-type="string">
            <text:p><text:a xlink:href="http://www.dividend.com/dividend-stocks/healthcare/drug-manufacturers-major/jnj-johnson-and-johnson/">Johnson &amp; Johnson</text:a></text:p>
          </table:table-cell>
          <table:table-cell office:value-type="string">
            <text:p>2.68%</text:p>
          </table:table-cell>
          <table:table-cell office:value-type="string">
            <text:p>119.24</text:p>
          </table:table-cell>
          <table:table-cell office:value-type="float" office:value="3.2">
            <text:p>3,2</text:p>
          </table:table-cell>
        </table:table-row>
        <table:table-row table:style-name="ro2">
          <table:table-cell office:value-type="string">
            <text:p>CLX<text:a xlink:href="http://www.dividend.com/dividend-stocks/consumer-goods/cleaning-products/clx-clorox-co/">CLX</text:a></text:p>
          </table:table-cell>
          <table:table-cell office:value-type="string">
            <text:p><text:a xlink:href="http://www.dividend.com/dividend-stocks/consumer-goods/cleaning-products/clx-clorox-co/">Clorox Co.</text:a></text:p>
          </table:table-cell>
          <table:table-cell office:value-type="string">
            <text:p>2.61%</text:p>
          </table:table-cell>
          <table:table-cell office:value-type="string">
            <text:p>122.65</text:p>
          </table:table-cell>
          <table:table-cell office:value-type="float" office:value="3.2">
            <text:p>3,2</text:p>
          </table:table-cell>
        </table:table-row>
        <table:table-row table:style-name="ro2">
          <table:table-cell office:value-type="string">
            <text:p>MMM<text:a xlink:href="http://www.dividend.com/dividend-stocks/conglomerates/conglomerates-general/mmm-3m/">MMM</text:a></text:p>
          </table:table-cell>
          <table:table-cell office:value-type="string">
            <text:p><text:a xlink:href="http://www.dividend.com/dividend-stocks/conglomerates/conglomerates-general/mmm-3m/">3M</text:a></text:p>
          </table:table-cell>
          <table:table-cell office:value-type="string">
            <text:p>2.59%</text:p>
          </table:table-cell>
          <table:table-cell office:value-type="string">
            <text:p>171.33</text:p>
          </table:table-cell>
          <table:table-cell office:value-type="float" office:value="4.44">
            <text:p>4,44</text:p>
          </table:table-cell>
        </table:table-row>
        <table:table-row table:style-name="ro2">
          <table:table-cell office:value-type="string">
            <text:p>SYY<text:a xlink:href="http://www.dividend.com/dividend-stocks/services/food-wholesale/syy-sysco-corp/">SYY</text:a></text:p>
          </table:table-cell>
          <table:table-cell office:value-type="string">
            <text:p><text:a xlink:href="http://www.dividend.com/dividend-stocks/services/food-wholesale/syy-sysco-corp/">Sysco Corp</text:a></text:p>
          </table:table-cell>
          <table:table-cell office:value-type="string">
            <text:p>2.58%</text:p>
          </table:table-cell>
          <table:table-cell office:value-type="string">
            <text:p>48.07</text:p>
          </table:table-cell>
          <table:table-cell office:value-type="float" office:value="1.24">
            <text:p>1,24</text:p>
          </table:table-cell>
        </table:table-row>
        <table:table-row table:style-name="ro2">
          <table:table-cell office:value-type="string">
            <text:p>CINF<text:a xlink:href="http://www.dividend.com/dividend-stocks/financial/property-and-casualty-insurance/cinf-cincinnati-financial/">CINF</text:a></text:p>
          </table:table-cell>
          <table:table-cell office:value-type="string">
            <text:p><text:a xlink:href="http://www.dividend.com/dividend-stocks/financial/property-and-casualty-insurance/cinf-cincinnati-financial/">Cincinnati Financial</text:a></text:p>
          </table:table-cell>
          <table:table-cell office:value-type="string">
            <text:p>2.55%</text:p>
          </table:table-cell>
          <table:table-cell office:value-type="string">
            <text:p>75.17</text:p>
          </table:table-cell>
          <table:table-cell office:value-type="float" office:value="1.92">
            <text:p>1,92</text:p>
          </table:table-cell>
        </table:table-row>
        <table:table-row table:style-name="ro2">
          <table:table-cell office:value-type="string">
            <text:p>APD<text:a xlink:href="http://www.dividend.com/dividend-stocks/basic-materials/chemicals-major-diversified/apd-air-products-and-chemicals/">APD</text:a></text:p>
          </table:table-cell>
          <table:table-cell office:value-type="string">
            <text:p><text:a xlink:href="http://www.dividend.com/dividend-stocks/basic-materials/chemicals-major-diversified/apd-air-products-and-chemicals/">Air Products &amp; Chemicals</text:a></text:p>
          </table:table-cell>
          <table:table-cell office:value-type="string">
            <text:p>2.55%</text:p>
          </table:table-cell>
          <table:table-cell office:value-type="string">
            <text:p>135.08</text:p>
          </table:table-cell>
          <table:table-cell office:value-type="float" office:value="3.44">
            <text:p>3,44</text:p>
          </table:table-cell>
        </table:table-row>
      </table:table>
      <table:table table:name="GB" table:style-name="ta1" table:print="false">
        <table:table-column table:style-name="co6" table:default-cell-style-name="ce7"/>
        <table:table-column table:style-name="co5" table:number-columns-repeated="2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row table:style-name="ro4">
          <table:table-cell table:style-name="ce6" office:value-type="string">
            <text:p>Name</text:p>
          </table:table-cell>
          <table:table-cell table:style-name="ce6" office:value-type="string">
            <text:p>Branche</text:p>
          </table:table-cell>
          <table:table-cell table:style-name="ce6" office:value-type="string">
            <text:p>Land</text:p>
          </table:table-cell>
          <table:table-cell table:style-name="ce6" office:value-type="string">
            <text:p>ISIN</text:p>
          </table:table-cell>
          <table:table-cell table:style-name="ce6" office:value-type="string">
            <text:p>Div Rendite</text:p>
          </table:table-cell>
          <table:table-cell office:value-type="string">
            <text:p>52 Wochen Hoch</text:p>
          </table:table-cell>
          <table:table-cell office:value-type="string">
            <text:p>52 Wochen Tief</text:p>
          </table:table-cell>
          <table:table-cell office:value-type="string">
            <text:p>Aktuell</text:p>
          </table:table-cell>
        </table:table-row>
        <table:table-row table:style-name="ro5">
          <table:table-cell office:value-type="string">
            <text:p>Admiral</text:p>
          </table:table-cell>
          <table:table-cell office:value-type="string">
            <text:p>Versicherung</text:p>
          </table:table-cell>
          <table:table-cell office:value-type="string">
            <text:p>GB1</text:p>
          </table:table-cell>
          <table:table-cell office:value-type="string">
            <text:p>GB00B02J6398</text:p>
          </table:table-cell>
          <table:table-cell office:value-type="string">
            <text:p>5.54%</text:p>
          </table:table-cell>
          <table:table-cell office:value-type="float" office:value="26.73">
            <text:p>26,73</text:p>
          </table:table-cell>
          <table:table-cell office:value-type="float" office:value="20.31">
            <text:p>20,31</text:p>
          </table:table-cell>
          <table:table-cell office:value-type="float" office:value="23.51">
            <text:p>23,51</text:p>
          </table:table-cell>
        </table:table-row>
        <table:table-row table:style-name="ro5">
          <table:table-cell office:value-type="string">
            <text:p>AstraZeneca</text:p>
          </table:table-cell>
          <table:table-cell office:value-type="string">
            <text:p>Pharma</text:p>
          </table:table-cell>
          <table:table-cell office:value-type="string">
            <text:p>GB1</text:p>
          </table:table-cell>
          <table:table-cell office:value-type="string">
            <text:p>GB0009895292</text:p>
          </table:table-cell>
          <table:table-cell office:value-type="string">
            <text:p>3.74%</text:p>
          </table:table-cell>
          <table:table-cell office:value-type="float" office:value="65.65">
            <text:p>65,65</text:p>
          </table:table-cell>
          <table:table-cell office:value-type="float" office:value="47.74">
            <text:p>47,74</text:p>
          </table:table-cell>
          <table:table-cell office:value-type="float" office:value="57.16">
            <text:p>57,16</text:p>
          </table:table-cell>
        </table:table-row>
        <table:table-row table:style-name="ro5">
          <table:table-cell office:value-type="string">
            <text:p>Aviva</text:p>
          </table:table-cell>
          <table:table-cell office:value-type="string">
            <text:p>Versicherung</text:p>
          </table:table-cell>
          <table:table-cell office:value-type="string">
            <text:p>GB1</text:p>
          </table:table-cell>
          <table:table-cell office:value-type="string">
            <text:p>GB0002162385</text:p>
          </table:table-cell>
          <table:table-cell office:value-type="string">
            <text:p>4.67%</text:p>
          </table:table-cell>
          <table:table-cell office:value-type="float" office:value="7.43">
            <text:p>7,43</text:p>
          </table:table-cell>
          <table:table-cell office:value-type="float" office:value="4.13">
            <text:p>4,13</text:p>
          </table:table-cell>
          <table:table-cell office:value-type="float" office:value="4.93">
            <text:p>4,93</text:p>
          </table:table-cell>
        </table:table-row>
        <table:table-row table:style-name="ro5">
          <table:table-cell office:value-type="string">
            <text:p>BAE Systems</text:p>
          </table:table-cell>
          <table:table-cell office:value-type="string">
            <text:p>Ruestung</text:p>
          </table:table-cell>
          <table:table-cell office:value-type="string">
            <text:p>GB1</text:p>
          </table:table-cell>
          <table:table-cell office:value-type="string">
            <text:p>GB0002634946</text:p>
          </table:table-cell>
          <table:table-cell office:value-type="string">
            <text:p>3.88%</text:p>
          </table:table-cell>
          <table:table-cell office:value-type="float" office:value="8.3">
            <text:p>8,3</text:p>
          </table:table-cell>
          <table:table-cell office:value-type="float" office:value="5.69">
            <text:p>5,69</text:p>
          </table:table-cell>
          <table:table-cell office:value-type="float" office:value="6.1">
            <text:p>6,1</text:p>
          </table:table-cell>
        </table:table-row>
        <table:table-row table:style-name="ro5">
          <table:table-cell office:value-type="string">
            <text:p>BP</text:p>
          </table:table-cell>
          <table:table-cell office:value-type="string">
            <text:p>Oel &amp; Gas</text:p>
          </table:table-cell>
          <table:table-cell office:value-type="string">
            <text:p>GB1</text:p>
          </table:table-cell>
          <table:table-cell office:value-type="string">
            <text:p>GB0007980591</text:p>
          </table:table-cell>
          <table:table-cell office:value-type="string">
            <text:p>5.52%</text:p>
          </table:table-cell>
          <table:table-cell office:value-type="float" office:value="5.8">
            <text:p>5,8</text:p>
          </table:table-cell>
          <table:table-cell office:value-type="float" office:value="3.97">
            <text:p>3,97</text:p>
          </table:table-cell>
          <table:table-cell office:value-type="float" office:value="5.41">
            <text:p>5,41</text:p>
          </table:table-cell>
        </table:table-row>
        <table:table-row table:style-name="ro5">
          <table:table-cell office:value-type="string">
            <text:p>British American Tobacco</text:p>
          </table:table-cell>
          <table:table-cell office:value-type="string">
            <text:p>Tabak</text:p>
          </table:table-cell>
          <table:table-cell office:value-type="string">
            <text:p>GB1</text:p>
          </table:table-cell>
          <table:table-cell office:value-type="string">
            <text:p>GB0002875804</text:p>
          </table:table-cell>
          <table:table-cell office:value-type="string">
            <text:p>3.16%</text:p>
          </table:table-cell>
          <table:table-cell office:value-type="float" office:value="45.57">
            <text:p>45,57</text:p>
          </table:table-cell>
          <table:table-cell office:value-type="float" office:value="60.12">
            <text:p>60,12</text:p>
          </table:table-cell>
          <table:table-cell office:value-type="float" office:value="54.4">
            <text:p>54,4</text:p>
          </table:table-cell>
        </table:table-row>
        <table:table-row table:style-name="ro5">
          <table:table-cell office:value-type="string">
            <text:p>British Land</text:p>
          </table:table-cell>
          <table:table-cell office:value-type="string">
            <text:p>Immobilien</text:p>
          </table:table-cell>
          <table:table-cell office:value-type="string">
            <text:p>GB1</text:p>
          </table:table-cell>
          <table:table-cell office:value-type="string">
            <text:p>GB0001367019</text:p>
          </table:table-cell>
          <table:table-cell office:value-type="string">
            <text:p>4.82%</text:p>
          </table:table-cell>
          <table:table-cell table:style-name="ce8" office:value-type="float" office:value="12.35">
            <text:p>12,35</text:p>
          </table:table-cell>
          <table:table-cell table:style-name="ce8" office:value-type="float" office:value="6.24">
            <text:p>6,24</text:p>
          </table:table-cell>
          <table:table-cell table:style-name="ce8" office:value-type="float" office:value="6.54">
            <text:p>6,54</text:p>
          </table:table-cell>
        </table:table-row>
        <table:table-row table:style-name="ro5">
          <table:table-cell office:value-type="string">
            <text:p>Burberry</text:p>
          </table:table-cell>
          <table:table-cell office:value-type="string">
            <text:p>Luxus</text:p>
          </table:table-cell>
          <table:table-cell office:value-type="string">
            <text:p>GB1</text:p>
          </table:table-cell>
          <table:table-cell office:value-type="string">
            <text:p>GB0031743007</text:p>
          </table:table-cell>
          <table:table-cell office:value-type="string">
            <text:p>2.58%</text:p>
          </table:table-cell>
          <table:table-cell office:value-type="float" office:value="20.35">
            <text:p>20,35</text:p>
          </table:table-cell>
          <table:table-cell office:value-type="float" office:value="12.85">
            <text:p>12,85</text:p>
          </table:table-cell>
          <table:table-cell office:value-type="float" office:value="16.31">
            <text:p>16,31</text:p>
          </table:table-cell>
        </table:table-row>
        <table:table-row table:style-name="ro5">
          <table:table-cell office:value-type="string">
            <text:p>Centrica</text:p>
          </table:table-cell>
          <table:table-cell office:value-type="string">
            <text:p>Oel &amp; Gas</text:p>
          </table:table-cell>
          <table:table-cell office:value-type="string">
            <text:p>GB1</text:p>
          </table:table-cell>
          <table:table-cell office:value-type="string">
            <text:p>GB00B033F229</text:p>
          </table:table-cell>
          <table:table-cell office:value-type="string">
            <text:p>5.49%</text:p>
          </table:table-cell>
          <table:table-cell office:value-type="float" office:value="3.38">
            <text:p>3,38</text:p>
          </table:table-cell>
          <table:table-cell office:value-type="float" office:value="2.36">
            <text:p>2,36</text:p>
          </table:table-cell>
          <table:table-cell office:value-type="float" office:value="2.48">
            <text:p>2,48</text:p>
          </table:table-cell>
        </table:table-row>
        <table:table-row table:style-name="ro5">
          <table:table-cell office:value-type="string">
            <text:p>Diageo</text:p>
          </table:table-cell>
          <table:table-cell office:value-type="string">
            <text:p>Getraenke</text:p>
          </table:table-cell>
          <table:table-cell office:value-type="string">
            <text:p>GB1</text:p>
          </table:table-cell>
          <table:table-cell office:value-type="string">
            <text:p>GB0002374006</text:p>
          </table:table-cell>
          <table:table-cell office:value-type="string">
            <text:p>2.58%</text:p>
          </table:table-cell>
          <table:table-cell office:value-type="float" office:value="27.9">
            <text:p>27,9</text:p>
          </table:table-cell>
          <table:table-cell office:value-type="float" office:value="21.5">
            <text:p>21,5</text:p>
          </table:table-cell>
          <table:table-cell office:value-type="float" office:value="25.29">
            <text:p>25,29</text:p>
          </table:table-cell>
        </table:table-row>
        <table:table-row table:style-name="ro5">
          <table:table-cell office:value-type="string">
            <text:p>Direct Line</text:p>
          </table:table-cell>
          <table:table-cell office:value-type="string">
            <text:p>Versicherung</text:p>
          </table:table-cell>
          <table:table-cell office:value-type="string">
            <text:p>GB1</text:p>
          </table:table-cell>
          <table:table-cell office:value-type="string">
            <text:p>GB00BY9D0Y18</text:p>
          </table:table-cell>
          <table:table-cell office:value-type="string">
            <text:p>8.92%</text:p>
          </table:table-cell>
          <table:table-cell office:value-type="float" office:value="6.01">
            <text:p>6,01</text:p>
          </table:table-cell>
          <table:table-cell office:value-type="float" office:value="3.9">
            <text:p>3,9</text:p>
          </table:table-cell>
          <table:table-cell office:value-type="float" office:value="4.01">
            <text:p>4,01</text:p>
          </table:table-cell>
        </table:table-row>
        <table:table-row table:style-name="ro5">
          <table:table-cell office:value-type="string">
            <text:p>GlaxoSmithKline</text:p>
          </table:table-cell>
          <table:table-cell office:value-type="string">
            <text:p>Pharma</text:p>
          </table:table-cell>
          <table:table-cell office:value-type="string">
            <text:p>GB1</text:p>
          </table:table-cell>
          <table:table-cell office:value-type="string">
            <text:p>GB0009252882</text:p>
          </table:table-cell>
          <table:table-cell office:value-type="string">
            <text:p>4.75%</text:p>
          </table:table-cell>
          <table:table-cell office:value-type="float" office:value="20.57">
            <text:p>20,57</text:p>
          </table:table-cell>
          <table:table-cell office:value-type="float" office:value="16.92">
            <text:p>16,92</text:p>
          </table:table-cell>
          <table:table-cell office:value-type="float" office:value="19.17">
            <text:p>19,17</text:p>
          </table:table-cell>
        </table:table-row>
        <table:table-row table:style-name="ro5">
          <table:table-cell office:value-type="string">
            <text:p>Greene King</text:p>
          </table:table-cell>
          <table:table-cell office:value-type="string">
            <text:p>Getraenke</text:p>
          </table:table-cell>
          <table:table-cell office:value-type="string">
            <text:p>GB1</text:p>
          </table:table-cell>
          <table:table-cell office:value-type="string">
            <text:p>GB00B0HZP136</text:p>
          </table:table-cell>
          <table:table-cell office:value-type="string">
            <text:p>4.14%</text:p>
          </table:table-cell>
          <table:table-cell table:style-name="ce8" office:value-type="float" office:value="13.81">
            <text:p>13,81</text:p>
          </table:table-cell>
          <table:table-cell table:number-columns-repeated="2" table:style-name="ce8" office:value-type="float" office:value="8.15">
            <text:p>8,15</text:p>
          </table:table-cell>
        </table:table-row>
        <table:table-row table:style-name="ro5">
          <table:table-cell office:value-type="string">
            <text:p>HSBC</text:p>
          </table:table-cell>
          <table:table-cell office:value-type="string">
            <text:p>Bank</text:p>
          </table:table-cell>
          <table:table-cell office:value-type="string">
            <text:p>GB1</text:p>
          </table:table-cell>
          <table:table-cell office:value-type="string">
            <text:p>GB0005405286</text:p>
          </table:table-cell>
          <table:table-cell office:value-type="string">
            <text:p>6.70%</text:p>
          </table:table-cell>
          <table:table-cell office:value-type="float" office:value="7.73">
            <text:p>7,73</text:p>
          </table:table-cell>
          <table:table-cell office:value-type="float" office:value="5.17">
            <text:p>5,17</text:p>
          </table:table-cell>
          <table:table-cell office:value-type="float" office:value="6.86">
            <text:p>6,86</text:p>
          </table:table-cell>
        </table:table-row>
        <table:table-row table:style-name="ro5">
          <table:table-cell office:value-type="string">
            <text:p>Imperial Brands</text:p>
          </table:table-cell>
          <table:table-cell office:value-type="string">
            <text:p>Tabak</text:p>
          </table:table-cell>
          <table:table-cell office:value-type="string">
            <text:p>GB1</text:p>
          </table:table-cell>
          <table:table-cell office:value-type="string">
            <text:p>GB0004544929</text:p>
          </table:table-cell>
          <table:table-cell office:value-type="string">
            <text:p>3.63%</text:p>
          </table:table-cell>
          <table:table-cell table:style-name="ce8" office:value-type="float" office:value="52.4">
            <text:p>52,4</text:p>
          </table:table-cell>
          <table:table-cell table:style-name="ce8" office:value-type="float" office:value="42.99">
            <text:p>42,99</text:p>
          </table:table-cell>
          <table:table-cell table:style-name="ce8" office:value-type="float" office:value="43.06">
            <text:p>43,06</text:p>
          </table:table-cell>
        </table:table-row>
        <table:table-row table:style-name="ro5">
          <table:table-cell office:value-type="string">
            <text:p>National Grid</text:p>
          </table:table-cell>
          <table:table-cell office:value-type="string">
            <text:p>Energie</text:p>
          </table:table-cell>
          <table:table-cell office:value-type="string">
            <text:p>GB1</text:p>
          </table:table-cell>
          <table:table-cell office:value-type="string">
            <text:p>GB00B08SNH34</text:p>
          </table:table-cell>
          <table:table-cell office:value-type="string">
            <text:p>4.03%</text:p>
          </table:table-cell>
          <table:table-cell office:value-type="float" office:value="13.76">
            <text:p>13,76</text:p>
          </table:table-cell>
          <table:table-cell office:value-type="float" office:value="11.56">
            <text:p>11,56</text:p>
          </table:table-cell>
          <table:table-cell office:value-type="float" office:value="11.67">
            <text:p>11,67</text:p>
          </table:table-cell>
        </table:table-row>
        <table:table-row table:style-name="ro5">
          <table:table-cell office:value-type="string">
            <text:p>Next</text:p>
          </table:table-cell>
          <table:table-cell office:value-type="string">
            <text:p>Textil</text:p>
          </table:table-cell>
          <table:table-cell office:value-type="string">
            <text:p>GB1</text:p>
          </table:table-cell>
          <table:table-cell office:value-type="string">
            <text:p>GB0032089863</text:p>
          </table:table-cell>
          <table:table-cell office:value-type="string">
            <text:p>6.75%</text:p>
          </table:table-cell>
          <table:table-cell table:style-name="ce8" office:value-type="float" office:value="116.88">
            <text:p>116,88</text:p>
          </table:table-cell>
          <table:table-cell table:number-columns-repeated="2" table:style-name="ce8" office:value-type="float" office:value="49.9">
            <text:p>49,9</text:p>
          </table:table-cell>
        </table:table-row>
        <table:table-row table:style-name="ro5">
          <table:table-cell office:value-type="string">
            <text:p>Pearson</text:p>
          </table:table-cell>
          <table:table-cell office:value-type="string">
            <text:p>Medien</text:p>
          </table:table-cell>
          <table:table-cell office:value-type="string">
            <text:p>GB1</text:p>
          </table:table-cell>
          <table:table-cell office:value-type="string">
            <text:p>GB0006776081</text:p>
          </table:table-cell>
          <table:table-cell office:value-type="string">
            <text:p>6.89%</text:p>
          </table:table-cell>
          <table:table-cell table:style-name="ce8" office:value-type="float" office:value="16.71">
            <text:p>16,71</text:p>
          </table:table-cell>
          <table:table-cell table:style-name="ce8" office:value-type="float" office:value="8.45">
            <text:p>8,45</text:p>
          </table:table-cell>
          <table:table-cell table:style-name="ce8" office:value-type="float" office:value="8.99">
            <text:p>8,99</text:p>
          </table:table-cell>
        </table:table-row>
        <table:table-row table:style-name="ro5">
          <table:table-cell office:value-type="string">
            <text:p>Prudential</text:p>
          </table:table-cell>
          <table:table-cell office:value-type="string">
            <text:p>Versicherung</text:p>
          </table:table-cell>
          <table:table-cell office:value-type="string">
            <text:p>GB1</text:p>
          </table:table-cell>
          <table:table-cell office:value-type="string">
            <text:p>GB00B39J2M42</text:p>
          </table:table-cell>
          <table:table-cell office:value-type="string">
            <text:p>2.71%</text:p>
          </table:table-cell>
          <table:table-cell table:style-name="ce8" office:value-type="float" office:value="14.09">
            <text:p>14,09</text:p>
          </table:table-cell>
          <table:table-cell table:style-name="ce8" office:value-type="float" office:value="10.35">
            <text:p>10,35</text:p>
          </table:table-cell>
          <table:table-cell table:style-name="ce8" office:value-type="float" office:value="10.55">
            <text:p>10,55</text:p>
          </table:table-cell>
        </table:table-row>
        <table:table-row table:style-name="ro5">
          <table:table-cell office:value-type="string">
            <text:p>Rio Tinto</text:p>
          </table:table-cell>
          <table:table-cell office:value-type="string">
            <text:p>Rohstoffe</text:p>
          </table:table-cell>
          <table:table-cell office:value-type="string">
            <text:p>GB1</text:p>
          </table:table-cell>
          <table:table-cell office:value-type="string">
            <text:p>GB0007188757</text:p>
          </table:table-cell>
          <table:table-cell office:value-type="string">
            <text:p>3.31%</text:p>
          </table:table-cell>
          <table:table-cell office:value-type="float" office:value="35.76">
            <text:p>35,76</text:p>
          </table:table-cell>
          <table:table-cell office:value-type="float" office:value="20.08">
            <text:p>20,08</text:p>
          </table:table-cell>
          <table:table-cell office:value-type="float" office:value="30">
            <text:p>30</text:p>
          </table:table-cell>
        </table:table-row>
        <table:table-row table:style-name="ro5">
          <table:table-cell office:value-type="string">
            <text:p>Royal Dutch Shell</text:p>
          </table:table-cell>
          <table:table-cell office:value-type="string">
            <text:p>Oel &amp; Gas</text:p>
          </table:table-cell>
          <table:table-cell office:value-type="string">
            <text:p>GB1</text:p>
          </table:table-cell>
          <table:table-cell office:value-type="string">
            <text:p>GB00B03MLX29</text:p>
          </table:table-cell>
          <table:table-cell office:value-type="string">
            <text:p>7.32%</text:p>
          </table:table-cell>
          <table:table-cell office:value-type="float" office:value="25.51">
            <text:p>25,51</text:p>
          </table:table-cell>
          <table:table-cell office:value-type="float" office:value="16.4">
            <text:p>16,4</text:p>
          </table:table-cell>
          <table:table-cell office:value-type="float" office:value="22.99">
            <text:p>22,99</text:p>
          </table:table-cell>
        </table:table-row>
        <table:table-row table:style-name="ro5">
          <table:table-cell office:value-type="string">
            <text:p>Sainsbury</text:p>
          </table:table-cell>
          <table:table-cell office:value-type="string">
            <text:p>Handel</text:p>
          </table:table-cell>
          <table:table-cell office:value-type="string">
            <text:p>GB1</text:p>
          </table:table-cell>
          <table:table-cell office:value-type="string">
            <text:p>GB00B019KW72</text:p>
          </table:table-cell>
          <table:table-cell office:value-type="string">
            <text:p>4.93%</text:p>
          </table:table-cell>
          <table:table-cell office:value-type="float" office:value="3.97">
            <text:p>3,97</text:p>
          </table:table-cell>
          <table:table-cell office:value-type="float" office:value="2.51">
            <text:p>2,51</text:p>
          </table:table-cell>
          <table:table-cell office:value-type="float" office:value="2.73">
            <text:p>2,73</text:p>
          </table:table-cell>
        </table:table-row>
        <table:table-row table:style-name="ro5">
          <table:table-cell office:value-type="string">
            <text:p>Schroders</text:p>
          </table:table-cell>
          <table:table-cell office:value-type="string">
            <text:p>Finanzen</text:p>
          </table:table-cell>
          <table:table-cell office:value-type="string">
            <text:p>GB1</text:p>
          </table:table-cell>
          <table:table-cell office:value-type="string">
            <text:p>GB0002405495</text:p>
          </table:table-cell>
          <table:table-cell office:value-type="string">
            <text:p>3.31%</text:p>
          </table:table-cell>
          <table:table-cell office:value-type="float" office:value="43.18">
            <text:p>43,18</text:p>
          </table:table-cell>
          <table:table-cell office:value-type="float" office:value="24.77">
            <text:p>24,77</text:p>
          </table:table-cell>
          <table:table-cell office:value-type="float" office:value="31.2">
            <text:p>31,2</text:p>
          </table:table-cell>
        </table:table-row>
        <table:table-row table:style-name="ro6">
          <table:table-cell office:value-type="string">
            <text:p>Scottish and Southern Energy (SSE)</text:p>
          </table:table-cell>
          <table:table-cell office:value-type="string">
            <text:p>Energie</text:p>
          </table:table-cell>
          <table:table-cell office:value-type="string">
            <text:p>GB1</text:p>
          </table:table-cell>
          <table:table-cell office:value-type="string">
            <text:p>GB0007908733</text:p>
          </table:table-cell>
          <table:table-cell office:value-type="string">
            <text:p>5.89%</text:p>
          </table:table-cell>
          <table:table-cell office:value-type="float" office:value="22.83">
            <text:p>22,83</text:p>
          </table:table-cell>
          <table:table-cell office:value-type="float" office:value="16.6">
            <text:p>16,6</text:p>
          </table:table-cell>
          <table:table-cell office:value-type="float" office:value="17.18">
            <text:p>17,18</text:p>
          </table:table-cell>
        </table:table-row>
        <table:table-row table:style-name="ro5">
          <table:table-cell office:value-type="string">
            <text:p>Smiths Group</text:p>
          </table:table-cell>
          <table:table-cell office:value-type="string">
            <text:p>Industrie</text:p>
          </table:table-cell>
          <table:table-cell office:value-type="string">
            <text:p>GB1</text:p>
          </table:table-cell>
          <table:table-cell office:value-type="string">
            <text:p>GB00B1WY2338</text:p>
          </table:table-cell>
          <table:table-cell office:value-type="string">
            <text:p>2.70%</text:p>
          </table:table-cell>
          <table:table-cell office:value-type="float" office:value="17.65">
            <text:p>17,65</text:p>
          </table:table-cell>
          <table:table-cell office:value-type="float" office:value="11.11">
            <text:p>11,11</text:p>
          </table:table-cell>
          <table:table-cell office:value-type="float" office:value="17.19">
            <text:p>17,19</text:p>
          </table:table-cell>
        </table:table-row>
        <table:table-row table:style-name="ro5">
          <table:table-cell office:value-type="string">
            <text:p>United Utilities</text:p>
          </table:table-cell>
          <table:table-cell office:value-type="string">
            <text:p>Wasser</text:p>
          </table:table-cell>
          <table:table-cell office:value-type="string">
            <text:p>GB1</text:p>
          </table:table-cell>
          <table:table-cell office:value-type="string">
            <text:p>GB00B39J2M42</text:p>
          </table:table-cell>
          <table:table-cell office:value-type="string">
            <text:p>4.08%</text:p>
          </table:table-cell>
          <table:table-cell table:style-name="ce8" office:value-type="float" office:value="14.09">
            <text:p>14,09</text:p>
          </table:table-cell>
          <table:table-cell table:style-name="ce8" office:value-type="float" office:value="10.35">
            <text:p>10,35</text:p>
          </table:table-cell>
          <table:table-cell table:style-name="ce8" office:value-type="float" office:value="10.55">
            <text:p>10,55</text:p>
          </table:table-cell>
        </table:table-row>
        <table:table-row table:style-name="ro5">
          <table:table-cell office:value-type="string">
            <text:p>Vodafone</text:p>
          </table:table-cell>
          <table:table-cell office:value-type="string">
            <text:p>Telekom</text:p>
          </table:table-cell>
          <table:table-cell office:value-type="string">
            <text:p>GB1</text:p>
          </table:table-cell>
          <table:table-cell office:value-type="string">
            <text:p>GB00BH4HKS39</text:p>
          </table:table-cell>
          <table:table-cell office:value-type="string">
            <text:p>5.12%</text:p>
          </table:table-cell>
          <table:table-cell office:value-type="float" office:value="3.25">
            <text:p>3,25</text:p>
          </table:table-cell>
          <table:table-cell office:value-type="float" office:value="2.33">
            <text:p>2,33</text:p>
          </table:table-cell>
          <table:table-cell office:value-type="float" office:value="2.55">
            <text:p>2,55</text:p>
          </table:table-cell>
        </table:table-row>
      </table:table>
      <table:table table:name="US" table:style-name="ta1" table:print="false">
        <table:table-column table:style-name="co11" table:default-cell-style-name="ce7"/>
        <table:table-column table:style-name="co12" table:default-cell-style-name="ce7"/>
        <table:table-column table:style-name="co5" table:default-cell-style-name="ce7"/>
        <table:table-column table:style-name="co13" table:default-cell-style-name="ce7"/>
        <table:table-column table:style-name="co14" table:default-cell-style-name="ce7"/>
        <table:table-row table:style-name="ro3">
          <table:table-cell table:style-name="ce6" office:value-type="string">
            <text:p>Name</text:p>
          </table:table-cell>
          <table:table-cell table:style-name="ce6" office:value-type="string">
            <text:p>Branche</text:p>
          </table:table-cell>
          <table:table-cell table:style-name="ce6" office:value-type="string">
            <text:p>Land</text:p>
          </table:table-cell>
          <table:table-cell table:style-name="ce6" office:value-type="string">
            <text:p>ISIN</text:p>
          </table:table-cell>
          <table:table-cell table:style-name="ce6" office:value-type="string">
            <text:p>Div Rendite</text:p>
          </table:table-cell>
        </table:table-row>
        <table:table-row table:style-name="ro5">
          <table:table-cell office:value-type="string">
            <text:p>AbbVie *</text:p>
          </table:table-cell>
          <table:table-cell office:value-type="string">
            <text:p>Pharma</text:p>
          </table:table-cell>
          <table:table-cell office:value-type="string">
            <text:p>US1</text:p>
          </table:table-cell>
          <table:table-cell office:value-type="string">
            <text:p>US00287Y1091</text:p>
          </table:table-cell>
          <table:table-cell office:value-type="string">
            <text:p>3.62%</text:p>
          </table:table-cell>
        </table:table-row>
        <table:table-row table:style-name="ro5">
          <table:table-cell office:value-type="string">
            <text:p>Aflac *</text:p>
          </table:table-cell>
          <table:table-cell office:value-type="string">
            <text:p>Versicherung</text:p>
          </table:table-cell>
          <table:table-cell office:value-type="string">
            <text:p>US1</text:p>
          </table:table-cell>
          <table:table-cell office:value-type="string">
            <text:p>US0010551028</text:p>
          </table:table-cell>
          <table:table-cell office:value-type="string">
            <text:p>2.27%</text:p>
          </table:table-cell>
        </table:table-row>
        <table:table-row table:style-name="ro5">
          <table:table-cell office:value-type="string">
            <text:p>Air Products &amp; Chemicals *</text:p>
          </table:table-cell>
          <table:table-cell office:value-type="string">
            <text:p>Chemie</text:p>
          </table:table-cell>
          <table:table-cell office:value-type="string">
            <text:p>US1</text:p>
          </table:table-cell>
          <table:table-cell office:value-type="string">
            <text:p>US0091581068</text:p>
          </table:table-cell>
          <table:table-cell office:value-type="string">
            <text:p>2.51%</text:p>
          </table:table-cell>
        </table:table-row>
        <table:table-row table:style-name="ro5">
          <table:table-cell office:value-type="string">
            <text:p>Alliance Resource Partners</text:p>
          </table:table-cell>
          <table:table-cell office:value-type="string">
            <text:p>Rohstoffe</text:p>
          </table:table-cell>
          <table:table-cell office:value-type="string">
            <text:p>US1</text:p>
          </table:table-cell>
          <table:table-cell office:value-type="string">
            <text:p>US01877R1086</text:p>
          </table:table-cell>
          <table:table-cell office:value-type="string">
            <text:p>7.78%</text:p>
          </table:table-cell>
        </table:table-row>
        <table:table-row table:style-name="ro5">
          <table:table-cell office:value-type="string">
            <text:p>Altria Group</text:p>
          </table:table-cell>
          <table:table-cell office:value-type="string">
            <text:p>Tabak</text:p>
          </table:table-cell>
          <table:table-cell office:value-type="string">
            <text:p>US1</text:p>
          </table:table-cell>
          <table:table-cell office:value-type="string">
            <text:p>US02209S1033</text:p>
          </table:table-cell>
          <table:table-cell office:value-type="string">
            <text:p>3.96%</text:p>
          </table:table-cell>
        </table:table-row>
        <table:table-row table:style-name="ro5">
          <table:table-cell office:value-type="string">
            <text:p>American Electric Power</text:p>
          </table:table-cell>
          <table:table-cell office:value-type="string">
            <text:p>Energie</text:p>
          </table:table-cell>
          <table:table-cell office:value-type="string">
            <text:p>US1</text:p>
          </table:table-cell>
          <table:table-cell office:value-type="string">
            <text:p>US0255371017</text:p>
          </table:table-cell>
          <table:table-cell office:value-type="string">
            <text:p>3.59%</text:p>
          </table:table-cell>
        </table:table-row>
        <table:table-row table:style-name="ro5">
          <table:table-cell office:value-type="string">
            <text:p>American Express</text:p>
          </table:table-cell>
          <table:table-cell office:value-type="string">
            <text:p>Finanzen</text:p>
          </table:table-cell>
          <table:table-cell office:value-type="string">
            <text:p>US1</text:p>
          </table:table-cell>
          <table:table-cell office:value-type="string">
            <text:p>US0258161092</text:p>
          </table:table-cell>
          <table:table-cell office:value-type="string">
            <text:p>2.07%</text:p>
          </table:table-cell>
        </table:table-row>
        <table:table-row table:style-name="ro5">
          <table:table-cell office:value-type="string">
            <text:p>American Water Works</text:p>
          </table:table-cell>
          <table:table-cell office:value-type="string">
            <text:p>Wasser</text:p>
          </table:table-cell>
          <table:table-cell office:value-type="string">
            <text:p>US1</text:p>
          </table:table-cell>
          <table:table-cell office:value-type="string">
            <text:p>US0304201033</text:p>
          </table:table-cell>
          <table:table-cell office:value-type="string">
            <text:p>2.14%</text:p>
          </table:table-cell>
        </table:table-row>
        <table:table-row table:style-name="ro5">
          <table:table-cell office:value-type="string">
            <text:p>Amgen</text:p>
          </table:table-cell>
          <table:table-cell office:value-type="string">
            <text:p>Pharma</text:p>
          </table:table-cell>
          <table:table-cell office:value-type="string">
            <text:p>US1</text:p>
          </table:table-cell>
          <table:table-cell office:value-type="string">
            <text:p>US0311621009</text:p>
          </table:table-cell>
          <table:table-cell office:value-type="string">
            <text:p>2.40%</text:p>
          </table:table-cell>
        </table:table-row>
        <table:table-row table:style-name="ro5">
          <table:table-cell office:value-type="string">
            <text:p>Apple</text:p>
          </table:table-cell>
          <table:table-cell office:value-type="string">
            <text:p>IT2</text:p>
          </table:table-cell>
          <table:table-cell office:value-type="string">
            <text:p>US1</text:p>
          </table:table-cell>
          <table:table-cell office:value-type="string">
            <text:p>US0378331005</text:p>
          </table:table-cell>
          <table:table-cell office:value-type="string">
            <text:p>1.99%</text:p>
          </table:table-cell>
        </table:table-row>
        <table:table-row table:style-name="ro5">
          <table:table-cell office:value-type="string">
            <text:p>Aqua America</text:p>
          </table:table-cell>
          <table:table-cell office:value-type="string">
            <text:p>Wasser</text:p>
          </table:table-cell>
          <table:table-cell office:value-type="string">
            <text:p>US1</text:p>
          </table:table-cell>
          <table:table-cell office:value-type="string">
            <text:p>US03836W1036</text:p>
          </table:table-cell>
          <table:table-cell office:value-type="string">
            <text:p>2.61%</text:p>
          </table:table-cell>
        </table:table-row>
        <table:table-row table:style-name="ro5">
          <table:table-cell office:value-type="string">
            <text:p>Archer Daniels Midland *</text:p>
          </table:table-cell>
          <table:table-cell office:value-type="string">
            <text:p>Agrar</text:p>
          </table:table-cell>
          <table:table-cell office:value-type="string">
            <text:p>US1</text:p>
          </table:table-cell>
          <table:table-cell office:value-type="string">
            <text:p>US0394831020</text:p>
          </table:table-cell>
          <table:table-cell office:value-type="string">
            <text:p>2.78%</text:p>
          </table:table-cell>
        </table:table-row>
        <table:table-row table:style-name="ro5">
          <table:table-cell office:value-type="string">
            <text:p>AT&amp;T *</text:p>
          </table:table-cell>
          <table:table-cell office:value-type="string">
            <text:p>Telekom</text:p>
          </table:table-cell>
          <table:table-cell office:value-type="string">
            <text:p>US1</text:p>
          </table:table-cell>
          <table:table-cell office:value-type="string">
            <text:p>US00206R1023</text:p>
          </table:table-cell>
          <table:table-cell office:value-type="string">
            <text:p>4.90%</text:p>
          </table:table-cell>
        </table:table-row>
        <table:table-row table:style-name="ro5">
          <table:table-cell office:value-type="string">
            <text:p>Atmos Energy *</text:p>
          </table:table-cell>
          <table:table-cell office:value-type="string">
            <text:p>Versorger</text:p>
          </table:table-cell>
          <table:table-cell office:value-type="string">
            <text:p>US1</text:p>
          </table:table-cell>
          <table:table-cell office:value-type="string">
            <text:p>US0495601058</text:p>
          </table:table-cell>
          <table:table-cell office:value-type="string">
            <text:p>2.38%</text:p>
          </table:table-cell>
        </table:table-row>
        <table:table-row table:style-name="ro5">
          <table:table-cell office:value-type="string">
            <text:p>Automatic Data Processing *</text:p>
          </table:table-cell>
          <table:table-cell office:value-type="string">
            <text:p>IT2</text:p>
          </table:table-cell>
          <table:table-cell office:value-type="string">
            <text:p>US1</text:p>
          </table:table-cell>
          <table:table-cell office:value-type="string">
            <text:p>US0530151036</text:p>
          </table:table-cell>
          <table:table-cell office:value-type="string">
            <text:p>2.42%</text:p>
          </table:table-cell>
        </table:table-row>
        <table:table-row table:style-name="ro5">
          <table:table-cell office:value-type="string">
            <text:p>B+G FOODS</text:p>
          </table:table-cell>
          <table:table-cell office:value-type="string">
            <text:p>Lebensmittel</text:p>
          </table:table-cell>
          <table:table-cell office:value-type="string">
            <text:p>US1</text:p>
          </table:table-cell>
          <table:table-cell office:value-type="string">
            <text:p>US05508R1068</text:p>
          </table:table-cell>
          <table:table-cell office:value-type="string">
            <text:p>3.49%</text:p>
          </table:table-cell>
        </table:table-row>
        <table:table-row table:style-name="ro5">
          <table:table-cell office:value-type="string">
            <text:p>Ball Corp.</text:p>
          </table:table-cell>
          <table:table-cell office:value-type="string">
            <text:p>Industrie</text:p>
          </table:table-cell>
          <table:table-cell office:value-type="string">
            <text:p>US1</text:p>
          </table:table-cell>
          <table:table-cell office:value-type="string">
            <text:p>US0584981064</text:p>
          </table:table-cell>
          <table:table-cell office:value-type="string">
            <text:p>0.65%</text:p>
          </table:table-cell>
        </table:table-row>
        <table:table-row table:style-name="ro5">
          <table:table-cell office:value-type="string">
            <text:p>Baxter</text:p>
          </table:table-cell>
          <table:table-cell office:value-type="string">
            <text:p>Pharma</text:p>
          </table:table-cell>
          <table:table-cell office:value-type="string">
            <text:p>US1</text:p>
          </table:table-cell>
          <table:table-cell office:value-type="string">
            <text:p>US0718131099</text:p>
          </table:table-cell>
          <table:table-cell office:value-type="string">
            <text:p>1.08%</text:p>
          </table:table-cell>
        </table:table-row>
        <table:table-row table:style-name="ro5">
          <table:table-cell office:value-type="string">
            <text:p>BB&amp;T</text:p>
          </table:table-cell>
          <table:table-cell office:value-type="string">
            <text:p>Bank</text:p>
          </table:table-cell>
          <table:table-cell office:value-type="string">
            <text:p>US1</text:p>
          </table:table-cell>
          <table:table-cell office:value-type="string">
            <text:p>US0549371070</text:p>
          </table:table-cell>
          <table:table-cell office:value-type="string">
            <text:p>3.08%</text:p>
          </table:table-cell>
        </table:table-row>
        <table:table-row table:style-name="ro5">
          <table:table-cell office:value-type="string">
            <text:p>Becton, Dickinson *</text:p>
          </table:table-cell>
          <table:table-cell office:value-type="string">
            <text:p>Medizin</text:p>
          </table:table-cell>
          <table:table-cell office:value-type="string">
            <text:p>US1</text:p>
          </table:table-cell>
          <table:table-cell office:value-type="string">
            <text:p>US0758871091</text:p>
          </table:table-cell>
          <table:table-cell office:value-type="string">
            <text:p>1.49%</text:p>
          </table:table-cell>
        </table:table-row>
        <table:table-row table:style-name="ro5">
          <table:table-cell office:value-type="string">
            <text:p>Bemis *</text:p>
          </table:table-cell>
          <table:table-cell office:value-type="string">
            <text:p>Industrie</text:p>
          </table:table-cell>
          <table:table-cell office:value-type="string">
            <text:p>US1</text:p>
          </table:table-cell>
          <table:table-cell office:value-type="string">
            <text:p>US0814371052</text:p>
          </table:table-cell>
          <table:table-cell office:value-type="string">
            <text:p>2.33%</text:p>
          </table:table-cell>
        </table:table-row>
        <table:table-row table:style-name="ro5">
          <table:table-cell office:value-type="string">
            <text:p>BlackRock</text:p>
          </table:table-cell>
          <table:table-cell office:value-type="string">
            <text:p>Finanzen</text:p>
          </table:table-cell>
          <table:table-cell office:value-type="string">
            <text:p>US1</text:p>
          </table:table-cell>
          <table:table-cell office:value-type="string">
            <text:p>US09247X1019</text:p>
          </table:table-cell>
          <table:table-cell office:value-type="string">
            <text:p>2.57%</text:p>
          </table:table-cell>
        </table:table-row>
        <table:table-row table:style-name="ro5">
          <table:table-cell office:value-type="string">
            <text:p>Blackstone</text:p>
          </table:table-cell>
          <table:table-cell office:value-type="string">
            <text:p>Finanzen</text:p>
          </table:table-cell>
          <table:table-cell office:value-type="string">
            <text:p>US1</text:p>
          </table:table-cell>
          <table:table-cell office:value-type="string">
            <text:p>US09253U1088</text:p>
          </table:table-cell>
          <table:table-cell office:value-type="string">
            <text:p>8.06%</text:p>
          </table:table-cell>
        </table:table-row>
        <table:table-row table:style-name="ro5">
          <table:table-cell office:value-type="string">
            <text:p>Boeing</text:p>
          </table:table-cell>
          <table:table-cell office:value-type="string">
            <text:p>Transport</text:p>
          </table:table-cell>
          <table:table-cell office:value-type="string">
            <text:p>US1</text:p>
          </table:table-cell>
          <table:table-cell office:value-type="string">
            <text:p>US0970231058</text:p>
          </table:table-cell>
          <table:table-cell office:value-type="string">
            <text:p>3.24%</text:p>
          </table:table-cell>
        </table:table-row>
        <table:table-row table:style-name="ro5">
          <table:table-cell office:value-type="string">
            <text:p>Bristol-Myers</text:p>
          </table:table-cell>
          <table:table-cell office:value-type="string">
            <text:p>Pharma</text:p>
          </table:table-cell>
          <table:table-cell office:value-type="string">
            <text:p>US1</text:p>
          </table:table-cell>
          <table:table-cell office:value-type="string">
            <text:p>US1101221083</text:p>
          </table:table-cell>
          <table:table-cell office:value-type="string">
            <text:p>2.78%</text:p>
          </table:table-cell>
        </table:table-row>
        <table:table-row table:style-name="ro5">
          <table:table-cell office:value-type="string">
            <text:p>Brown-Forman B *</text:p>
          </table:table-cell>
          <table:table-cell office:value-type="string">
            <text:p>Getraenke</text:p>
          </table:table-cell>
          <table:table-cell office:value-type="string">
            <text:p>US1</text:p>
          </table:table-cell>
          <table:table-cell office:value-type="string">
            <text:p>US1156372096</text:p>
          </table:table-cell>
          <table:table-cell office:value-type="string">
            <text:p>1.46%</text:p>
          </table:table-cell>
        </table:table-row>
        <table:table-row table:style-name="ro5">
          <table:table-cell office:value-type="string">
            <text:p>C. R. Bard</text:p>
          </table:table-cell>
          <table:table-cell office:value-type="string">
            <text:p>Pharma</text:p>
          </table:table-cell>
          <table:table-cell office:value-type="string">
            <text:p>US1</text:p>
          </table:table-cell>
          <table:table-cell office:value-type="string">
            <text:p>US0673831097</text:p>
          </table:table-cell>
          <table:table-cell office:value-type="string">
            <text:p>0.47%</text:p>
          </table:table-cell>
        </table:table-row>
        <table:table-row table:style-name="ro5">
          <table:table-cell office:value-type="string">
            <text:p>Campbell Soup</text:p>
          </table:table-cell>
          <table:table-cell office:value-type="string">
            <text:p>Lebensmittel</text:p>
          </table:table-cell>
          <table:table-cell office:value-type="string">
            <text:p>US1</text:p>
          </table:table-cell>
          <table:table-cell office:value-type="string">
            <text:p>US1344291091</text:p>
          </table:table-cell>
          <table:table-cell office:value-type="string">
            <text:p>2.59%</text:p>
          </table:table-cell>
        </table:table-row>
        <table:table-row table:style-name="ro5">
          <table:table-cell office:value-type="string">
            <text:p>Cardinal Health *</text:p>
          </table:table-cell>
          <table:table-cell office:value-type="string">
            <text:p>Medizin</text:p>
          </table:table-cell>
          <table:table-cell office:value-type="string">
            <text:p>US1</text:p>
          </table:table-cell>
          <table:table-cell office:value-type="string">
            <text:p>US14149Y1082</text:p>
          </table:table-cell>
          <table:table-cell office:value-type="string">
            <text:p>2.35%</text:p>
          </table:table-cell>
        </table:table-row>
        <table:table-row table:style-name="ro5">
          <table:table-cell office:value-type="string">
            <text:p>Carlyle Group</text:p>
          </table:table-cell>
          <table:table-cell office:value-type="string">
            <text:p>Finanzen</text:p>
          </table:table-cell>
          <table:table-cell office:value-type="string">
            <text:p>US1</text:p>
          </table:table-cell>
          <table:table-cell office:value-type="string">
            <text:p>US14309L1026</text:p>
          </table:table-cell>
          <table:table-cell office:value-type="string">
            <text:p>10.99%</text:p>
          </table:table-cell>
        </table:table-row>
        <table:table-row table:style-name="ro5">
          <table:table-cell office:value-type="string">
            <text:p>Caterpillar</text:p>
          </table:table-cell>
          <table:table-cell office:value-type="string">
            <text:p>Bau</text:p>
          </table:table-cell>
          <table:table-cell office:value-type="string">
            <text:p>US1</text:p>
          </table:table-cell>
          <table:table-cell office:value-type="string">
            <text:p>US1491231015</text:p>
          </table:table-cell>
          <table:table-cell office:value-type="string">
            <text:p>3.44%</text:p>
          </table:table-cell>
        </table:table-row>
        <table:table-row table:style-name="ro5">
          <table:table-cell office:value-type="string">
            <text:p>CenturyLink</text:p>
          </table:table-cell>
          <table:table-cell office:value-type="string">
            <text:p>Telekom</text:p>
          </table:table-cell>
          <table:table-cell office:value-type="string">
            <text:p>US1</text:p>
          </table:table-cell>
          <table:table-cell office:value-type="string">
            <text:p>US1567001060</text:p>
          </table:table-cell>
          <table:table-cell office:value-type="string">
            <text:p>8.01%</text:p>
          </table:table-cell>
        </table:table-row>
        <table:table-row table:style-name="ro5">
          <table:table-cell office:value-type="string">
            <text:p>Chevron *</text:p>
          </table:table-cell>
          <table:table-cell office:value-type="string">
            <text:p>Oel &amp; Gas</text:p>
          </table:table-cell>
          <table:table-cell office:value-type="string">
            <text:p>US1</text:p>
          </table:table-cell>
          <table:table-cell office:value-type="string">
            <text:p>US1667641005</text:p>
          </table:table-cell>
          <table:table-cell office:value-type="string">
            <text:p>4.19%</text:p>
          </table:table-cell>
        </table:table-row>
        <table:table-row table:style-name="ro5">
          <table:table-cell office:value-type="string">
            <text:p>Church &amp; Dwight</text:p>
          </table:table-cell>
          <table:table-cell office:value-type="string">
            <text:p>Chemie</text:p>
          </table:table-cell>
          <table:table-cell office:value-type="string">
            <text:p>US1</text:p>
          </table:table-cell>
          <table:table-cell office:value-type="string">
            <text:p>US1713401024</text:p>
          </table:table-cell>
          <table:table-cell office:value-type="string">
            <text:p>1.53%</text:p>
          </table:table-cell>
        </table:table-row>
        <table:table-row table:style-name="ro5">
          <table:table-cell office:value-type="string">
            <text:p>Cincinnati Financial *</text:p>
          </table:table-cell>
          <table:table-cell office:value-type="string">
            <text:p>Finanzen</text:p>
          </table:table-cell>
          <table:table-cell office:value-type="string">
            <text:p>US1</text:p>
          </table:table-cell>
          <table:table-cell office:value-type="string">
            <text:p>US1720621010</text:p>
          </table:table-cell>
          <table:table-cell office:value-type="string">
            <text:p>2.59%</text:p>
          </table:table-cell>
        </table:table-row>
        <table:table-row table:style-name="ro5">
          <table:table-cell office:value-type="string">
            <text:p>Cintas *</text:p>
          </table:table-cell>
          <table:table-cell office:value-type="string">
            <text:p>Textil</text:p>
          </table:table-cell>
          <table:table-cell office:value-type="string">
            <text:p>US1</text:p>
          </table:table-cell>
          <table:table-cell office:value-type="string">
            <text:p>US1729081059</text:p>
          </table:table-cell>
          <table:table-cell office:value-type="string">
            <text:p>0.94%</text:p>
          </table:table-cell>
        </table:table-row>
        <table:table-row table:style-name="ro5">
          <table:table-cell office:value-type="string">
            <text:p>Cisco Systems</text:p>
          </table:table-cell>
          <table:table-cell office:value-type="string">
            <text:p>IT2</text:p>
          </table:table-cell>
          <table:table-cell office:value-type="string">
            <text:p>US1</text:p>
          </table:table-cell>
          <table:table-cell office:value-type="string">
            <text:p>US17275R1023</text:p>
          </table:table-cell>
          <table:table-cell office:value-type="string">
            <text:p>3.30%</text:p>
          </table:table-cell>
        </table:table-row>
        <table:table-row table:style-name="ro5">
          <table:table-cell office:value-type="string">
            <text:p>Clorox *</text:p>
          </table:table-cell>
          <table:table-cell office:value-type="string">
            <text:p>Chemie</text:p>
          </table:table-cell>
          <table:table-cell office:value-type="string">
            <text:p>US1</text:p>
          </table:table-cell>
          <table:table-cell office:value-type="string">
            <text:p>US1890541097</text:p>
          </table:table-cell>
          <table:table-cell office:value-type="string">
            <text:p>2.60%</text:p>
          </table:table-cell>
        </table:table-row>
        <table:table-row table:style-name="ro5">
          <table:table-cell office:value-type="string">
            <text:p>Coca-Cola *</text:p>
          </table:table-cell>
          <table:table-cell office:value-type="string">
            <text:p>Getraenke</text:p>
          </table:table-cell>
          <table:table-cell office:value-type="string">
            <text:p>US1</text:p>
          </table:table-cell>
          <table:table-cell office:value-type="string">
            <text:p>US1912161007</text:p>
          </table:table-cell>
          <table:table-cell office:value-type="string">
            <text:p>3.35%</text:p>
          </table:table-cell>
        </table:table-row>
        <table:table-row table:style-name="ro5">
          <table:table-cell office:value-type="string">
            <text:p>Colgate Palmolive *</text:p>
          </table:table-cell>
          <table:table-cell office:value-type="string">
            <text:p>Konsum</text:p>
          </table:table-cell>
          <table:table-cell office:value-type="string">
            <text:p>US1</text:p>
          </table:table-cell>
          <table:table-cell office:value-type="string">
            <text:p>US1941621039</text:p>
          </table:table-cell>
          <table:table-cell office:value-type="string">
            <text:p>2.13%</text:p>
          </table:table-cell>
        </table:table-row>
        <table:table-row table:style-name="ro5">
          <table:table-cell office:value-type="string">
            <text:p>Comcast</text:p>
          </table:table-cell>
          <table:table-cell office:value-type="string">
            <text:p>Medien</text:p>
          </table:table-cell>
          <table:table-cell office:value-type="string">
            <text:p>US1</text:p>
          </table:table-cell>
          <table:table-cell office:value-type="string">
            <text:p>US20030N1019</text:p>
          </table:table-cell>
          <table:table-cell office:value-type="string">
            <text:p>1.68%</text:p>
          </table:table-cell>
        </table:table-row>
        <table:table-row table:style-name="ro5">
          <table:table-cell office:value-type="string">
            <text:p>ConAgra Foods</text:p>
          </table:table-cell>
          <table:table-cell office:value-type="string">
            <text:p>Lebensmittel</text:p>
          </table:table-cell>
          <table:table-cell office:value-type="string">
            <text:p>US1</text:p>
          </table:table-cell>
          <table:table-cell office:value-type="string">
            <text:p>US2058871029</text:p>
          </table:table-cell>
          <table:table-cell office:value-type="string">
            <text:p>2.12%</text:p>
          </table:table-cell>
        </table:table-row>
        <table:table-row table:style-name="ro5">
          <table:table-cell office:value-type="string">
            <text:p>ConocoPhillips</text:p>
          </table:table-cell>
          <table:table-cell office:value-type="string">
            <text:p>Oel &amp; Gas</text:p>
          </table:table-cell>
          <table:table-cell office:value-type="string">
            <text:p>US1</text:p>
          </table:table-cell>
          <table:table-cell office:value-type="string">
            <text:p>US20825C1045</text:p>
          </table:table-cell>
          <table:table-cell office:value-type="string">
            <text:p>2.24%</text:p>
          </table:table-cell>
        </table:table-row>
        <table:table-row table:style-name="ro5">
          <table:table-cell office:value-type="string">
            <text:p>Consolidated Edison *</text:p>
          </table:table-cell>
          <table:table-cell office:value-type="string">
            <text:p>Energie</text:p>
          </table:table-cell>
          <table:table-cell office:value-type="string">
            <text:p>US1</text:p>
          </table:table-cell>
          <table:table-cell office:value-type="string">
            <text:p>US2091151041</text:p>
          </table:table-cell>
          <table:table-cell office:value-type="string">
            <text:p>3.70%</text:p>
          </table:table-cell>
        </table:table-row>
        <table:table-row table:style-name="ro5">
          <table:table-cell office:value-type="string">
            <text:p>CSX</text:p>
          </table:table-cell>
          <table:table-cell office:value-type="string">
            <text:p>Transport</text:p>
          </table:table-cell>
          <table:table-cell office:value-type="string">
            <text:p>US1</text:p>
          </table:table-cell>
          <table:table-cell office:value-type="string">
            <text:p>US1264081035</text:p>
          </table:table-cell>
          <table:table-cell office:value-type="string">
            <text:p>2.32%</text:p>
          </table:table-cell>
        </table:table-row>
        <table:table-row table:style-name="ro5">
          <table:table-cell office:value-type="string">
            <text:p>Cummins</text:p>
          </table:table-cell>
          <table:table-cell office:value-type="string">
            <text:p>Auto</text:p>
          </table:table-cell>
          <table:table-cell office:value-type="string">
            <text:p>US1</text:p>
          </table:table-cell>
          <table:table-cell office:value-type="string">
            <text:p>US2310211063</text:p>
          </table:table-cell>
          <table:table-cell office:value-type="string">
            <text:p>3.14%</text:p>
          </table:table-cell>
        </table:table-row>
        <table:table-row table:style-name="ro5">
          <table:table-cell office:value-type="string">
            <text:p>CVS Health</text:p>
          </table:table-cell>
          <table:table-cell office:value-type="string">
            <text:p>Pharma</text:p>
          </table:table-cell>
          <table:table-cell office:value-type="string">
            <text:p>US1</text:p>
          </table:table-cell>
          <table:table-cell office:value-type="string">
            <text:p>US1266501006</text:p>
          </table:table-cell>
          <table:table-cell office:value-type="string">
            <text:p>1.96%</text:p>
          </table:table-cell>
        </table:table-row>
        <table:table-row table:style-name="ro5">
          <table:table-cell office:value-type="string">
            <text:p>Danaher Corp.</text:p>
          </table:table-cell>
          <table:table-cell office:value-type="string">
            <text:p>Industrie</text:p>
          </table:table-cell>
          <table:table-cell office:value-type="string">
            <text:p>US1</text:p>
          </table:table-cell>
          <table:table-cell office:value-type="string">
            <text:p>US2358511028</text:p>
          </table:table-cell>
          <table:table-cell office:value-type="string">
            <text:p>0.82%</text:p>
          </table:table-cell>
        </table:table-row>
        <table:table-row table:style-name="ro5">
          <table:table-cell office:value-type="string">
            <text:p>Darden Restaurants</text:p>
          </table:table-cell>
          <table:table-cell office:value-type="string">
            <text:p>Restaurant</text:p>
          </table:table-cell>
          <table:table-cell office:value-type="string">
            <text:p>US1</text:p>
          </table:table-cell>
          <table:table-cell office:value-type="string">
            <text:p>US2371941053</text:p>
          </table:table-cell>
          <table:table-cell office:value-type="string">
            <text:p>3.67%</text:p>
          </table:table-cell>
        </table:table-row>
        <table:table-row table:style-name="ro5">
          <table:table-cell office:value-type="string">
            <text:p>Deere &amp; Company</text:p>
          </table:table-cell>
          <table:table-cell office:value-type="string">
            <text:p>Agrar</text:p>
          </table:table-cell>
          <table:table-cell office:value-type="string">
            <text:p>US1</text:p>
          </table:table-cell>
          <table:table-cell office:value-type="string">
            <text:p>US2441991054</text:p>
          </table:table-cell>
          <table:table-cell office:value-type="string">
            <text:p>2.81%</text:p>
          </table:table-cell>
        </table:table-row>
        <table:table-row table:style-name="ro5">
          <table:table-cell office:value-type="string">
            <text:p>Digital Realty Trust</text:p>
          </table:table-cell>
          <table:table-cell office:value-type="string">
            <text:p>Finanzen</text:p>
          </table:table-cell>
          <table:table-cell office:value-type="string">
            <text:p>US1</text:p>
          </table:table-cell>
          <table:table-cell office:value-type="string">
            <text:p>US2538681030</text:p>
          </table:table-cell>
          <table:table-cell office:value-type="string">
            <text:p>3.86%</text:p>
          </table:table-cell>
        </table:table-row>
        <table:table-row table:style-name="ro5">
          <table:table-cell office:value-type="string">
            <text:p>Dominion Resources</text:p>
          </table:table-cell>
          <table:table-cell office:value-type="string">
            <text:p>Energie</text:p>
          </table:table-cell>
          <table:table-cell office:value-type="string">
            <text:p>US1</text:p>
          </table:table-cell>
          <table:table-cell office:value-type="string">
            <text:p>US25746U1097</text:p>
          </table:table-cell>
          <table:table-cell office:value-type="string">
            <text:p>3.89%</text:p>
          </table:table-cell>
        </table:table-row>
        <table:table-row table:style-name="ro5">
          <table:table-cell office:value-type="string">
            <text:p>Donaldson Company</text:p>
          </table:table-cell>
          <table:table-cell office:value-type="string">
            <text:p>Industrie</text:p>
          </table:table-cell>
          <table:table-cell office:value-type="string">
            <text:p>US1</text:p>
          </table:table-cell>
          <table:table-cell office:value-type="string">
            <text:p>US2576511099</text:p>
          </table:table-cell>
          <table:table-cell office:value-type="string">
            <text:p>1.89%</text:p>
          </table:table-cell>
        </table:table-row>
        <table:table-row table:style-name="ro5">
          <table:table-cell office:value-type="string">
            <text:p>Dover *</text:p>
          </table:table-cell>
          <table:table-cell office:value-type="string">
            <text:p>Industrie</text:p>
          </table:table-cell>
          <table:table-cell office:value-type="string">
            <text:p>US1</text:p>
          </table:table-cell>
          <table:table-cell office:value-type="string">
            <text:p>US2600031080</text:p>
          </table:table-cell>
          <table:table-cell office:value-type="string">
            <text:p>2.39%</text:p>
          </table:table-cell>
        </table:table-row>
        <table:table-row table:style-name="ro5">
          <table:table-cell office:value-type="string">
            <text:p>Dow Chemical</text:p>
          </table:table-cell>
          <table:table-cell office:value-type="string">
            <text:p>Chemie</text:p>
          </table:table-cell>
          <table:table-cell office:value-type="string">
            <text:p>US1</text:p>
          </table:table-cell>
          <table:table-cell office:value-type="string">
            <text:p>US2605431038</text:p>
          </table:table-cell>
          <table:table-cell office:value-type="string">
            <text:p>3.45%</text:p>
          </table:table-cell>
        </table:table-row>
        <table:table-row table:style-name="ro5">
          <table:table-cell office:value-type="string">
            <text:p>Dr Pepper Snapple</text:p>
          </table:table-cell>
          <table:table-cell office:value-type="string">
            <text:p>Getraenke</text:p>
          </table:table-cell>
          <table:table-cell office:value-type="string">
            <text:p>US1</text:p>
          </table:table-cell>
          <table:table-cell office:value-type="string">
            <text:p>US26138E1091</text:p>
          </table:table-cell>
          <table:table-cell office:value-type="string">
            <text:p>2.41%</text:p>
          </table:table-cell>
        </table:table-row>
        <table:table-row table:style-name="ro5">
          <table:table-cell office:value-type="string">
            <text:p>Duke Energy</text:p>
          </table:table-cell>
          <table:table-cell office:value-type="string">
            <text:p>Energie</text:p>
          </table:table-cell>
          <table:table-cell office:value-type="string">
            <text:p>US1</text:p>
          </table:table-cell>
          <table:table-cell office:value-type="string">
            <text:p>US26441C2044</text:p>
          </table:table-cell>
          <table:table-cell office:value-type="string">
            <text:p>4.41%</text:p>
          </table:table-cell>
        </table:table-row>
        <table:table-row table:style-name="ro5">
          <table:table-cell office:value-type="string">
            <text:p>Dunkin Brands Group</text:p>
          </table:table-cell>
          <table:table-cell office:value-type="string">
            <text:p>Restaurant</text:p>
          </table:table-cell>
          <table:table-cell office:value-type="string">
            <text:p>US1</text:p>
          </table:table-cell>
          <table:table-cell office:value-type="string">
            <text:p>US2655041000</text:p>
          </table:table-cell>
          <table:table-cell office:value-type="string">
            <text:p>2.33%</text:p>
          </table:table-cell>
        </table:table-row>
        <table:table-row table:style-name="ro5">
          <table:table-cell office:value-type="string">
            <text:p>DuPont</text:p>
          </table:table-cell>
          <table:table-cell office:value-type="string">
            <text:p>Chemie</text:p>
          </table:table-cell>
          <table:table-cell office:value-type="string">
            <text:p>US1</text:p>
          </table:table-cell>
          <table:table-cell office:value-type="string">
            <text:p>US2635341090</text:p>
          </table:table-cell>
          <table:table-cell office:value-type="string">
            <text:p>2.20%</text:p>
          </table:table-cell>
        </table:table-row>
        <table:table-row table:style-name="ro5">
          <table:table-cell office:value-type="string">
            <text:p>Ecolab *</text:p>
          </table:table-cell>
          <table:table-cell office:value-type="string">
            <text:p>Konsum</text:p>
          </table:table-cell>
          <table:table-cell office:value-type="string">
            <text:p>US1</text:p>
          </table:table-cell>
          <table:table-cell office:value-type="string">
            <text:p>US2788651006</text:p>
          </table:table-cell>
          <table:table-cell office:value-type="string">
            <text:p>1.16%</text:p>
          </table:table-cell>
        </table:table-row>
        <table:table-row table:style-name="ro5">
          <table:table-cell office:value-type="string">
            <text:p>Eli Lilly</text:p>
          </table:table-cell>
          <table:table-cell office:value-type="string">
            <text:p>Pharma</text:p>
          </table:table-cell>
          <table:table-cell office:value-type="string">
            <text:p>US1</text:p>
          </table:table-cell>
          <table:table-cell office:value-type="string">
            <text:p>US5324571083</text:p>
          </table:table-cell>
          <table:table-cell office:value-type="string">
            <text:p>2.52%</text:p>
          </table:table-cell>
        </table:table-row>
        <table:table-row table:style-name="ro5">
          <table:table-cell office:value-type="string">
            <text:p>Emerson Electric *</text:p>
          </table:table-cell>
          <table:table-cell office:value-type="string">
            <text:p>Industrie</text:p>
          </table:table-cell>
          <table:table-cell office:value-type="string">
            <text:p>US1</text:p>
          </table:table-cell>
          <table:table-cell office:value-type="string">
            <text:p>US2910111044</text:p>
          </table:table-cell>
          <table:table-cell office:value-type="string">
            <text:p>3.56%</text:p>
          </table:table-cell>
        </table:table-row>
        <table:table-row table:style-name="ro5">
          <table:table-cell office:value-type="string">
            <text:p>Estee Lauder</text:p>
          </table:table-cell>
          <table:table-cell office:value-type="string">
            <text:p>Konsum</text:p>
          </table:table-cell>
          <table:table-cell office:value-type="string">
            <text:p>US1</text:p>
          </table:table-cell>
          <table:table-cell office:value-type="string">
            <text:p>US5184391044</text:p>
          </table:table-cell>
          <table:table-cell office:value-type="string">
            <text:p>1.36%</text:p>
          </table:table-cell>
        </table:table-row>
        <table:table-row table:style-name="ro5">
          <table:table-cell office:value-type="string">
            <text:p>Exelon</text:p>
          </table:table-cell>
          <table:table-cell office:value-type="string">
            <text:p>Energie</text:p>
          </table:table-cell>
          <table:table-cell office:value-type="string">
            <text:p>US1</text:p>
          </table:table-cell>
          <table:table-cell office:value-type="string">
            <text:p>US30161N1019</text:p>
          </table:table-cell>
          <table:table-cell office:value-type="string">
            <text:p>3.99%</text:p>
          </table:table-cell>
        </table:table-row>
        <table:table-row table:style-name="ro5">
          <table:table-cell office:value-type="string">
            <text:p>Exxon Mobil *</text:p>
          </table:table-cell>
          <table:table-cell office:value-type="string">
            <text:p>Oel &amp; Gas</text:p>
          </table:table-cell>
          <table:table-cell office:value-type="string">
            <text:p>US1</text:p>
          </table:table-cell>
          <table:table-cell office:value-type="string">
            <text:p>US30231G1022</text:p>
          </table:table-cell>
          <table:table-cell office:value-type="string">
            <text:p>3.44%</text:p>
          </table:table-cell>
        </table:table-row>
        <table:table-row table:style-name="ro5">
          <table:table-cell office:value-type="string">
            <text:p>Fastenal</text:p>
          </table:table-cell>
          <table:table-cell office:value-type="string">
            <text:p>Handel</text:p>
          </table:table-cell>
          <table:table-cell office:value-type="string">
            <text:p>US1</text:p>
          </table:table-cell>
          <table:table-cell office:value-type="string">
            <text:p>US3119001044</text:p>
          </table:table-cell>
          <table:table-cell office:value-type="string">
            <text:p>2.82%</text:p>
          </table:table-cell>
        </table:table-row>
        <table:table-row table:style-name="ro5">
          <table:table-cell office:value-type="string">
            <text:p>FedEx</text:p>
          </table:table-cell>
          <table:table-cell office:value-type="string">
            <text:p>Logistik</text:p>
          </table:table-cell>
          <table:table-cell office:value-type="string">
            <text:p>US1</text:p>
          </table:table-cell>
          <table:table-cell office:value-type="string">
            <text:p>US31428X1063</text:p>
          </table:table-cell>
          <table:table-cell office:value-type="string">
            <text:p>0.92%</text:p>
          </table:table-cell>
        </table:table-row>
        <table:table-row table:style-name="ro5">
          <table:table-cell office:value-type="string">
            <text:p>FirstEnergy</text:p>
          </table:table-cell>
          <table:table-cell office:value-type="string">
            <text:p>Energie</text:p>
          </table:table-cell>
          <table:table-cell office:value-type="string">
            <text:p>US1</text:p>
          </table:table-cell>
          <table:table-cell office:value-type="string">
            <text:p>US3379321074</text:p>
          </table:table-cell>
          <table:table-cell office:value-type="string">
            <text:p>4.56%</text:p>
          </table:table-cell>
        </table:table-row>
        <table:table-row table:style-name="ro5">
          <table:table-cell office:value-type="string">
            <text:p>Franklin Resources *</text:p>
          </table:table-cell>
          <table:table-cell office:value-type="string">
            <text:p>Finanzen</text:p>
          </table:table-cell>
          <table:table-cell office:value-type="string">
            <text:p>US1</text:p>
          </table:table-cell>
          <table:table-cell office:value-type="string">
            <text:p>US3546131018</text:p>
          </table:table-cell>
          <table:table-cell office:value-type="string">
            <text:p>1.99%</text:p>
          </table:table-cell>
        </table:table-row>
        <table:table-row table:style-name="ro5">
          <table:table-cell office:value-type="string">
            <text:p>Freeport-McMoran Copper</text:p>
          </table:table-cell>
          <table:table-cell office:value-type="string">
            <text:p>Rohstoffe</text:p>
          </table:table-cell>
          <table:table-cell office:value-type="string">
            <text:p>US1</text:p>
          </table:table-cell>
          <table:table-cell office:value-type="string">
            <text:p>US35671D8570</text:p>
          </table:table-cell>
          <table:table-cell office:value-type="string">
            <text:p>0.00%</text:p>
          </table:table-cell>
        </table:table-row>
        <table:table-row table:style-name="ro5">
          <table:table-cell office:value-type="string">
            <text:p>General Dynamics</text:p>
          </table:table-cell>
          <table:table-cell office:value-type="string">
            <text:p>Ruestung</text:p>
          </table:table-cell>
          <table:table-cell office:value-type="string">
            <text:p>US1</text:p>
          </table:table-cell>
          <table:table-cell office:value-type="string">
            <text:p>US3695501086</text:p>
          </table:table-cell>
          <table:table-cell office:value-type="string">
            <text:p>1.97%</text:p>
          </table:table-cell>
        </table:table-row>
        <table:table-row table:style-name="ro5">
          <table:table-cell office:value-type="string">
            <text:p>General Electric</text:p>
          </table:table-cell>
          <table:table-cell office:value-type="string">
            <text:p>Industrie</text:p>
          </table:table-cell>
          <table:table-cell office:value-type="string">
            <text:p>US1</text:p>
          </table:table-cell>
          <table:table-cell office:value-type="string">
            <text:p>US3696041033</text:p>
          </table:table-cell>
          <table:table-cell office:value-type="string">
            <text:p>3.14%</text:p>
          </table:table-cell>
        </table:table-row>
        <table:table-row table:style-name="ro5">
          <table:table-cell office:value-type="string">
            <text:p>General Mills</text:p>
          </table:table-cell>
          <table:table-cell office:value-type="string">
            <text:p>Lebensmittel</text:p>
          </table:table-cell>
          <table:table-cell office:value-type="string">
            <text:p>US1</text:p>
          </table:table-cell>
          <table:table-cell office:value-type="string">
            <text:p>US3703341046</text:p>
          </table:table-cell>
          <table:table-cell office:value-type="string">
            <text:p>3.07%</text:p>
          </table:table-cell>
        </table:table-row>
        <table:table-row table:style-name="ro5">
          <table:table-cell office:value-type="string">
            <text:p>Genuine Parts *</text:p>
          </table:table-cell>
          <table:table-cell office:value-type="string">
            <text:p>Auto</text:p>
          </table:table-cell>
          <table:table-cell office:value-type="string">
            <text:p>US1</text:p>
          </table:table-cell>
          <table:table-cell office:value-type="string">
            <text:p>US3724601055</text:p>
          </table:table-cell>
          <table:table-cell office:value-type="string">
            <text:p>2.65%</text:p>
          </table:table-cell>
        </table:table-row>
        <table:table-row table:style-name="ro5">
          <table:table-cell office:value-type="string">
            <text:p>Gilead Sciences</text:p>
          </table:table-cell>
          <table:table-cell office:value-type="string">
            <text:p>Pharma</text:p>
          </table:table-cell>
          <table:table-cell office:value-type="string">
            <text:p>US1</text:p>
          </table:table-cell>
          <table:table-cell office:value-type="string">
            <text:p>US3755581036</text:p>
          </table:table-cell>
          <table:table-cell office:value-type="string">
            <text:p>2.46%</text:p>
          </table:table-cell>
        </table:table-row>
        <table:table-row table:style-name="ro5">
          <table:table-cell office:value-type="string">
            <text:p>Goldman Sachs</text:p>
          </table:table-cell>
          <table:table-cell office:value-type="string">
            <text:p>Bank</text:p>
          </table:table-cell>
          <table:table-cell office:value-type="string">
            <text:p>US1</text:p>
          </table:table-cell>
          <table:table-cell office:value-type="string">
            <text:p>US38141G1040</text:p>
          </table:table-cell>
          <table:table-cell office:value-type="string">
            <text:p>1.56%</text:p>
          </table:table-cell>
        </table:table-row>
        <table:table-row table:style-name="ro5">
          <table:table-cell office:value-type="string">
            <text:p>Halliburton</text:p>
          </table:table-cell>
          <table:table-cell office:value-type="string">
            <text:p>Oel &amp; Gas</text:p>
          </table:table-cell>
          <table:table-cell office:value-type="string">
            <text:p>US1</text:p>
          </table:table-cell>
          <table:table-cell office:value-type="string">
            <text:p>US4062161017</text:p>
          </table:table-cell>
          <table:table-cell office:value-type="string">
            <text:p>1.55%</text:p>
          </table:table-cell>
        </table:table-row>
        <table:table-row table:style-name="ro5">
          <table:table-cell office:value-type="string">
            <text:p>HanesBrands</text:p>
          </table:table-cell>
          <table:table-cell office:value-type="string">
            <text:p>Textil</text:p>
          </table:table-cell>
          <table:table-cell office:value-type="string">
            <text:p>US1</text:p>
          </table:table-cell>
          <table:table-cell office:value-type="string">
            <text:p>US4103451021</text:p>
          </table:table-cell>
          <table:table-cell office:value-type="string">
            <text:p>1.72%</text:p>
          </table:table-cell>
        </table:table-row>
        <table:table-row table:style-name="ro5">
          <table:table-cell office:value-type="string">
            <text:p>Hasbro</text:p>
          </table:table-cell>
          <table:table-cell office:value-type="string">
            <text:p>Spielzeug</text:p>
          </table:table-cell>
          <table:table-cell office:value-type="string">
            <text:p>US1</text:p>
          </table:table-cell>
          <table:table-cell office:value-type="string">
            <text:p>US4180561072</text:p>
          </table:table-cell>
          <table:table-cell office:value-type="string">
            <text:p>2.54%</text:p>
          </table:table-cell>
        </table:table-row>
        <table:table-row table:style-name="ro5">
          <table:table-cell office:value-type="string">
            <text:p>HCP *</text:p>
          </table:table-cell>
          <table:table-cell office:value-type="string">
            <text:p>Finanzen</text:p>
          </table:table-cell>
          <table:table-cell office:value-type="string">
            <text:p>US1</text:p>
          </table:table-cell>
          <table:table-cell office:value-type="string">
            <text:p>US40414L1098</text:p>
          </table:table-cell>
          <table:table-cell office:value-type="string">
            <text:p>6.38%</text:p>
          </table:table-cell>
        </table:table-row>
        <table:table-row table:style-name="ro5">
          <table:table-cell office:value-type="string">
            <text:p>Hershey</text:p>
          </table:table-cell>
          <table:table-cell office:value-type="string">
            <text:p>Lebensmittel</text:p>
          </table:table-cell>
          <table:table-cell office:value-type="string">
            <text:p>US1</text:p>
          </table:table-cell>
          <table:table-cell office:value-type="string">
            <text:p>US4278661081</text:p>
          </table:table-cell>
          <table:table-cell office:value-type="string">
            <text:p>2.59%</text:p>
          </table:table-cell>
        </table:table-row>
        <table:table-row table:style-name="ro5">
          <table:table-cell office:value-type="string">
            <text:p>Home Depot</text:p>
          </table:table-cell>
          <table:table-cell office:value-type="string">
            <text:p>Handel</text:p>
          </table:table-cell>
          <table:table-cell office:value-type="string">
            <text:p>US1</text:p>
          </table:table-cell>
          <table:table-cell office:value-type="string">
            <text:p>US4370761029</text:p>
          </table:table-cell>
          <table:table-cell office:value-type="string">
            <text:p>2.13%</text:p>
          </table:table-cell>
        </table:table-row>
        <table:table-row table:style-name="ro5">
          <table:table-cell office:value-type="string">
            <text:p>Honeywell</text:p>
          </table:table-cell>
          <table:table-cell office:value-type="string">
            <text:p>Industrie</text:p>
          </table:table-cell>
          <table:table-cell office:value-type="string">
            <text:p>US1</text:p>
          </table:table-cell>
          <table:table-cell office:value-type="string">
            <text:p>US4385161066</text:p>
          </table:table-cell>
          <table:table-cell office:value-type="string">
            <text:p>2.05%</text:p>
          </table:table-cell>
        </table:table-row>
        <table:table-row table:style-name="ro5">
          <table:table-cell office:value-type="string">
            <text:p>Hormel Foods *</text:p>
          </table:table-cell>
          <table:table-cell office:value-type="string">
            <text:p>Lebensmittel</text:p>
          </table:table-cell>
          <table:table-cell office:value-type="string">
            <text:p>US1</text:p>
          </table:table-cell>
          <table:table-cell office:value-type="string">
            <text:p>US4404521001</text:p>
          </table:table-cell>
          <table:table-cell office:value-type="string">
            <text:p>1.55%</text:p>
          </table:table-cell>
        </table:table-row>
        <table:table-row table:style-name="ro5">
          <table:table-cell office:value-type="string">
            <text:p>IBM</text:p>
          </table:table-cell>
          <table:table-cell office:value-type="string">
            <text:p>IT2</text:p>
          </table:table-cell>
          <table:table-cell office:value-type="string">
            <text:p>US1</text:p>
          </table:table-cell>
          <table:table-cell office:value-type="string">
            <text:p>US4592001014</text:p>
          </table:table-cell>
          <table:table-cell office:value-type="string">
            <text:p>3.56%</text:p>
          </table:table-cell>
        </table:table-row>
        <table:table-row table:style-name="ro5">
          <table:table-cell office:value-type="string">
            <text:p>Illinois Tool Works *</text:p>
          </table:table-cell>
          <table:table-cell office:value-type="string">
            <text:p>Industrie</text:p>
          </table:table-cell>
          <table:table-cell office:value-type="string">
            <text:p>US1</text:p>
          </table:table-cell>
          <table:table-cell office:value-type="string">
            <text:p>US4523081093</text:p>
          </table:table-cell>
          <table:table-cell office:value-type="string">
            <text:p>2.18%</text:p>
          </table:table-cell>
        </table:table-row>
        <table:table-row table:style-name="ro5">
          <table:table-cell office:value-type="string">
            <text:p>Intel</text:p>
          </table:table-cell>
          <table:table-cell office:value-type="string">
            <text:p>Industrie</text:p>
          </table:table-cell>
          <table:table-cell office:value-type="string">
            <text:p>US1</text:p>
          </table:table-cell>
          <table:table-cell office:value-type="string">
            <text:p>US4581401001</text:p>
          </table:table-cell>
          <table:table-cell office:value-type="string">
            <text:p>2.74%</text:p>
          </table:table-cell>
        </table:table-row>
        <table:table-row table:style-name="ro5">
          <table:table-cell office:value-type="string">
            <text:p>Iron Mountain</text:p>
          </table:table-cell>
          <table:table-cell office:value-type="string">
            <text:p>IT2</text:p>
          </table:table-cell>
          <table:table-cell office:value-type="string">
            <text:p>US1</text:p>
          </table:table-cell>
          <table:table-cell office:value-type="string">
            <text:p>US46284V1017</text:p>
          </table:table-cell>
          <table:table-cell office:value-type="string">
            <text:p>5.71%</text:p>
          </table:table-cell>
        </table:table-row>
        <table:table-row table:style-name="ro5">
          <table:table-cell office:value-type="string">
            <text:p>J+J Snack Foods</text:p>
          </table:table-cell>
          <table:table-cell office:value-type="string">
            <text:p>Lebensmittel</text:p>
          </table:table-cell>
          <table:table-cell office:value-type="string">
            <text:p>US1</text:p>
          </table:table-cell>
          <table:table-cell office:value-type="string">
            <text:p>US4660321096</text:p>
          </table:table-cell>
          <table:table-cell office:value-type="string">
            <text:p>1.30%</text:p>
          </table:table-cell>
        </table:table-row>
        <table:table-row table:style-name="ro5">
          <table:table-cell office:value-type="string">
            <text:p>J.M. Smucker</text:p>
          </table:table-cell>
          <table:table-cell office:value-type="string">
            <text:p>Lebensmittel</text:p>
          </table:table-cell>
          <table:table-cell office:value-type="string">
            <text:p>US1</text:p>
          </table:table-cell>
          <table:table-cell office:value-type="string">
            <text:p>US8326964058</text:p>
          </table:table-cell>
          <table:table-cell office:value-type="string">
            <text:p>2.25%</text:p>
          </table:table-cell>
        </table:table-row>
        <table:table-row table:style-name="ro5">
          <table:table-cell office:value-type="string">
            <text:p>Johnson &amp; Johnson *</text:p>
          </table:table-cell>
          <table:table-cell office:value-type="string">
            <text:p>Pharma</text:p>
          </table:table-cell>
          <table:table-cell office:value-type="string">
            <text:p>US1</text:p>
          </table:table-cell>
          <table:table-cell office:value-type="string">
            <text:p>US4781601046</text:p>
          </table:table-cell>
          <table:table-cell office:value-type="string">
            <text:p>2.70%</text:p>
          </table:table-cell>
        </table:table-row>
        <table:table-row table:style-name="ro5">
          <table:table-cell office:value-type="string">
            <text:p>Johnson Controls</text:p>
          </table:table-cell>
          <table:table-cell office:value-type="string">
            <text:p>Auto</text:p>
          </table:table-cell>
          <table:table-cell office:value-type="string">
            <text:p>US1</text:p>
          </table:table-cell>
          <table:table-cell office:value-type="string">
            <text:p>US4783661071</text:p>
          </table:table-cell>
          <table:table-cell office:value-type="string">
            <text:p>2.53%</text:p>
          </table:table-cell>
        </table:table-row>
        <table:table-row table:style-name="ro5">
          <table:table-cell office:value-type="string">
            <text:p>JPMorgan Chase</text:p>
          </table:table-cell>
          <table:table-cell office:value-type="string">
            <text:p>Bank</text:p>
          </table:table-cell>
          <table:table-cell office:value-type="string">
            <text:p>US1</text:p>
          </table:table-cell>
          <table:table-cell office:value-type="string">
            <text:p>US46625H1005</text:p>
          </table:table-cell>
          <table:table-cell office:value-type="string">
            <text:p>2.84%</text:p>
          </table:table-cell>
        </table:table-row>
        <table:table-row table:style-name="ro5">
          <table:table-cell office:value-type="string">
            <text:p>Kellogg</text:p>
          </table:table-cell>
          <table:table-cell office:value-type="string">
            <text:p>Lebensmittel</text:p>
          </table:table-cell>
          <table:table-cell office:value-type="string">
            <text:p>US1</text:p>
          </table:table-cell>
          <table:table-cell office:value-type="string">
            <text:p>US4878361082</text:p>
          </table:table-cell>
          <table:table-cell office:value-type="string">
            <text:p>2.74%</text:p>
          </table:table-cell>
        </table:table-row>
        <table:table-row table:style-name="ro5">
          <table:table-cell office:value-type="string">
            <text:p>Kimberly-Clark *</text:p>
          </table:table-cell>
          <table:table-cell office:value-type="string">
            <text:p>Konsum</text:p>
          </table:table-cell>
          <table:table-cell office:value-type="string">
            <text:p>US1</text:p>
          </table:table-cell>
          <table:table-cell office:value-type="string">
            <text:p>US4943681035</text:p>
          </table:table-cell>
          <table:table-cell office:value-type="string">
            <text:p>2.98%</text:p>
          </table:table-cell>
        </table:table-row>
        <table:table-row table:style-name="ro5">
          <table:table-cell office:value-type="string">
            <text:p>Kinder Morgan</text:p>
          </table:table-cell>
          <table:table-cell office:value-type="string">
            <text:p>Oel &amp; Gas</text:p>
          </table:table-cell>
          <table:table-cell office:value-type="string">
            <text:p>US1</text:p>
          </table:table-cell>
          <table:table-cell office:value-type="string">
            <text:p>US49456B1017</text:p>
          </table:table-cell>
          <table:table-cell office:value-type="string">
            <text:p>2.25%</text:p>
          </table:table-cell>
        </table:table-row>
        <table:table-row table:style-name="ro5">
          <table:table-cell office:value-type="string">
            <text:p>Kraft Heinz Foods</text:p>
          </table:table-cell>
          <table:table-cell office:value-type="string">
            <text:p>Lebensmittel</text:p>
          </table:table-cell>
          <table:table-cell office:value-type="string">
            <text:p>US1</text:p>
          </table:table-cell>
          <table:table-cell office:value-type="string">
            <text:p>US5007541064</text:p>
          </table:table-cell>
          <table:table-cell office:value-type="string">
            <text:p>3.31%</text:p>
          </table:table-cell>
        </table:table-row>
        <table:table-row table:style-name="ro5">
          <table:table-cell office:value-type="string">
            <text:p>Kroger</text:p>
          </table:table-cell>
          <table:table-cell office:value-type="string">
            <text:p>Handel</text:p>
          </table:table-cell>
          <table:table-cell office:value-type="string">
            <text:p>US1</text:p>
          </table:table-cell>
          <table:table-cell office:value-type="string">
            <text:p>US5010441013</text:p>
          </table:table-cell>
          <table:table-cell office:value-type="string">
            <text:p>1.63%</text:p>
          </table:table-cell>
        </table:table-row>
        <table:table-row table:style-name="ro5">
          <table:table-cell office:value-type="string">
            <text:p>L-3 Communications</text:p>
          </table:table-cell>
          <table:table-cell office:value-type="string">
            <text:p>Ruestung</text:p>
          </table:table-cell>
          <table:table-cell office:value-type="string">
            <text:p>US1</text:p>
          </table:table-cell>
          <table:table-cell office:value-type="string">
            <text:p>US5024241045</text:p>
          </table:table-cell>
          <table:table-cell office:value-type="string">
            <text:p>1.84%</text:p>
          </table:table-cell>
        </table:table-row>
        <table:table-row table:style-name="ro5">
          <table:table-cell office:value-type="string">
            <text:p>Leggett &amp; Platt *</text:p>
          </table:table-cell>
          <table:table-cell office:value-type="string">
            <text:p>Industrie</text:p>
          </table:table-cell>
          <table:table-cell office:value-type="string">
            <text:p>US1</text:p>
          </table:table-cell>
          <table:table-cell office:value-type="string">
            <text:p>US5246601075</text:p>
          </table:table-cell>
          <table:table-cell office:value-type="string">
            <text:p>2.94%</text:p>
          </table:table-cell>
        </table:table-row>
        <table:table-row table:style-name="ro5">
          <table:table-cell office:value-type="string">
            <text:p>Limited Brands</text:p>
          </table:table-cell>
          <table:table-cell office:value-type="string">
            <text:p>Textil</text:p>
          </table:table-cell>
          <table:table-cell office:value-type="string">
            <text:p>US1</text:p>
          </table:table-cell>
          <table:table-cell office:value-type="string">
            <text:p>US5017971046</text:p>
          </table:table-cell>
          <table:table-cell office:value-type="string">
            <text:p>6.34%</text:p>
          </table:table-cell>
        </table:table-row>
        <table:table-row table:style-name="ro5">
          <table:table-cell office:value-type="string">
            <text:p>Lockheed Martin</text:p>
          </table:table-cell>
          <table:table-cell office:value-type="string">
            <text:p>Ruestung</text:p>
          </table:table-cell>
          <table:table-cell office:value-type="string">
            <text:p>US1</text:p>
          </table:table-cell>
          <table:table-cell office:value-type="string">
            <text:p>US5398301094</text:p>
          </table:table-cell>
          <table:table-cell office:value-type="string">
            <text:p>3.09%</text:p>
          </table:table-cell>
        </table:table-row>
        <table:table-row table:style-name="ro5">
          <table:table-cell office:value-type="string">
            <text:p>Lowe s Companies *</text:p>
          </table:table-cell>
          <table:table-cell office:value-type="string">
            <text:p>Handel</text:p>
          </table:table-cell>
          <table:table-cell office:value-type="string">
            <text:p>US1</text:p>
          </table:table-cell>
          <table:table-cell office:value-type="string">
            <text:p>US5486611073</text:p>
          </table:table-cell>
          <table:table-cell office:value-type="string">
            <text:p>1.94%</text:p>
          </table:table-cell>
        </table:table-row>
        <table:table-row table:style-name="ro5">
          <table:table-cell office:value-type="string">
            <text:p>M&amp;T Bank</text:p>
          </table:table-cell>
          <table:table-cell office:value-type="string">
            <text:p>Bank</text:p>
          </table:table-cell>
          <table:table-cell office:value-type="string">
            <text:p>US1</text:p>
          </table:table-cell>
          <table:table-cell office:value-type="string">
            <text:p>US55261F1049</text:p>
          </table:table-cell>
          <table:table-cell office:value-type="string">
            <text:p>2.36%</text:p>
          </table:table-cell>
        </table:table-row>
        <table:table-row table:style-name="ro5">
          <table:table-cell office:value-type="string">
            <text:p>Macys</text:p>
          </table:table-cell>
          <table:table-cell office:value-type="string">
            <text:p>Handel</text:p>
          </table:table-cell>
          <table:table-cell office:value-type="string">
            <text:p>US1</text:p>
          </table:table-cell>
          <table:table-cell office:value-type="string">
            <text:p>US55616P1049</text:p>
          </table:table-cell>
          <table:table-cell office:value-type="string">
            <text:p>4.04%</text:p>
          </table:table-cell>
        </table:table-row>
        <table:table-row table:style-name="ro5">
          <table:table-cell office:value-type="string">
            <text:p>Marriott International</text:p>
          </table:table-cell>
          <table:table-cell office:value-type="string">
            <text:p>Immobilien</text:p>
          </table:table-cell>
          <table:table-cell office:value-type="string">
            <text:p>US1</text:p>
          </table:table-cell>
          <table:table-cell office:value-type="string">
            <text:p>US5719032022</text:p>
          </table:table-cell>
          <table:table-cell office:value-type="string">
            <text:p>1.78%</text:p>
          </table:table-cell>
        </table:table-row>
        <table:table-row table:style-name="ro5">
          <table:table-cell office:value-type="string">
            <text:p>Mastercard</text:p>
          </table:table-cell>
          <table:table-cell office:value-type="string">
            <text:p>Finanzen</text:p>
          </table:table-cell>
          <table:table-cell office:value-type="string">
            <text:p>US1</text:p>
          </table:table-cell>
          <table:table-cell office:value-type="string">
            <text:p>US57636Q1040</text:p>
          </table:table-cell>
          <table:table-cell office:value-type="string">
            <text:p>0.74%</text:p>
          </table:table-cell>
        </table:table-row>
        <table:table-row table:style-name="ro5">
          <table:table-cell office:value-type="string">
            <text:p>Mattel</text:p>
          </table:table-cell>
          <table:table-cell office:value-type="string">
            <text:p>Spielzeug</text:p>
          </table:table-cell>
          <table:table-cell office:value-type="string">
            <text:p>US1</text:p>
          </table:table-cell>
          <table:table-cell office:value-type="string">
            <text:p>US5770811025</text:p>
          </table:table-cell>
          <table:table-cell office:value-type="string">
            <text:p>4.95%</text:p>
          </table:table-cell>
        </table:table-row>
        <table:table-row table:style-name="ro5">
          <table:table-cell office:value-type="string">
            <text:p>McCormick *</text:p>
          </table:table-cell>
          <table:table-cell office:value-type="string">
            <text:p>Lebensmittel</text:p>
          </table:table-cell>
          <table:table-cell office:value-type="string">
            <text:p>US1</text:p>
          </table:table-cell>
          <table:table-cell office:value-type="string">
            <text:p>US5797802064</text:p>
          </table:table-cell>
          <table:table-cell office:value-type="string">
            <text:p>1.81%</text:p>
          </table:table-cell>
        </table:table-row>
        <table:table-row table:style-name="ro5">
          <table:table-cell office:value-type="string">
            <text:p>McDonalds *</text:p>
          </table:table-cell>
          <table:table-cell office:value-type="string">
            <text:p>Restaurant</text:p>
          </table:table-cell>
          <table:table-cell office:value-type="string">
            <text:p>US1</text:p>
          </table:table-cell>
          <table:table-cell office:value-type="string">
            <text:p>US5801351017</text:p>
          </table:table-cell>
          <table:table-cell office:value-type="string">
            <text:p>3.30%</text:p>
          </table:table-cell>
        </table:table-row>
        <table:table-row table:style-name="ro5">
          <table:table-cell office:value-type="string">
            <text:p>Medtronic *</text:p>
          </table:table-cell>
          <table:table-cell office:value-type="string">
            <text:p>Medizin</text:p>
          </table:table-cell>
          <table:table-cell office:value-type="string">
            <text:p>US1</text:p>
          </table:table-cell>
          <table:table-cell office:value-type="string">
            <text:p>US5850551061</text:p>
          </table:table-cell>
          <table:table-cell office:value-type="string">
            <text:p>2.00%</text:p>
          </table:table-cell>
        </table:table-row>
        <table:table-row table:style-name="ro5">
          <table:table-cell office:value-type="string">
            <text:p>Microsoft</text:p>
          </table:table-cell>
          <table:table-cell office:value-type="string">
            <text:p>IT2</text:p>
          </table:table-cell>
          <table:table-cell office:value-type="string">
            <text:p>US1</text:p>
          </table:table-cell>
          <table:table-cell office:value-type="string">
            <text:p>US5949181045</text:p>
          </table:table-cell>
          <table:table-cell office:value-type="string">
            <text:p>2.70%</text:p>
          </table:table-cell>
        </table:table-row>
        <table:table-row table:style-name="ro5">
          <table:table-cell office:value-type="string">
            <text:p>Molson Coors</text:p>
          </table:table-cell>
          <table:table-cell office:value-type="string">
            <text:p>Getraenke</text:p>
          </table:table-cell>
          <table:table-cell office:value-type="string">
            <text:p>US1</text:p>
          </table:table-cell>
          <table:table-cell office:value-type="string">
            <text:p>US60871R2094</text:p>
          </table:table-cell>
          <table:table-cell office:value-type="string">
            <text:p>1.52%</text:p>
          </table:table-cell>
        </table:table-row>
        <table:table-row table:style-name="ro5">
          <table:table-cell office:value-type="string">
            <text:p>Mondelez</text:p>
          </table:table-cell>
          <table:table-cell office:value-type="string">
            <text:p>Lebensmittel</text:p>
          </table:table-cell>
          <table:table-cell office:value-type="string">
            <text:p>US1</text:p>
          </table:table-cell>
          <table:table-cell office:value-type="string">
            <text:p>US6092071058</text:p>
          </table:table-cell>
          <table:table-cell office:value-type="string">
            <text:p>1.77%</text:p>
          </table:table-cell>
        </table:table-row>
        <table:table-row table:style-name="ro5">
          <table:table-cell office:value-type="string">
            <text:p>Monsanto</text:p>
          </table:table-cell>
          <table:table-cell office:value-type="string">
            <text:p>Agrar</text:p>
          </table:table-cell>
          <table:table-cell office:value-type="string">
            <text:p>US1</text:p>
          </table:table-cell>
          <table:table-cell office:value-type="string">
            <text:p>US61166W1018</text:p>
          </table:table-cell>
          <table:table-cell office:value-type="string">
            <text:p>2.09%</text:p>
          </table:table-cell>
        </table:table-row>
        <table:table-row table:style-name="ro5">
          <table:table-cell office:value-type="string">
            <text:p>Mosaic</text:p>
          </table:table-cell>
          <table:table-cell office:value-type="string">
            <text:p>Agrar</text:p>
          </table:table-cell>
          <table:table-cell office:value-type="string">
            <text:p>US1</text:p>
          </table:table-cell>
          <table:table-cell office:value-type="string">
            <text:p>US61945C1036</text:p>
          </table:table-cell>
          <table:table-cell office:value-type="string">
            <text:p>4.43%</text:p>
          </table:table-cell>
        </table:table-row>
        <table:table-row table:style-name="ro5">
          <table:table-cell office:value-type="string">
            <text:p>Nike</text:p>
          </table:table-cell>
          <table:table-cell office:value-type="string">
            <text:p>Textil</text:p>
          </table:table-cell>
          <table:table-cell office:value-type="string">
            <text:p>US1</text:p>
          </table:table-cell>
          <table:table-cell office:value-type="string">
            <text:p>US6541061031</text:p>
          </table:table-cell>
          <table:table-cell office:value-type="string">
            <text:p>1.23%</text:p>
          </table:table-cell>
        </table:table-row>
        <table:table-row table:style-name="ro5">
          <table:table-cell office:value-type="string">
            <text:p>Norfolk Southern</text:p>
          </table:table-cell>
          <table:table-cell office:value-type="string">
            <text:p>Transport</text:p>
          </table:table-cell>
          <table:table-cell office:value-type="string">
            <text:p>US1</text:p>
          </table:table-cell>
          <table:table-cell office:value-type="string">
            <text:p>US6558441084</text:p>
          </table:table-cell>
          <table:table-cell office:value-type="string">
            <text:p>2.42%</text:p>
          </table:table-cell>
        </table:table-row>
        <table:table-row table:style-name="ro5">
          <table:table-cell office:value-type="string">
            <text:p>Northern Trust</text:p>
          </table:table-cell>
          <table:table-cell office:value-type="string">
            <text:p>Finanzen</text:p>
          </table:table-cell>
          <table:table-cell office:value-type="string">
            <text:p>US1</text:p>
          </table:table-cell>
          <table:table-cell office:value-type="string">
            <text:p>US6658591044</text:p>
          </table:table-cell>
          <table:table-cell office:value-type="string">
            <text:p>2.11%</text:p>
          </table:table-cell>
        </table:table-row>
        <table:table-row table:style-name="ro5">
          <table:table-cell office:value-type="string">
            <text:p>Northrop Grumman</text:p>
          </table:table-cell>
          <table:table-cell office:value-type="string">
            <text:p>Ruestung</text:p>
          </table:table-cell>
          <table:table-cell office:value-type="string">
            <text:p>US1</text:p>
          </table:table-cell>
          <table:table-cell office:value-type="string">
            <text:p>US6668071029</text:p>
          </table:table-cell>
          <table:table-cell office:value-type="string">
            <text:p>1.68%</text:p>
          </table:table-cell>
        </table:table-row>
        <table:table-row table:style-name="ro5">
          <table:table-cell office:value-type="string">
            <text:p>Novo Nordisk</text:p>
          </table:table-cell>
          <table:table-cell office:value-type="string">
            <text:p>Pharma</text:p>
          </table:table-cell>
          <table:table-cell office:value-type="string">
            <text:p>US1</text:p>
          </table:table-cell>
          <table:table-cell office:value-type="string">
            <text:p>US6701002056</text:p>
          </table:table-cell>
          <table:table-cell office:value-type="string">
            <text:p>2.35%</text:p>
          </table:table-cell>
        </table:table-row>
        <table:table-row table:style-name="ro5">
          <table:table-cell office:value-type="string">
            <text:p>NRG Energy</text:p>
          </table:table-cell>
          <table:table-cell office:value-type="string">
            <text:p>Energie</text:p>
          </table:table-cell>
          <table:table-cell office:value-type="string">
            <text:p>US1</text:p>
          </table:table-cell>
          <table:table-cell office:value-type="string">
            <text:p>US6293775085</text:p>
          </table:table-cell>
          <table:table-cell office:value-type="string">
            <text:p>1.09%</text:p>
          </table:table-cell>
        </table:table-row>
        <table:table-row table:style-name="ro5">
          <table:table-cell office:value-type="string">
            <text:p>Nucor *</text:p>
          </table:table-cell>
          <table:table-cell office:value-type="string">
            <text:p>Rohstoffe</text:p>
          </table:table-cell>
          <table:table-cell office:value-type="string">
            <text:p>US1</text:p>
          </table:table-cell>
          <table:table-cell office:value-type="string">
            <text:p>US6703461052</text:p>
          </table:table-cell>
          <table:table-cell office:value-type="string">
            <text:p>3.12%</text:p>
          </table:table-cell>
        </table:table-row>
        <table:table-row table:style-name="ro5">
          <table:table-cell office:value-type="string">
            <text:p>Omega Healthcare</text:p>
          </table:table-cell>
          <table:table-cell office:value-type="string">
            <text:p>Finanzen</text:p>
          </table:table-cell>
          <table:table-cell office:value-type="string">
            <text:p>US1</text:p>
          </table:table-cell>
          <table:table-cell office:value-type="string">
            <text:p>US6819361006</text:p>
          </table:table-cell>
          <table:table-cell office:value-type="string">
            <text:p>7.17%</text:p>
          </table:table-cell>
        </table:table-row>
        <table:table-row table:style-name="ro5">
          <table:table-cell office:value-type="string">
            <text:p>Omnicom</text:p>
          </table:table-cell>
          <table:table-cell office:value-type="string">
            <text:p>Medien</text:p>
          </table:table-cell>
          <table:table-cell office:value-type="string">
            <text:p>US1</text:p>
          </table:table-cell>
          <table:table-cell office:value-type="string">
            <text:p>US6819191064</text:p>
          </table:table-cell>
          <table:table-cell office:value-type="string">
            <text:p>2.64%</text:p>
          </table:table-cell>
        </table:table-row>
        <table:table-row table:style-name="ro5">
          <table:table-cell office:value-type="string">
            <text:p>Oracle</text:p>
          </table:table-cell>
          <table:table-cell office:value-type="string">
            <text:p>IT2</text:p>
          </table:table-cell>
          <table:table-cell office:value-type="string">
            <text:p>US1</text:p>
          </table:table-cell>
          <table:table-cell office:value-type="string">
            <text:p>US68389X1054</text:p>
          </table:table-cell>
          <table:table-cell office:value-type="string">
            <text:p>1.54%</text:p>
          </table:table-cell>
        </table:table-row>
        <table:table-row table:style-name="ro5">
          <table:table-cell office:value-type="string">
            <text:p>Parker Hannifin *</text:p>
          </table:table-cell>
          <table:table-cell office:value-type="string">
            <text:p>Industrie</text:p>
          </table:table-cell>
          <table:table-cell office:value-type="string">
            <text:p>US1</text:p>
          </table:table-cell>
          <table:table-cell office:value-type="string">
            <text:p>US7010941042</text:p>
          </table:table-cell>
          <table:table-cell office:value-type="string">
            <text:p>1.99%</text:p>
          </table:table-cell>
        </table:table-row>
        <table:table-row table:style-name="ro5">
          <table:table-cell office:value-type="string">
            <text:p>Paychex</text:p>
          </table:table-cell>
          <table:table-cell office:value-type="string">
            <text:p>Finanzen</text:p>
          </table:table-cell>
          <table:table-cell office:value-type="string">
            <text:p>US1</text:p>
          </table:table-cell>
          <table:table-cell office:value-type="string">
            <text:p>US7043261079</text:p>
          </table:table-cell>
          <table:table-cell office:value-type="string">
            <text:p>3.24%</text:p>
          </table:table-cell>
        </table:table-row>
        <table:table-row table:style-name="ro5">
          <table:table-cell office:value-type="string">
            <text:p>Pentair *</text:p>
          </table:table-cell>
          <table:table-cell office:value-type="string">
            <text:p>Industrie</text:p>
          </table:table-cell>
          <table:table-cell office:value-type="string">
            <text:p>US1</text:p>
          </table:table-cell>
          <table:table-cell office:value-type="string">
            <text:p>IE00BLS09M33</text:p>
          </table:table-cell>
          <table:table-cell office:value-type="string">
            <text:p>2.21%</text:p>
          </table:table-cell>
        </table:table-row>
        <table:table-row table:style-name="ro5">
          <table:table-cell office:value-type="string">
            <text:p>PepsiCo *</text:p>
          </table:table-cell>
          <table:table-cell office:value-type="string">
            <text:p>Getraenke</text:p>
          </table:table-cell>
          <table:table-cell office:value-type="string">
            <text:p>US1</text:p>
          </table:table-cell>
          <table:table-cell office:value-type="string">
            <text:p>US7134481081</text:p>
          </table:table-cell>
          <table:table-cell office:value-type="string">
            <text:p>2.83%</text:p>
          </table:table-cell>
        </table:table-row>
        <table:table-row table:style-name="ro5">
          <table:table-cell office:value-type="string">
            <text:p>Pfizer</text:p>
          </table:table-cell>
          <table:table-cell office:value-type="string">
            <text:p>Pharma</text:p>
          </table:table-cell>
          <table:table-cell office:value-type="string">
            <text:p>US1</text:p>
          </table:table-cell>
          <table:table-cell office:value-type="string">
            <text:p>US7170811035</text:p>
          </table:table-cell>
          <table:table-cell office:value-type="string">
            <text:p>3.57%</text:p>
          </table:table-cell>
        </table:table-row>
        <table:table-row table:style-name="ro5">
          <table:table-cell office:value-type="string">
            <text:p>Philip Morris</text:p>
          </table:table-cell>
          <table:table-cell office:value-type="string">
            <text:p>Tabak</text:p>
          </table:table-cell>
          <table:table-cell office:value-type="string">
            <text:p>US1</text:p>
          </table:table-cell>
          <table:table-cell office:value-type="string">
            <text:p>US7181721090</text:p>
          </table:table-cell>
          <table:table-cell office:value-type="string">
            <text:p>4.35%</text:p>
          </table:table-cell>
        </table:table-row>
        <table:table-row table:style-name="ro5">
          <table:table-cell office:value-type="string">
            <text:p>Phillips 66</text:p>
          </table:table-cell>
          <table:table-cell office:value-type="string">
            <text:p>Oel &amp; Gas</text:p>
          </table:table-cell>
          <table:table-cell office:value-type="string">
            <text:p>US1</text:p>
          </table:table-cell>
          <table:table-cell office:value-type="string">
            <text:p>US7185461040</text:p>
          </table:table-cell>
          <table:table-cell office:value-type="string">
            <text:p>3.11%</text:p>
          </table:table-cell>
        </table:table-row>
        <table:table-row table:style-name="ro5">
          <table:table-cell office:value-type="string">
            <text:p>Pinnacle Foods</text:p>
          </table:table-cell>
          <table:table-cell office:value-type="string">
            <text:p>Lebensmittel</text:p>
          </table:table-cell>
          <table:table-cell office:value-type="string">
            <text:p>US1</text:p>
          </table:table-cell>
          <table:table-cell office:value-type="string">
            <text:p>US72348P1049</text:p>
          </table:table-cell>
          <table:table-cell office:value-type="string">
            <text:p>2.29%</text:p>
          </table:table-cell>
        </table:table-row>
        <table:table-row table:style-name="ro5">
          <table:table-cell office:value-type="string">
            <text:p>PPG Industries *</text:p>
          </table:table-cell>
          <table:table-cell office:value-type="string">
            <text:p>Industrie</text:p>
          </table:table-cell>
          <table:table-cell office:value-type="string">
            <text:p>US1</text:p>
          </table:table-cell>
          <table:table-cell office:value-type="string">
            <text:p>US6935061076</text:p>
          </table:table-cell>
          <table:table-cell office:value-type="string">
            <text:p>1.57%</text:p>
          </table:table-cell>
        </table:table-row>
        <table:table-row table:style-name="ro5">
          <table:table-cell office:value-type="string">
            <text:p>Praxair</text:p>
          </table:table-cell>
          <table:table-cell office:value-type="string">
            <text:p>Industrie</text:p>
          </table:table-cell>
          <table:table-cell office:value-type="string">
            <text:p>US1</text:p>
          </table:table-cell>
          <table:table-cell office:value-type="string">
            <text:p>US74005P1049</text:p>
          </table:table-cell>
          <table:table-cell office:value-type="string">
            <text:p>2.48%</text:p>
          </table:table-cell>
        </table:table-row>
        <table:table-row table:style-name="ro5">
          <table:table-cell office:value-type="string">
            <text:p>Procter &amp; Gamble *</text:p>
          </table:table-cell>
          <table:table-cell office:value-type="string">
            <text:p>Konsum</text:p>
          </table:table-cell>
          <table:table-cell office:value-type="string">
            <text:p>US1</text:p>
          </table:table-cell>
          <table:table-cell office:value-type="string">
            <text:p>US7427181091</text:p>
          </table:table-cell>
          <table:table-cell office:value-type="string">
            <text:p>2.96%</text:p>
          </table:table-cell>
        </table:table-row>
        <table:table-row table:style-name="ro5">
          <table:table-cell office:value-type="string">
            <text:p>Qualcomm</text:p>
          </table:table-cell>
          <table:table-cell office:value-type="string">
            <text:p>Telekom</text:p>
          </table:table-cell>
          <table:table-cell office:value-type="string">
            <text:p>US1</text:p>
          </table:table-cell>
          <table:table-cell office:value-type="string">
            <text:p>US7475251036</text:p>
          </table:table-cell>
          <table:table-cell office:value-type="string">
            <text:p>3.13%</text:p>
          </table:table-cell>
        </table:table-row>
        <table:table-row table:style-name="ro5">
          <table:table-cell office:value-type="string">
            <text:p>Raytheon</text:p>
          </table:table-cell>
          <table:table-cell office:value-type="string">
            <text:p>Industrie</text:p>
          </table:table-cell>
          <table:table-cell office:value-type="string">
            <text:p>US1</text:p>
          </table:table-cell>
          <table:table-cell office:value-type="string">
            <text:p>US7551115071</text:p>
          </table:table-cell>
          <table:table-cell office:value-type="string">
            <text:p>2.12%</text:p>
          </table:table-cell>
        </table:table-row>
        <table:table-row table:style-name="ro5">
          <table:table-cell office:value-type="string">
            <text:p>Realty Income</text:p>
          </table:table-cell>
          <table:table-cell office:value-type="string">
            <text:p>Immobilien</text:p>
          </table:table-cell>
          <table:table-cell office:value-type="string">
            <text:p>US1</text:p>
          </table:table-cell>
          <table:table-cell office:value-type="string">
            <text:p>US7561091049</text:p>
          </table:table-cell>
          <table:table-cell office:value-type="string">
            <text:p>3.92%</text:p>
          </table:table-cell>
        </table:table-row>
        <table:table-row table:style-name="ro5">
          <table:table-cell office:value-type="string">
            <text:p>Republic Services</text:p>
          </table:table-cell>
          <table:table-cell office:value-type="string">
            <text:p>Entsorgung</text:p>
          </table:table-cell>
          <table:table-cell office:value-type="string">
            <text:p>US1</text:p>
          </table:table-cell>
          <table:table-cell office:value-type="string">
            <text:p>US7607591002</text:p>
          </table:table-cell>
          <table:table-cell office:value-type="string">
            <text:p>2.57%</text:p>
          </table:table-cell>
        </table:table-row>
        <table:table-row table:style-name="ro5">
          <table:table-cell office:value-type="string">
            <text:p>Reynolds American</text:p>
          </table:table-cell>
          <table:table-cell office:value-type="string">
            <text:p>Tabak</text:p>
          </table:table-cell>
          <table:table-cell office:value-type="string">
            <text:p>US1</text:p>
          </table:table-cell>
          <table:table-cell office:value-type="string">
            <text:p>US7617131062</text:p>
          </table:table-cell>
          <table:table-cell office:value-type="string">
            <text:p>3.95%</text:p>
          </table:table-cell>
        </table:table-row>
        <table:table-row table:style-name="ro5">
          <table:table-cell office:value-type="string">
            <text:p>Roper Technologies</text:p>
          </table:table-cell>
          <table:table-cell office:value-type="string">
            <text:p>Industrie</text:p>
          </table:table-cell>
          <table:table-cell office:value-type="string">
            <text:p>US1</text:p>
          </table:table-cell>
          <table:table-cell office:value-type="string">
            <text:p>US7766961061</text:p>
          </table:table-cell>
          <table:table-cell office:value-type="string">
            <text:p>0.66%</text:p>
          </table:table-cell>
        </table:table-row>
        <table:table-row table:style-name="ro5">
          <table:table-cell office:value-type="string">
            <text:p>Ross Stores</text:p>
          </table:table-cell>
          <table:table-cell office:value-type="string">
            <text:p>Handel</text:p>
          </table:table-cell>
          <table:table-cell office:value-type="string">
            <text:p>US1</text:p>
          </table:table-cell>
          <table:table-cell office:value-type="string">
            <text:p>US7782961038</text:p>
          </table:table-cell>
          <table:table-cell office:value-type="string">
            <text:p>0.84%</text:p>
          </table:table-cell>
        </table:table-row>
        <table:table-row table:style-name="ro5">
          <table:table-cell office:value-type="string">
            <text:p>RPM International *</text:p>
          </table:table-cell>
          <table:table-cell office:value-type="string">
            <text:p>Industrie</text:p>
          </table:table-cell>
          <table:table-cell office:value-type="string">
            <text:p>US1</text:p>
          </table:table-cell>
          <table:table-cell office:value-type="string">
            <text:p>US7496851038</text:p>
          </table:table-cell>
          <table:table-cell office:value-type="string">
            <text:p>2.19%</text:p>
          </table:table-cell>
        </table:table-row>
        <table:table-row table:style-name="ro5">
          <table:table-cell office:value-type="string">
            <text:p>Schlumberger</text:p>
          </table:table-cell>
          <table:table-cell office:value-type="string">
            <text:p>Oel &amp; Gas</text:p>
          </table:table-cell>
          <table:table-cell office:value-type="string">
            <text:p>US1</text:p>
          </table:table-cell>
          <table:table-cell office:value-type="string">
            <text:p>AN8068571086</text:p>
          </table:table-cell>
          <table:table-cell office:value-type="string">
            <text:p>2.45%</text:p>
          </table:table-cell>
        </table:table-row>
        <table:table-row table:style-name="ro5">
          <table:table-cell office:value-type="string">
            <text:p>Sherwin-Williams *</text:p>
          </table:table-cell>
          <table:table-cell office:value-type="string">
            <text:p>Chemie</text:p>
          </table:table-cell>
          <table:table-cell office:value-type="string">
            <text:p>US1</text:p>
          </table:table-cell>
          <table:table-cell office:value-type="string">
            <text:p>US8243481061</text:p>
          </table:table-cell>
          <table:table-cell office:value-type="string">
            <text:p>1.23%</text:p>
          </table:table-cell>
        </table:table-row>
        <table:table-row table:style-name="ro5">
          <table:table-cell office:value-type="string">
            <text:p>Simon Property Group</text:p>
          </table:table-cell>
          <table:table-cell office:value-type="string">
            <text:p>Immobilien</text:p>
          </table:table-cell>
          <table:table-cell office:value-type="string">
            <text:p>US1</text:p>
          </table:table-cell>
          <table:table-cell office:value-type="string">
            <text:p>US8288061091</text:p>
          </table:table-cell>
          <table:table-cell office:value-type="string">
            <text:p>3.35%</text:p>
          </table:table-cell>
        </table:table-row>
        <table:table-row table:style-name="ro5">
          <table:table-cell office:value-type="string">
            <text:p>Sonoco *</text:p>
          </table:table-cell>
          <table:table-cell office:value-type="string">
            <text:p>Industrie</text:p>
          </table:table-cell>
          <table:table-cell office:value-type="string">
            <text:p>US1</text:p>
          </table:table-cell>
          <table:table-cell office:value-type="string">
            <text:p>US8354951027</text:p>
          </table:table-cell>
          <table:table-cell office:value-type="string">
            <text:p>2.89%</text:p>
          </table:table-cell>
        </table:table-row>
        <table:table-row table:style-name="ro5">
          <table:table-cell office:value-type="string">
            <text:p>Southern Company</text:p>
          </table:table-cell>
          <table:table-cell office:value-type="string">
            <text:p>Energie</text:p>
          </table:table-cell>
          <table:table-cell office:value-type="string">
            <text:p>US1</text:p>
          </table:table-cell>
          <table:table-cell office:value-type="string">
            <text:p>US8425871071</text:p>
          </table:table-cell>
          <table:table-cell office:value-type="string">
            <text:p>4.52%</text:p>
          </table:table-cell>
        </table:table-row>
        <table:table-row table:style-name="ro5">
          <table:table-cell office:value-type="string">
            <text:p>Stanley Black &amp; Decker *</text:p>
          </table:table-cell>
          <table:table-cell office:value-type="string">
            <text:p>Bau</text:p>
          </table:table-cell>
          <table:table-cell office:value-type="string">
            <text:p>US1</text:p>
          </table:table-cell>
          <table:table-cell office:value-type="string">
            <text:p>US8545021011</text:p>
          </table:table-cell>
          <table:table-cell office:value-type="string">
            <text:p>1.87%</text:p>
          </table:table-cell>
        </table:table-row>
        <table:table-row table:style-name="ro5">
          <table:table-cell office:value-type="string">
            <text:p>Starbucks</text:p>
          </table:table-cell>
          <table:table-cell office:value-type="string">
            <text:p>Restaurant</text:p>
          </table:table-cell>
          <table:table-cell office:value-type="string">
            <text:p>US1</text:p>
          </table:table-cell>
          <table:table-cell office:value-type="string">
            <text:p>US8552441094</text:p>
          </table:table-cell>
          <table:table-cell office:value-type="string">
            <text:p>1.50%</text:p>
          </table:table-cell>
        </table:table-row>
        <table:table-row table:style-name="ro5">
          <table:table-cell office:value-type="string">
            <text:p>Stryker</text:p>
          </table:table-cell>
          <table:table-cell office:value-type="string">
            <text:p>Medizin</text:p>
          </table:table-cell>
          <table:table-cell office:value-type="string">
            <text:p>US1</text:p>
          </table:table-cell>
          <table:table-cell office:value-type="string">
            <text:p>US8636671013</text:p>
          </table:table-cell>
          <table:table-cell office:value-type="string">
            <text:p>1.30%</text:p>
          </table:table-cell>
        </table:table-row>
        <table:table-row table:style-name="ro5">
          <table:table-cell office:value-type="string">
            <text:p>Symantec</text:p>
          </table:table-cell>
          <table:table-cell office:value-type="string">
            <text:p>IT2</text:p>
          </table:table-cell>
          <table:table-cell office:value-type="string">
            <text:p>US1</text:p>
          </table:table-cell>
          <table:table-cell office:value-type="string">
            <text:p>US8715031089</text:p>
          </table:table-cell>
          <table:table-cell office:value-type="string">
            <text:p>2.38%</text:p>
          </table:table-cell>
        </table:table-row>
        <table:table-row table:style-name="ro5">
          <table:table-cell office:value-type="string">
            <text:p>Sysco *</text:p>
          </table:table-cell>
          <table:table-cell office:value-type="string">
            <text:p>Lebensmittel</text:p>
          </table:table-cell>
          <table:table-cell office:value-type="string">
            <text:p>US1</text:p>
          </table:table-cell>
          <table:table-cell office:value-type="string">
            <text:p>US8718291078</text:p>
          </table:table-cell>
          <table:table-cell office:value-type="string">
            <text:p>2.56%</text:p>
          </table:table-cell>
        </table:table-row>
        <table:table-row table:style-name="ro5">
          <table:table-cell office:value-type="string">
            <text:p>T. Rowe Price *</text:p>
          </table:table-cell>
          <table:table-cell office:value-type="string">
            <text:p>Finanzen</text:p>
          </table:table-cell>
          <table:table-cell office:value-type="string">
            <text:p>US1</text:p>
          </table:table-cell>
          <table:table-cell office:value-type="string">
            <text:p>US74144T1088</text:p>
          </table:table-cell>
          <table:table-cell office:value-type="string">
            <text:p>3.21%</text:p>
          </table:table-cell>
        </table:table-row>
        <table:table-row table:style-name="ro5">
          <table:table-cell office:value-type="string">
            <text:p>Target *</text:p>
          </table:table-cell>
          <table:table-cell office:value-type="string">
            <text:p>Handel</text:p>
          </table:table-cell>
          <table:table-cell office:value-type="string">
            <text:p>US1</text:p>
          </table:table-cell>
          <table:table-cell office:value-type="string">
            <text:p>US87612E1064</text:p>
          </table:table-cell>
          <table:table-cell office:value-type="string">
            <text:p>3.51%</text:p>
          </table:table-cell>
        </table:table-row>
        <table:table-row table:style-name="ro5">
          <table:table-cell office:value-type="string">
            <text:p>Texas Instruments</text:p>
          </table:table-cell>
          <table:table-cell office:value-type="string">
            <text:p>Industrie</text:p>
          </table:table-cell>
          <table:table-cell office:value-type="string">
            <text:p>US1</text:p>
          </table:table-cell>
          <table:table-cell office:value-type="string">
            <text:p>US8825081040</text:p>
          </table:table-cell>
          <table:table-cell office:value-type="string">
            <text:p>2.15%</text:p>
          </table:table-cell>
        </table:table-row>
        <table:table-row table:style-name="ro5">
          <table:table-cell office:value-type="string">
            <text:p>Tiffany &amp; Co.</text:p>
          </table:table-cell>
          <table:table-cell office:value-type="string">
            <text:p>Luxus</text:p>
          </table:table-cell>
          <table:table-cell office:value-type="string">
            <text:p>US1</text:p>
          </table:table-cell>
          <table:table-cell office:value-type="string">
            <text:p>US8865471085</text:p>
          </table:table-cell>
          <table:table-cell office:value-type="string">
            <text:p>2.47%</text:p>
          </table:table-cell>
        </table:table-row>
        <table:table-row table:style-name="ro5">
          <table:table-cell office:value-type="string">
            <text:p>Time Warner</text:p>
          </table:table-cell>
          <table:table-cell office:value-type="string">
            <text:p>Medien</text:p>
          </table:table-cell>
          <table:table-cell office:value-type="string">
            <text:p>US1</text:p>
          </table:table-cell>
          <table:table-cell office:value-type="string">
            <text:p>US8873173038</text:p>
          </table:table-cell>
          <table:table-cell office:value-type="string">
            <text:p>2.01%</text:p>
          </table:table-cell>
        </table:table-row>
        <table:table-row table:style-name="ro5">
          <table:table-cell office:value-type="string">
            <text:p>TJX Companies</text:p>
          </table:table-cell>
          <table:table-cell office:value-type="string">
            <text:p>Handel</text:p>
          </table:table-cell>
          <table:table-cell office:value-type="string">
            <text:p>US1</text:p>
          </table:table-cell>
          <table:table-cell office:value-type="string">
            <text:p>US8725401090</text:p>
          </table:table-cell>
          <table:table-cell office:value-type="string">
            <text:p>1.40%</text:p>
          </table:table-cell>
        </table:table-row>
        <table:table-row table:style-name="ro5">
          <table:table-cell office:value-type="string">
            <text:p>Travelers</text:p>
          </table:table-cell>
          <table:table-cell office:value-type="string">
            <text:p>Versicherung</text:p>
          </table:table-cell>
          <table:table-cell office:value-type="string">
            <text:p>US1</text:p>
          </table:table-cell>
          <table:table-cell office:value-type="string">
            <text:p>US89417E1091</text:p>
          </table:table-cell>
          <table:table-cell office:value-type="string">
            <text:p>2.37%</text:p>
          </table:table-cell>
        </table:table-row>
        <table:table-row table:style-name="ro5">
          <table:table-cell office:value-type="string">
            <text:p>Tyson Foods</text:p>
          </table:table-cell>
          <table:table-cell office:value-type="string">
            <text:p>Lebensmittel</text:p>
          </table:table-cell>
          <table:table-cell office:value-type="string">
            <text:p>US1</text:p>
          </table:table-cell>
          <table:table-cell office:value-type="string">
            <text:p>US9024941034</text:p>
          </table:table-cell>
          <table:table-cell office:value-type="string">
            <text:p>0.81%</text:p>
          </table:table-cell>
        </table:table-row>
        <table:table-row table:style-name="ro5">
          <table:table-cell office:value-type="string">
            <text:p>Union Pacific Corporation</text:p>
          </table:table-cell>
          <table:table-cell office:value-type="string">
            <text:p>Transport</text:p>
          </table:table-cell>
          <table:table-cell office:value-type="string">
            <text:p>US1</text:p>
          </table:table-cell>
          <table:table-cell office:value-type="string">
            <text:p>US9078181081</text:p>
          </table:table-cell>
          <table:table-cell office:value-type="string">
            <text:p>2.23%</text:p>
          </table:table-cell>
        </table:table-row>
        <table:table-row table:style-name="ro5">
          <table:table-cell office:value-type="string">
            <text:p>United Parcel Service</text:p>
          </table:table-cell>
          <table:table-cell office:value-type="string">
            <text:p>Logistik</text:p>
          </table:table-cell>
          <table:table-cell office:value-type="string">
            <text:p>US1</text:p>
          </table:table-cell>
          <table:table-cell office:value-type="string">
            <text:p>US9113121068</text:p>
          </table:table-cell>
          <table:table-cell office:value-type="string">
            <text:p>2.86%</text:p>
          </table:table-cell>
        </table:table-row>
        <table:table-row table:style-name="ro5">
          <table:table-cell office:value-type="string">
            <text:p>United Technologies</text:p>
          </table:table-cell>
          <table:table-cell office:value-type="string">
            <text:p>Industrie</text:p>
          </table:table-cell>
          <table:table-cell office:value-type="string">
            <text:p>US1</text:p>
          </table:table-cell>
          <table:table-cell office:value-type="string">
            <text:p>US9130171096</text:p>
          </table:table-cell>
          <table:table-cell office:value-type="string">
            <text:p>2.59%</text:p>
          </table:table-cell>
        </table:table-row>
        <table:table-row table:style-name="ro5">
          <table:table-cell office:value-type="string">
            <text:p>UnitedHealth Group</text:p>
          </table:table-cell>
          <table:table-cell office:value-type="string">
            <text:p>Versicherung</text:p>
          </table:table-cell>
          <table:table-cell office:value-type="string">
            <text:p>US1</text:p>
          </table:table-cell>
          <table:table-cell office:value-type="string">
            <text:p>US91324P1021</text:p>
          </table:table-cell>
          <table:table-cell office:value-type="string">
            <text:p>1.83%</text:p>
          </table:table-cell>
        </table:table-row>
        <table:table-row table:style-name="ro5">
          <table:table-cell office:value-type="string">
            <text:p>V.F. Corp *</text:p>
          </table:table-cell>
          <table:table-cell office:value-type="string">
            <text:p>Textil</text:p>
          </table:table-cell>
          <table:table-cell office:value-type="string">
            <text:p>US1</text:p>
          </table:table-cell>
          <table:table-cell office:value-type="string">
            <text:p>US9182041080</text:p>
          </table:table-cell>
          <table:table-cell office:value-type="string">
            <text:p>2.70%</text:p>
          </table:table-cell>
        </table:table-row>
        <table:table-row table:style-name="ro5">
          <table:table-cell office:value-type="string">
            <text:p>Vectren *</text:p>
          </table:table-cell>
          <table:table-cell office:value-type="string">
            <text:p>Energie</text:p>
          </table:table-cell>
          <table:table-cell office:value-type="string">
            <text:p>US1</text:p>
          </table:table-cell>
          <table:table-cell office:value-type="string">
            <text:p>US92240G1013</text:p>
          </table:table-cell>
          <table:table-cell office:value-type="string">
            <text:p>3.37%</text:p>
          </table:table-cell>
        </table:table-row>
        <table:table-row table:style-name="ro5">
          <table:table-cell office:value-type="string">
            <text:p>Verizon</text:p>
          </table:table-cell>
          <table:table-cell office:value-type="string">
            <text:p>Telekom</text:p>
          </table:table-cell>
          <table:table-cell office:value-type="string">
            <text:p>US1</text:p>
          </table:table-cell>
          <table:table-cell office:value-type="string">
            <text:p>US92343V1044</text:p>
          </table:table-cell>
          <table:table-cell office:value-type="string">
            <text:p>4.59%</text:p>
          </table:table-cell>
        </table:table-row>
        <table:table-row table:style-name="ro5">
          <table:table-cell office:value-type="string">
            <text:p>Viacom</text:p>
          </table:table-cell>
          <table:table-cell office:value-type="string">
            <text:p>Medien</text:p>
          </table:table-cell>
          <table:table-cell office:value-type="string">
            <text:p>US1</text:p>
          </table:table-cell>
          <table:table-cell office:value-type="string">
            <text:p>US92553P1021</text:p>
          </table:table-cell>
          <table:table-cell office:value-type="string">
            <text:p>1.93%</text:p>
          </table:table-cell>
        </table:table-row>
        <table:table-row table:style-name="ro5">
          <table:table-cell office:value-type="string">
            <text:p>VISA</text:p>
          </table:table-cell>
          <table:table-cell office:value-type="string">
            <text:p>Finanzen</text:p>
          </table:table-cell>
          <table:table-cell office:value-type="string">
            <text:p>US1</text:p>
          </table:table-cell>
          <table:table-cell office:value-type="string">
            <text:p>US92826C8394</text:p>
          </table:table-cell>
          <table:table-cell office:value-type="string">
            <text:p>0.67%</text:p>
          </table:table-cell>
        </table:table-row>
        <table:table-row table:style-name="ro5">
          <table:table-cell office:value-type="string">
            <text:p>Walgreens Boots Alliance *</text:p>
          </table:table-cell>
          <table:table-cell office:value-type="string">
            <text:p>Pharma</text:p>
          </table:table-cell>
          <table:table-cell office:value-type="string">
            <text:p>US1</text:p>
          </table:table-cell>
          <table:table-cell office:value-type="string">
            <text:p>US9314271084</text:p>
          </table:table-cell>
          <table:table-cell office:value-type="string">
            <text:p>1.87%</text:p>
          </table:table-cell>
        </table:table-row>
        <table:table-row table:style-name="ro5">
          <table:table-cell office:value-type="string">
            <text:p>Walmart *</text:p>
          </table:table-cell>
          <table:table-cell office:value-type="string">
            <text:p>Handel</text:p>
          </table:table-cell>
          <table:table-cell office:value-type="string">
            <text:p>US1</text:p>
          </table:table-cell>
          <table:table-cell office:value-type="string">
            <text:p>US9311421039</text:p>
          </table:table-cell>
          <table:table-cell office:value-type="string">
            <text:p>2.88%</text:p>
          </table:table-cell>
        </table:table-row>
        <table:table-row table:style-name="ro5">
          <table:table-cell office:value-type="string">
            <text:p>Walt Disney</text:p>
          </table:table-cell>
          <table:table-cell office:value-type="string">
            <text:p>Medien</text:p>
          </table:table-cell>
          <table:table-cell office:value-type="string">
            <text:p>US1</text:p>
          </table:table-cell>
          <table:table-cell office:value-type="string">
            <text:p>US2546871060</text:p>
          </table:table-cell>
          <table:table-cell office:value-type="string">
            <text:p>1.53%</text:p>
          </table:table-cell>
        </table:table-row>
        <table:table-row table:style-name="ro5">
          <table:table-cell office:value-type="string">
            <text:p>Waste Management</text:p>
          </table:table-cell>
          <table:table-cell office:value-type="string">
            <text:p>Entsorgung</text:p>
          </table:table-cell>
          <table:table-cell office:value-type="string">
            <text:p>US1</text:p>
          </table:table-cell>
          <table:table-cell office:value-type="string">
            <text:p>US94106L1098</text:p>
          </table:table-cell>
          <table:table-cell office:value-type="string">
            <text:p>2.61%</text:p>
          </table:table-cell>
        </table:table-row>
        <table:table-row table:style-name="ro5">
          <table:table-cell office:value-type="string">
            <text:p>Watsco</text:p>
          </table:table-cell>
          <table:table-cell office:value-type="string">
            <text:p>Industrie</text:p>
          </table:table-cell>
          <table:table-cell office:value-type="string">
            <text:p>US1</text:p>
          </table:table-cell>
          <table:table-cell office:value-type="string">
            <text:p>US9426222009</text:p>
          </table:table-cell>
          <table:table-cell office:value-type="string">
            <text:p>2.88%</text:p>
          </table:table-cell>
        </table:table-row>
        <table:table-row table:style-name="ro5">
          <table:table-cell office:value-type="string">
            <text:p>Wells Fargo</text:p>
          </table:table-cell>
          <table:table-cell office:value-type="string">
            <text:p>Bank</text:p>
          </table:table-cell>
          <table:table-cell office:value-type="string">
            <text:p>US1</text:p>
          </table:table-cell>
          <table:table-cell office:value-type="string">
            <text:p>US9497461015</text:p>
          </table:table-cell>
          <table:table-cell office:value-type="string">
            <text:p>3.36%</text:p>
          </table:table-cell>
        </table:table-row>
        <table:table-row table:style-name="ro5">
          <table:table-cell office:value-type="string">
            <text:p>Wendys Company</text:p>
          </table:table-cell>
          <table:table-cell office:value-type="string">
            <text:p>Restaurant</text:p>
          </table:table-cell>
          <table:table-cell office:value-type="string">
            <text:p>US1</text:p>
          </table:table-cell>
          <table:table-cell office:value-type="string">
            <text:p>US95058W1009</text:p>
          </table:table-cell>
          <table:table-cell office:value-type="string">
            <text:p>2.25%</text:p>
          </table:table-cell>
        </table:table-row>
        <table:table-row table:style-name="ro5">
          <table:table-cell office:value-type="string">
            <text:p>Western Union</text:p>
          </table:table-cell>
          <table:table-cell office:value-type="string">
            <text:p>Finanzen</text:p>
          </table:table-cell>
          <table:table-cell office:value-type="string">
            <text:p>US1</text:p>
          </table:table-cell>
          <table:table-cell office:value-type="string">
            <text:p>US9598021098</text:p>
          </table:table-cell>
          <table:table-cell office:value-type="string">
            <text:p>3.13%</text:p>
          </table:table-cell>
        </table:table-row>
        <table:table-row table:style-name="ro5">
          <table:table-cell office:value-type="string">
            <text:p>Whirlpool</text:p>
          </table:table-cell>
          <table:table-cell office:value-type="string">
            <text:p>Industrie</text:p>
          </table:table-cell>
          <table:table-cell office:value-type="string">
            <text:p>US1</text:p>
          </table:table-cell>
          <table:table-cell office:value-type="string">
            <text:p>US9633201069</text:p>
          </table:table-cell>
          <table:table-cell office:value-type="string">
            <text:p>2.41%</text:p>
          </table:table-cell>
        </table:table-row>
        <table:table-row table:style-name="ro5">
          <table:table-cell office:value-type="string">
            <text:p>Whole Foods Market</text:p>
          </table:table-cell>
          <table:table-cell office:value-type="string">
            <text:p>Handel</text:p>
          </table:table-cell>
          <table:table-cell office:value-type="string">
            <text:p>US1</text:p>
          </table:table-cell>
          <table:table-cell office:value-type="string">
            <text:p>US9668371068</text:p>
          </table:table-cell>
          <table:table-cell office:value-type="string">
            <text:p>1.89%</text:p>
          </table:table-cell>
        </table:table-row>
        <table:table-row table:style-name="ro5">
          <table:table-cell office:value-type="string">
            <text:p>WW Grainger *</text:p>
          </table:table-cell>
          <table:table-cell office:value-type="string">
            <text:p>Industrie</text:p>
          </table:table-cell>
          <table:table-cell office:value-type="string">
            <text:p>US1</text:p>
          </table:table-cell>
          <table:table-cell office:value-type="string">
            <text:p>US3848021040</text:p>
          </table:table-cell>
          <table:table-cell office:value-type="string">
            <text:p>2.14%</text:p>
          </table:table-cell>
        </table:table-row>
        <table:table-row table:style-name="ro5">
          <table:table-cell office:value-type="string">
            <text:p>York Water</text:p>
          </table:table-cell>
          <table:table-cell office:value-type="string">
            <text:p>Wasser</text:p>
          </table:table-cell>
          <table:table-cell office:value-type="string">
            <text:p>US1</text:p>
          </table:table-cell>
          <table:table-cell office:value-type="string">
            <text:p>US9871841089</text:p>
          </table:table-cell>
          <table:table-cell office:value-type="string">
            <text:p>2.20%</text:p>
          </table:table-cell>
        </table:table-row>
        <table:table-row table:style-name="ro5">
          <table:table-cell office:value-type="string">
            <text:p>Yum! Brands</text:p>
          </table:table-cell>
          <table:table-cell office:value-type="string">
            <text:p>Restaurant</text:p>
          </table:table-cell>
          <table:table-cell office:value-type="string">
            <text:p>US1</text:p>
          </table:table-cell>
          <table:table-cell office:value-type="string">
            <text:p>US9884981013</text:p>
          </table:table-cell>
          <table:table-cell office:value-type="string">
            <text:p>2.11%</text:p>
          </table:table-cell>
        </table:table-row>
      </table:table>
      <table:table table:name="DE" table:style-name="ta1" table:print="false">
        <table:table-column table:style-name="co15" table:default-cell-style-name="ce7"/>
        <table:table-column table:style-name="co5" table:default-cell-style-name="ce7"/>
        <table:table-column table:style-name="co16" table:default-cell-style-name="ce7"/>
        <table:table-column table:style-name="co17" table:default-cell-style-name="ce7"/>
        <table:table-row table:style-name="ro3">
          <table:table-cell table:style-name="ce6" office:value-type="string">
            <text:p>Name</text:p>
          </table:table-cell>
          <table:table-cell table:style-name="ce6" office:value-type="string">
            <text:p>Branche</text:p>
          </table:table-cell>
          <table:table-cell table:style-name="ce6" office:value-type="string">
            <text:p>ISIN</text:p>
          </table:table-cell>
          <table:table-cell table:style-name="ce6" office:value-type="string">
            <text:p>Div Rendite</text:p>
          </table:table-cell>
        </table:table-row>
        <table:table-row table:style-name="ro5">
          <table:table-cell office:value-type="string">
            <text:p>Allianz</text:p>
          </table:table-cell>
          <table:table-cell office:value-type="string">
            <text:p>Versicherung</text:p>
          </table:table-cell>
          <table:table-cell office:value-type="string">
            <text:p>DE0008404005</text:p>
          </table:table-cell>
          <table:table-cell office:value-type="string">
            <text:p>5.38%</text:p>
          </table:table-cell>
        </table:table-row>
        <table:table-row table:style-name="ro5">
          <table:table-cell office:value-type="string">
            <text:p>Alstria Office</text:p>
          </table:table-cell>
          <table:table-cell office:value-type="string">
            <text:p>Immobilien</text:p>
          </table:table-cell>
          <table:table-cell office:value-type="string">
            <text:p>DE000A0LD2U1</text:p>
          </table:table-cell>
          <table:table-cell office:value-type="string">
            <text:p>4.39%</text:p>
          </table:table-cell>
        </table:table-row>
        <table:table-row table:style-name="ro6">
          <table:table-cell office:value-type="string">
            <text:p>Amadeus FiRe</text:p>
          </table:table-cell>
          <table:table-cell office:value-type="string">
            <text:p>Dienstleistung</text:p>
          </table:table-cell>
          <table:table-cell office:value-type="string">
            <text:p>DE0005093108</text:p>
          </table:table-cell>
          <table:table-cell office:value-type="string">
            <text:p>5.39%</text:p>
          </table:table-cell>
        </table:table-row>
        <table:table-row table:style-name="ro5">
          <table:table-cell office:value-type="string">
            <text:p>Aurelius</text:p>
          </table:table-cell>
          <table:table-cell office:value-type="string">
            <text:p>Industrie</text:p>
          </table:table-cell>
          <table:table-cell office:value-type="string">
            <text:p>DE000A0JK2A8</text:p>
          </table:table-cell>
          <table:table-cell office:value-type="string">
            <text:p>4.48%</text:p>
          </table:table-cell>
        </table:table-row>
        <table:table-row table:style-name="ro5">
          <table:table-cell office:value-type="string">
            <text:p>Axel Springer</text:p>
          </table:table-cell>
          <table:table-cell office:value-type="string">
            <text:p>Medien</text:p>
          </table:table-cell>
          <table:table-cell office:value-type="string">
            <text:p>DE0005501357</text:p>
          </table:table-cell>
          <table:table-cell office:value-type="string">
            <text:p>3.98%</text:p>
          </table:table-cell>
        </table:table-row>
        <table:table-row table:style-name="ro5">
          <table:table-cell office:value-type="string">
            <text:p>BASF</text:p>
          </table:table-cell>
          <table:table-cell office:value-type="string">
            <text:p>Chemie</text:p>
          </table:table-cell>
          <table:table-cell office:value-type="string">
            <text:p>DE000BASF111</text:p>
          </table:table-cell>
          <table:table-cell office:value-type="string">
            <text:p>3.71%</text:p>
          </table:table-cell>
        </table:table-row>
        <table:table-row table:style-name="ro5">
          <table:table-cell office:value-type="string">
            <text:p>Bayer</text:p>
          </table:table-cell>
          <table:table-cell office:value-type="string">
            <text:p>Pharma</text:p>
          </table:table-cell>
          <table:table-cell office:value-type="string">
            <text:p>DE000BAY0017</text:p>
          </table:table-cell>
          <table:table-cell office:value-type="string">
            <text:p>2.78%</text:p>
          </table:table-cell>
        </table:table-row>
        <table:table-row table:style-name="ro5">
          <table:table-cell office:value-type="string">
            <text:p>Baywa</text:p>
          </table:table-cell>
          <table:table-cell office:value-type="string">
            <text:p>Agrar</text:p>
          </table:table-cell>
          <table:table-cell office:value-type="string">
            <text:p>DE0005194062</text:p>
          </table:table-cell>
          <table:table-cell office:value-type="string">
            <text:p>2.88%</text:p>
          </table:table-cell>
        </table:table-row>
        <table:table-row table:style-name="ro5">
          <table:table-cell office:value-type="string">
            <text:p>BMW VZ</text:p>
          </table:table-cell>
          <table:table-cell office:value-type="string">
            <text:p>Auto</text:p>
          </table:table-cell>
          <table:table-cell office:value-type="string">
            <text:p>DE0005190037</text:p>
          </table:table-cell>
          <table:table-cell office:value-type="string">
            <text:p>4.75%</text:p>
          </table:table-cell>
        </table:table-row>
        <table:table-row table:style-name="ro5">
          <table:table-cell office:value-type="string">
            <text:p>Daimler</text:p>
          </table:table-cell>
          <table:table-cell office:value-type="string">
            <text:p>Auto</text:p>
          </table:table-cell>
          <table:table-cell office:value-type="string">
            <text:p>DE0007100000</text:p>
          </table:table-cell>
          <table:table-cell office:value-type="string">
            <text:p>5.05%</text:p>
          </table:table-cell>
        </table:table-row>
        <table:table-row table:style-name="ro6">
          <table:table-cell office:value-type="string">
            <text:p>Deutsche Boerse</text:p>
          </table:table-cell>
          <table:table-cell office:value-type="string">
            <text:p>Finanzen</text:p>
          </table:table-cell>
          <table:table-cell office:value-type="string">
            <text:p>DE0005810055</text:p>
          </table:table-cell>
          <table:table-cell office:value-type="string">
            <text:p>3.21%</text:p>
          </table:table-cell>
        </table:table-row>
        <table:table-row table:style-name="ro6">
          <table:table-cell office:value-type="string">
            <text:p>Deutsche Post</text:p>
          </table:table-cell>
          <table:table-cell office:value-type="string">
            <text:p>Logistik</text:p>
          </table:table-cell>
          <table:table-cell office:value-type="string">
            <text:p>DE0005552004</text:p>
          </table:table-cell>
          <table:table-cell office:value-type="string">
            <text:p>3.09%</text:p>
          </table:table-cell>
        </table:table-row>
        <table:table-row table:style-name="ro6">
          <table:table-cell office:value-type="string">
            <text:p>Deutsche Telekom</text:p>
          </table:table-cell>
          <table:table-cell office:value-type="string">
            <text:p>Telekom</text:p>
          </table:table-cell>
          <table:table-cell office:value-type="string">
            <text:p>DE0005557508</text:p>
          </table:table-cell>
          <table:table-cell office:value-type="string">
            <text:p>3.81%</text:p>
          </table:table-cell>
        </table:table-row>
        <table:table-row table:style-name="ro5">
          <table:table-cell office:value-type="string">
            <text:p>DIC Asset</text:p>
          </table:table-cell>
          <table:table-cell office:value-type="string">
            <text:p>Immobilien</text:p>
          </table:table-cell>
          <table:table-cell office:value-type="string">
            <text:p>DE000A1X3XX4</text:p>
          </table:table-cell>
          <table:table-cell office:value-type="string">
            <text:p>4.29%</text:p>
          </table:table-cell>
        </table:table-row>
        <table:table-row table:style-name="ro5">
          <table:table-cell office:value-type="string">
            <text:p>Drillisch</text:p>
          </table:table-cell>
          <table:table-cell office:value-type="string">
            <text:p>Telekom</text:p>
          </table:table-cell>
          <table:table-cell office:value-type="string">
            <text:p>DE0005545503</text:p>
          </table:table-cell>
          <table:table-cell office:value-type="string">
            <text:p>4.11%</text:p>
          </table:table-cell>
        </table:table-row>
        <table:table-row table:style-name="ro5">
          <table:table-cell office:value-type="string">
            <text:p>Eon</text:p>
          </table:table-cell>
          <table:table-cell office:value-type="string">
            <text:p>Energie</text:p>
          </table:table-cell>
          <table:table-cell office:value-type="string">
            <text:p>DE000ENAG999</text:p>
          </table:table-cell>
          <table:table-cell office:value-type="string">
            <text:p>8.22%</text:p>
          </table:table-cell>
        </table:table-row>
        <table:table-row table:style-name="ro5">
          <table:table-cell office:value-type="string">
            <text:p>Freenet</text:p>
          </table:table-cell>
          <table:table-cell office:value-type="string">
            <text:p>Telekom</text:p>
          </table:table-cell>
          <table:table-cell office:value-type="string">
            <text:p>DE000A0Z2ZZ5</text:p>
          </table:table-cell>
          <table:table-cell office:value-type="string">
            <text:p>6.25%</text:p>
          </table:table-cell>
        </table:table-row>
        <table:table-row table:style-name="ro5">
          <table:table-cell office:value-type="string">
            <text:p>Leoni</text:p>
          </table:table-cell>
          <table:table-cell office:value-type="string">
            <text:p>Auto</text:p>
          </table:table-cell>
          <table:table-cell office:value-type="string">
            <text:p>DE0005408884</text:p>
          </table:table-cell>
          <table:table-cell office:value-type="string">
            <text:p>2.95%</text:p>
          </table:table-cell>
        </table:table-row>
        <table:table-row table:style-name="ro5">
          <table:table-cell office:value-type="string">
            <text:p>Munich Re</text:p>
          </table:table-cell>
          <table:table-cell office:value-type="string">
            <text:p>Versicherung</text:p>
          </table:table-cell>
          <table:table-cell office:value-type="string">
            <text:p>DE0008430026</text:p>
          </table:table-cell>
          <table:table-cell office:value-type="string">
            <text:p>5.00%</text:p>
          </table:table-cell>
        </table:table-row>
        <table:table-row table:style-name="ro6">
          <table:table-cell office:value-type="string">
            <text:p>Pfeiffer Vacuum</text:p>
          </table:table-cell>
          <table:table-cell office:value-type="string">
            <text:p>Industrie</text:p>
          </table:table-cell>
          <table:table-cell office:value-type="string">
            <text:p>DE0006916604</text:p>
          </table:table-cell>
          <table:table-cell office:value-type="string">
            <text:p>3.80%</text:p>
          </table:table-cell>
        </table:table-row>
        <table:table-row table:style-name="ro6">
          <table:table-cell office:value-type="string">
            <text:p>ProSiebenSat.1</text:p>
          </table:table-cell>
          <table:table-cell office:value-type="string">
            <text:p>Medien</text:p>
          </table:table-cell>
          <table:table-cell office:value-type="string">
            <text:p>DE000PSM7770</text:p>
          </table:table-cell>
          <table:table-cell office:value-type="string">
            <text:p>5.30%</text:p>
          </table:table-cell>
        </table:table-row>
        <table:table-row table:style-name="ro5">
          <table:table-cell office:value-type="string">
            <text:p>SHW</text:p>
          </table:table-cell>
          <table:table-cell office:value-type="string">
            <text:p>Auto</text:p>
          </table:table-cell>
          <table:table-cell office:value-type="string">
            <text:p>DE000A1JBPV9</text:p>
          </table:table-cell>
          <table:table-cell office:value-type="string">
            <text:p>3.02%</text:p>
          </table:table-cell>
        </table:table-row>
        <table:table-row table:style-name="ro5">
          <table:table-cell office:value-type="string">
            <text:p>Siemens</text:p>
          </table:table-cell>
          <table:table-cell office:value-type="string">
            <text:p>Industrie</text:p>
          </table:table-cell>
          <table:table-cell office:value-type="string">
            <text:p>DE0007236101</text:p>
          </table:table-cell>
          <table:table-cell office:value-type="string">
            <text:p>3.31%</text:p>
          </table:table-cell>
        </table:table-row>
        <table:table-row table:style-name="ro5">
          <table:table-cell office:value-type="string">
            <text:p>Sixt VZ</text:p>
          </table:table-cell>
          <table:table-cell office:value-type="string">
            <text:p>Auto</text:p>
          </table:table-cell>
          <table:table-cell office:value-type="string">
            <text:p>DE0007231334</text:p>
          </table:table-cell>
          <table:table-cell office:value-type="string">
            <text:p>3.90%</text:p>
          </table:table-cell>
        </table:table-row>
        <table:table-row table:style-name="ro6">
          <table:table-cell office:value-type="string">
            <text:p>TAG Immobilien</text:p>
          </table:table-cell>
          <table:table-cell office:value-type="string">
            <text:p>Immobilien</text:p>
          </table:table-cell>
          <table:table-cell office:value-type="string">
            <text:p>DE0008303504</text:p>
          </table:table-cell>
          <table:table-cell office:value-type="string">
            <text:p>4.77%</text:p>
          </table:table-cell>
        </table:table-row>
        <table:table-row table:style-name="ro5">
          <table:table-cell office:value-type="string">
            <text:p>Talanx</text:p>
          </table:table-cell>
          <table:table-cell office:value-type="string">
            <text:p>Versicherung</text:p>
          </table:table-cell>
          <table:table-cell office:value-type="string">
            <text:p>DE000TLX1005</text:p>
          </table:table-cell>
          <table:table-cell office:value-type="string">
            <text:p>4.75%</text:p>
          </table:table-cell>
        </table:table-row>
        <table:table-row table:style-name="ro5">
          <table:table-cell office:value-type="string">
            <text:p>TUI</text:p>
          </table:table-cell>
          <table:table-cell office:value-type="string">
            <text:p>Transport</text:p>
          </table:table-cell>
          <table:table-cell office:value-type="string">
            <text:p>DE000TUAG000</text:p>
          </table:table-cell>
          <table:table-cell office:value-type="string">
            <text:p>4.39%</text:p>
          </table:table-cell>
        </table:table-row>
        <table:table-row table:style-name="ro5">
          <table:table-cell office:value-type="string">
            <text:p>Vonovia</text:p>
          </table:table-cell>
          <table:table-cell office:value-type="string">
            <text:p>Immobilien</text:p>
          </table:table-cell>
          <table:table-cell office:value-type="string">
            <text:p>DE000A1ML7J1</text:p>
          </table:table-cell>
          <table:table-cell office:value-type="string">
            <text:p>3.32%</text:p>
          </table:table-cell>
        </table:table-row>
      </table:table>
      <table:table table:name="FR" table:style-name="ta1" table:print="false">
        <table:table-column table:style-name="co18" table:default-cell-style-name="ce7"/>
        <table:table-column table:style-name="co5" table:default-cell-style-name="ce7"/>
        <table:table-column table:style-name="co18" table:default-cell-style-name="ce7"/>
        <table:table-column table:style-name="co19" table:default-cell-style-name="ce7"/>
        <table:table-row table:style-name="ro3">
          <table:table-cell table:style-name="ce6" office:value-type="string">
            <text:p>Name</text:p>
          </table:table-cell>
          <table:table-cell table:style-name="ce6" office:value-type="string">
            <text:p>Branche</text:p>
          </table:table-cell>
          <table:table-cell table:style-name="ce6" office:value-type="string">
            <text:p>ISIN</text:p>
          </table:table-cell>
          <table:table-cell table:style-name="ce6" office:value-type="string">
            <text:p>Div Rendite</text:p>
          </table:table-cell>
        </table:table-row>
        <table:table-row table:style-name="ro5">
          <table:table-cell office:value-type="string">
            <text:p>Air Liquide</text:p>
          </table:table-cell>
          <table:table-cell office:value-type="string">
            <text:p>Industrie</text:p>
          </table:table-cell>
          <table:table-cell office:value-type="string">
            <text:p>FR0000120073</text:p>
          </table:table-cell>
          <table:table-cell office:value-type="string">
            <text:p>2.76%</text:p>
          </table:table-cell>
        </table:table-row>
        <table:table-row table:style-name="ro5">
          <table:table-cell office:value-type="string">
            <text:p>Axa</text:p>
          </table:table-cell>
          <table:table-cell office:value-type="string">
            <text:p>Versicherung</text:p>
          </table:table-cell>
          <table:table-cell office:value-type="string">
            <text:p>FR0000120628</text:p>
          </table:table-cell>
          <table:table-cell office:value-type="string">
            <text:p>5.48%</text:p>
          </table:table-cell>
        </table:table-row>
        <table:table-row table:style-name="ro5">
          <table:table-cell office:value-type="string">
            <text:p>Carrefour</text:p>
          </table:table-cell>
          <table:table-cell office:value-type="string">
            <text:p>Handel</text:p>
          </table:table-cell>
          <table:table-cell office:value-type="string">
            <text:p>FR0000120172</text:p>
          </table:table-cell>
          <table:table-cell office:value-type="string">
            <text:p>2.99%</text:p>
          </table:table-cell>
        </table:table-row>
        <table:table-row table:style-name="ro5">
          <table:table-cell office:value-type="string">
            <text:p>Engie</text:p>
          </table:table-cell>
          <table:table-cell office:value-type="string">
            <text:p>Energie</text:p>
          </table:table-cell>
          <table:table-cell office:value-type="string">
            <text:p>FR0010208488</text:p>
          </table:table-cell>
          <table:table-cell office:value-type="string">
            <text:p>5.25%</text:p>
          </table:table-cell>
        </table:table-row>
        <table:table-row table:style-name="ro5">
          <table:table-cell office:value-type="string">
            <text:p>Michelin</text:p>
          </table:table-cell>
          <table:table-cell office:value-type="string">
            <text:p>Auto</text:p>
          </table:table-cell>
          <table:table-cell office:value-type="string">
            <text:p>FR0000121261</text:p>
          </table:table-cell>
          <table:table-cell office:value-type="string">
            <text:p>2.89%</text:p>
          </table:table-cell>
        </table:table-row>
        <table:table-row table:style-name="ro5">
          <table:table-cell office:value-type="string">
            <text:p>Orange</text:p>
          </table:table-cell>
          <table:table-cell office:value-type="string">
            <text:p>Telekom</text:p>
          </table:table-cell>
          <table:table-cell office:value-type="string">
            <text:p>FR0000133308</text:p>
          </table:table-cell>
          <table:table-cell office:value-type="string">
            <text:p>4.39%</text:p>
          </table:table-cell>
        </table:table-row>
        <table:table-row table:style-name="ro5">
          <table:table-cell office:value-type="string">
            <text:p>Philips Electronics</text:p>
          </table:table-cell>
          <table:table-cell office:value-type="string">
            <text:p>Industrie</text:p>
          </table:table-cell>
          <table:table-cell office:value-type="string">
            <text:p>NL0000009538</text:p>
          </table:table-cell>
          <table:table-cell office:value-type="string">
            <text:p>3.02%</text:p>
          </table:table-cell>
        </table:table-row>
        <table:table-row table:style-name="ro5">
          <table:table-cell office:value-type="string">
            <text:p>Sanofi</text:p>
          </table:table-cell>
          <table:table-cell office:value-type="string">
            <text:p>Pharma</text:p>
          </table:table-cell>
          <table:table-cell office:value-type="string">
            <text:p>FR0000120578</text:p>
          </table:table-cell>
          <table:table-cell office:value-type="string">
            <text:p>4.26%</text:p>
          </table:table-cell>
        </table:table-row>
        <table:table-row table:style-name="ro5">
          <table:table-cell office:value-type="string">
            <text:p>Total</text:p>
          </table:table-cell>
          <table:table-cell office:value-type="string">
            <text:p>Oel &amp; Gas</text:p>
          </table:table-cell>
          <table:table-cell office:value-type="string">
            <text:p>FR0000120271</text:p>
          </table:table-cell>
          <table:table-cell office:value-type="string">
            <text:p>5.67%</text:p>
          </table:table-cell>
        </table:table-row>
        <table:table-row table:style-name="ro5">
          <table:table-cell office:value-type="string">
            <text:p>Veolia</text:p>
          </table:table-cell>
          <table:table-cell office:value-type="string">
            <text:p>Wasser</text:p>
          </table:table-cell>
          <table:table-cell office:value-type="string">
            <text:p>FR0000124141</text:p>
          </table:table-cell>
          <table:table-cell office:value-type="string">
            <text:p>4.06%</text:p>
          </table:table-cell>
        </table:table-row>
        <table:table-row table:style-name="ro5">
          <table:table-cell office:value-type="string">
            <text:p>Vivendi</text:p>
          </table:table-cell>
          <table:table-cell office:value-type="string">
            <text:p>Medien</text:p>
          </table:table-cell>
          <table:table-cell office:value-type="string">
            <text:p>FR0000127771</text:p>
          </table:table-cell>
          <table:table-cell office:value-type="string">
            <text:p>5.53%</text:p>
          </table:table-cell>
        </table:table-row>
      </table:table>
      <table:table table:name="CH" table:style-name="ta1" table:print="false">
        <table:table-column table:style-name="co5" table:number-columns-repeated="3" table:default-cell-style-name="ce9"/>
        <table:table-column table:style-name="co20" table:default-cell-style-name="ce9"/>
        <table:table-column table:style-name="co21" table:default-cell-style-name="ce9"/>
        <table:table-row table:style-name="ro3">
          <table:table-cell table:style-name="ce6" office:value-type="string">
            <text:p>Name</text:p>
          </table:table-cell>
          <table:table-cell table:style-name="ce6" office:value-type="string">
            <text:p>Branche</text:p>
          </table:table-cell>
          <table:table-cell table:style-name="ce6" office:value-type="string">
            <text:p>Land</text:p>
          </table:table-cell>
          <table:table-cell table:style-name="ce6" office:value-type="string">
            <text:p>ISIN</text:p>
          </table:table-cell>
          <table:table-cell table:style-name="ce6" office:value-type="string">
            <text:p>Div Rendite</text:p>
          </table:table-cell>
        </table:table-row>
        <table:table-row table:style-name="ro7">
          <table:table-cell office:value-type="string">
            <text:p>BB Biotech</text:p>
          </table:table-cell>
          <table:table-cell office:value-type="string">
            <text:p>Pharma</text:p>
          </table:table-cell>
          <table:table-cell office:value-type="string">
            <text:p>CH1</text:p>
          </table:table-cell>
          <table:table-cell office:value-type="string">
            <text:p>CH0038389992</text:p>
          </table:table-cell>
          <table:table-cell office:value-type="string">
            <text:p>5.73%</text:p>
          </table:table-cell>
        </table:table-row>
        <table:table-row table:style-name="ro7">
          <table:table-cell office:value-type="string">
            <text:p>Credit Suisse</text:p>
          </table:table-cell>
          <table:table-cell office:value-type="string">
            <text:p>Bank</text:p>
          </table:table-cell>
          <table:table-cell office:value-type="string">
            <text:p>CH1</text:p>
          </table:table-cell>
          <table:table-cell office:value-type="string">
            <text:p>CH0012138530</text:p>
          </table:table-cell>
          <table:table-cell office:value-type="string">
            <text:p>5.32%</text:p>
          </table:table-cell>
        </table:table-row>
        <table:table-row table:style-name="ro7">
          <table:table-cell office:value-type="string">
            <text:p>Nestle</text:p>
          </table:table-cell>
          <table:table-cell office:value-type="string">
            <text:p>Lebensmittel</text:p>
          </table:table-cell>
          <table:table-cell office:value-type="string">
            <text:p>CH1</text:p>
          </table:table-cell>
          <table:table-cell office:value-type="string">
            <text:p>CH0038863350</text:p>
          </table:table-cell>
          <table:table-cell office:value-type="string">
            <text:p>2.95%</text:p>
          </table:table-cell>
        </table:table-row>
        <table:table-row table:style-name="ro7">
          <table:table-cell office:value-type="string">
            <text:p>Novartis</text:p>
          </table:table-cell>
          <table:table-cell office:value-type="string">
            <text:p>Pharma</text:p>
          </table:table-cell>
          <table:table-cell office:value-type="string">
            <text:p>CH1</text:p>
          </table:table-cell>
          <table:table-cell office:value-type="string">
            <text:p>CH0012005267</text:p>
          </table:table-cell>
          <table:table-cell office:value-type="string">
            <text:p>3.51%</text:p>
          </table:table-cell>
        </table:table-row>
        <table:table-row table:style-name="ro7">
          <table:table-cell office:value-type="string">
            <text:p>Richemont</text:p>
          </table:table-cell>
          <table:table-cell office:value-type="string">
            <text:p>Luxus</text:p>
          </table:table-cell>
          <table:table-cell office:value-type="string">
            <text:p>CH1</text:p>
          </table:table-cell>
          <table:table-cell office:value-type="string">
            <text:p>CH0210483332</text:p>
          </table:table-cell>
          <table:table-cell office:value-type="string">
            <text:p>2.84%</text:p>
          </table:table-cell>
        </table:table-row>
        <table:table-row table:style-name="ro7">
          <table:table-cell office:value-type="string">
            <text:p>Roche *</text:p>
          </table:table-cell>
          <table:table-cell office:value-type="string">
            <text:p>Pharma</text:p>
          </table:table-cell>
          <table:table-cell office:value-type="string">
            <text:p>CH1</text:p>
          </table:table-cell>
          <table:table-cell office:value-type="string">
            <text:p>CH0012032113</text:p>
          </table:table-cell>
          <table:table-cell office:value-type="string">
            <text:p>3.38%</text:p>
          </table:table-cell>
        </table:table-row>
        <table:table-row table:style-name="ro7">
          <table:table-cell office:value-type="string">
            <text:p>Swatch</text:p>
          </table:table-cell>
          <table:table-cell office:value-type="string">
            <text:p>Luxus</text:p>
          </table:table-cell>
          <table:table-cell office:value-type="string">
            <text:p>CH1</text:p>
          </table:table-cell>
          <table:table-cell office:value-type="string">
            <text:p>CH0012255151</text:p>
          </table:table-cell>
          <table:table-cell office:value-type="string">
            <text:p>2.70%</text:p>
          </table:table-cell>
        </table:table-row>
        <table:table-row table:style-name="ro7">
          <table:table-cell office:value-type="string">
            <text:p>Swiss RE</text:p>
          </table:table-cell>
          <table:table-cell office:value-type="string">
            <text:p>Versicherung</text:p>
          </table:table-cell>
          <table:table-cell office:value-type="string">
            <text:p>CH1</text:p>
          </table:table-cell>
          <table:table-cell office:value-type="string">
            <text:p>CH0126881561</text:p>
          </table:table-cell>
          <table:table-cell office:value-type="string">
            <text:p>5.43%</text:p>
          </table:table-cell>
        </table:table-row>
        <table:table-row table:style-name="ro7">
          <table:table-cell office:value-type="string">
            <text:p>Swisscom</text:p>
          </table:table-cell>
          <table:table-cell office:value-type="string">
            <text:p>Telekom</text:p>
          </table:table-cell>
          <table:table-cell office:value-type="string">
            <text:p>CH1</text:p>
          </table:table-cell>
          <table:table-cell office:value-type="string">
            <text:p>CH0008742519</text:p>
          </table:table-cell>
          <table:table-cell office:value-type="string">
            <text:p>4.87%</text:p>
          </table:table-cell>
        </table:table-row>
        <table:table-row table:style-name="ro7">
          <table:table-cell office:value-type="string">
            <text:p>Syngenta</text:p>
          </table:table-cell>
          <table:table-cell office:value-type="string">
            <text:p>Agrar</text:p>
          </table:table-cell>
          <table:table-cell office:value-type="string">
            <text:p>CH1</text:p>
          </table:table-cell>
          <table:table-cell office:value-type="string">
            <text:p>CH0011037469</text:p>
          </table:table-cell>
          <table:table-cell office:value-type="string">
            <text:p>2.56%</text:p>
          </table:table-cell>
        </table:table-row>
      </table:table>
      <table:table table:name="CAI" table:style-name="ta1" table:print="false">
        <table:table-column table:style-name="co22" table:default-cell-style-name="ce7"/>
        <table:table-column table:style-name="co5" table:number-columns-repeated="2" table:default-cell-style-name="ce7"/>
        <table:table-column table:style-name="co10" table:default-cell-style-name="ce7"/>
        <table:table-column table:style-name="co23" table:default-cell-style-name="ce7"/>
        <table:table-row table:style-name="ro3">
          <table:table-cell table:style-name="ce6" office:value-type="string">
            <text:p>Name</text:p>
          </table:table-cell>
          <table:table-cell table:style-name="ce6" office:value-type="string">
            <text:p>Branche</text:p>
          </table:table-cell>
          <table:table-cell table:style-name="ce6" office:value-type="string">
            <text:p>Land</text:p>
          </table:table-cell>
          <table:table-cell table:style-name="ce6" office:value-type="string">
            <text:p>ISIN</text:p>
          </table:table-cell>
          <table:table-cell table:style-name="ce6" office:value-type="string">
            <text:p>Div Rendite</text:p>
          </table:table-cell>
        </table:table-row>
        <table:table-row table:style-name="ro5">
          <table:table-cell office:value-type="string">
            <text:p>Bank of Montreal</text:p>
          </table:table-cell>
          <table:table-cell office:value-type="string">
            <text:p>Bank</text:p>
          </table:table-cell>
          <table:table-cell office:value-type="string">
            <text:p>CA1</text:p>
          </table:table-cell>
          <table:table-cell office:value-type="string">
            <text:p>CA0636711016</text:p>
          </table:table-cell>
          <table:table-cell office:value-type="string">
            <text:p>4.09%</text:p>
          </table:table-cell>
        </table:table-row>
        <table:table-row table:style-name="ro5">
          <table:table-cell office:value-type="string">
            <text:p>Bank of Nova Scotia</text:p>
          </table:table-cell>
          <table:table-cell office:value-type="string">
            <text:p>Bank</text:p>
          </table:table-cell>
          <table:table-cell office:value-type="string">
            <text:p>CA1</text:p>
          </table:table-cell>
          <table:table-cell office:value-type="string">
            <text:p>CA0641491075</text:p>
          </table:table-cell>
          <table:table-cell office:value-type="string">
            <text:p>4.24%</text:p>
          </table:table-cell>
        </table:table-row>
        <table:table-row table:style-name="ro6">
          <table:table-cell office:value-type="string">
            <text:p>Canadian Imperial Bank of Commerce</text:p>
          </table:table-cell>
          <table:table-cell office:value-type="string">
            <text:p>Bank</text:p>
          </table:table-cell>
          <table:table-cell office:value-type="string">
            <text:p>CA1</text:p>
          </table:table-cell>
          <table:table-cell office:value-type="string">
            <text:p>CA1360691010</text:p>
          </table:table-cell>
          <table:table-cell office:value-type="string">
            <text:p>4.98%</text:p>
          </table:table-cell>
        </table:table-row>
        <table:table-row table:style-name="ro5">
          <table:table-cell office:value-type="string">
            <text:p>Enbridge</text:p>
          </table:table-cell>
          <table:table-cell office:value-type="string">
            <text:p>Oel &amp; Gas</text:p>
          </table:table-cell>
          <table:table-cell office:value-type="string">
            <text:p>CA1</text:p>
          </table:table-cell>
          <table:table-cell office:value-type="string">
            <text:p>CA29250N1050</text:p>
          </table:table-cell>
          <table:table-cell office:value-type="string">
            <text:p>3.80%</text:p>
          </table:table-cell>
        </table:table-row>
        <table:table-row table:style-name="ro5">
          <table:table-cell office:value-type="string">
            <text:p>Power Corp. of Canada</text:p>
          </table:table-cell>
          <table:table-cell office:value-type="string">
            <text:p>Energie</text:p>
          </table:table-cell>
          <table:table-cell office:value-type="string">
            <text:p>CA1</text:p>
          </table:table-cell>
          <table:table-cell office:value-type="string">
            <text:p>CA7392391016</text:p>
          </table:table-cell>
          <table:table-cell office:value-type="string">
            <text:p>4.77%</text:p>
          </table:table-cell>
        </table:table-row>
        <table:table-row table:style-name="ro5">
          <table:table-cell office:value-type="string">
            <text:p>Power Financial</text:p>
          </table:table-cell>
          <table:table-cell office:value-type="string">
            <text:p>Finanzen</text:p>
          </table:table-cell>
          <table:table-cell office:value-type="string">
            <text:p>CA1</text:p>
          </table:table-cell>
          <table:table-cell office:value-type="string">
            <text:p>CA73927C1005</text:p>
          </table:table-cell>
          <table:table-cell office:value-type="string">
            <text:p>5.07%</text:p>
          </table:table-cell>
        </table:table-row>
        <table:table-row table:style-name="ro5">
          <table:table-cell office:value-type="string">
            <text:p>Royal Bank of Canada</text:p>
          </table:table-cell>
          <table:table-cell office:value-type="string">
            <text:p>Bank</text:p>
          </table:table-cell>
          <table:table-cell office:value-type="string">
            <text:p>CA1</text:p>
          </table:table-cell>
          <table:table-cell office:value-type="string">
            <text:p>CA7800854456</text:p>
          </table:table-cell>
          <table:table-cell office:value-type="string">
            <text:p>4.04%</text:p>
          </table:table-cell>
        </table:table-row>
        <table:table-row table:style-name="ro5">
          <table:table-cell office:value-type="string">
            <text:p>Thomson Reuters</text:p>
          </table:table-cell>
          <table:table-cell office:value-type="string">
            <text:p>Medien</text:p>
          </table:table-cell>
          <table:table-cell office:value-type="string">
            <text:p>CA1</text:p>
          </table:table-cell>
          <table:table-cell office:value-type="string">
            <text:p>CA8849031056</text:p>
          </table:table-cell>
          <table:table-cell office:value-type="string">
            <text:p>3.31%</text:p>
          </table:table-cell>
        </table:table-row>
        <table:table-row table:style-name="ro5">
          <table:table-cell office:value-type="string">
            <text:p>Toronto-Dominion Bank</text:p>
          </table:table-cell>
          <table:table-cell office:value-type="string">
            <text:p>Bank</text:p>
          </table:table-cell>
          <table:table-cell office:value-type="string">
            <text:p>CA1</text:p>
          </table:table-cell>
          <table:table-cell office:value-type="string">
            <text:p>CA8911605092</text:p>
          </table:table-cell>
          <table:table-cell office:value-type="string">
            <text:p>2.86%</text:p>
          </table:table-cell>
        </table:table-row>
      </table:table>
      <table:table table:name="AUI" table:style-name="ta1" table:print="false">
        <table:table-column table:style-name="co24" table:default-cell-style-name="ce7"/>
        <table:table-column table:style-name="co5" table:number-columns-repeated="2" table:default-cell-style-name="ce7"/>
        <table:table-column table:style-name="co17" table:default-cell-style-name="ce7"/>
        <table:table-column table:style-name="co25" table:default-cell-style-name="ce7"/>
        <table:table-row table:style-name="ro3">
          <table:table-cell table:style-name="ce6" office:value-type="string">
            <text:p>Name</text:p>
          </table:table-cell>
          <table:table-cell table:style-name="ce6" office:value-type="string">
            <text:p>Branche</text:p>
          </table:table-cell>
          <table:table-cell table:style-name="ce6" office:value-type="string">
            <text:p>Land</text:p>
          </table:table-cell>
          <table:table-cell table:style-name="ce6" office:value-type="string">
            <text:p>ISIN</text:p>
          </table:table-cell>
          <table:table-cell table:style-name="ce6" office:value-type="string">
            <text:p>Div Rendite</text:p>
          </table:table-cell>
        </table:table-row>
        <table:table-row table:style-name="ro6">
          <table:table-cell office:value-type="string">
            <text:p>Commonwealth Bank of Australia</text:p>
          </table:table-cell>
          <table:table-cell office:value-type="string">
            <text:p>Bank</text:p>
          </table:table-cell>
          <table:table-cell office:value-type="string">
            <text:p>AU1</text:p>
          </table:table-cell>
          <table:table-cell office:value-type="string">
            <text:p>AU000000CBA7</text:p>
          </table:table-cell>
          <table:table-cell office:value-type="string">
            <text:p>5.66%</text:p>
          </table:table-cell>
        </table:table-row>
        <table:table-row table:style-name="ro5">
          <table:table-cell office:value-type="string">
            <text:p>Sonic Healthcare</text:p>
          </table:table-cell>
          <table:table-cell office:value-type="string">
            <text:p>Medizin</text:p>
          </table:table-cell>
          <table:table-cell office:value-type="string">
            <text:p>AU1</text:p>
          </table:table-cell>
          <table:table-cell office:value-type="string">
            <text:p>AU000000SHL7</text:p>
          </table:table-cell>
          <table:table-cell office:value-type="string">
            <text:p>3.35%</text:p>
          </table:table-cell>
        </table:table-row>
        <table:table-row table:style-name="ro6">
          <table:table-cell office:value-type="string">
            <text:p>Westpac</text:p>
          </table:table-cell>
          <table:table-cell office:value-type="string">
            <text:p>Bank</text:p>
          </table:table-cell>
          <table:table-cell office:value-type="string">
            <text:p>AU1</text:p>
          </table:table-cell>
          <table:table-cell office:value-type="string">
            <text:p>AU000000WBC1</text:p>
          </table:table-cell>
          <table:table-cell office:value-type="string">
            <text:p>6.15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9">09.10.2016</text:date>, <text:time>17:23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15:53:48.64</meta:creation-date>
    <dc:date>2016-10-09T17:23:51.50</dc:date>
    <meta:editing-duration>PT1H29M10S</meta:editing-duration>
    <meta:editing-cycles>101</meta:editing-cycles>
    <meta:generator>OpenOffice/4.1.2$Win32 OpenOffice.org_project/412m3$Build-9782</meta:generator>
    <meta:document-statistic meta:table-count="8" meta:cell-count="1658" meta:object-count="3"/>
  </office:meta>
</office:document-meta>
</file>